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.9999979999999997" table:style-name="ce6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" table:style-name="ce7">
            <office:annotation draw:style-name="a0" svg:x="3.04166666666667in" svg:y="1.75833333333333in" svg:width="1.5in" svg:height="0.81666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6">
            <text:p>12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600070000000004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6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office:annotation draw:style-name="a1" svg:x="3.04166666666667in" svg:y="3.63333333333333in" svg:width="1.5in" svg:height="0.81666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52" table:style-name="ro2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2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0793207345454545" table:style-name="ce8">
            <text:p>1.07932</text:p>
          </table:table-cell>
          <table:table-cell office:value-type="float" office:value="1.0802474972727274" table:style-name="ce8">
            <text:p>1.08025</text:p>
          </table:table-cell>
          <table:table-cell office:value-type="float" office:value="1.0844963072727274" table:style-name="ce8">
            <text:p>1.08450</text:p>
          </table:table-cell>
          <table:table-cell office:value-type="float" office:value="1.0835212709090909" table:style-name="ce8">
            <text:p>1.08352</text:p>
          </table:table-cell>
          <table:table-cell office:value-type="float" office:value="1.0830809854545456" table:style-name="ce8">
            <text:p>1.08308</text:p>
          </table:table-cell>
          <table:table-cell office:value-type="float" office:value="1.0816021309090909" table:style-name="ce8">
            <text:p>1.08160</text:p>
          </table:table-cell>
          <table:table-cell office:value-type="float" office:value="1.0812228809090909" table:style-name="ce8">
            <text:p>1.08122</text:p>
          </table:table-cell>
          <table:table-cell office:value-type="float" office:value="1.0815022554545455" table:style-name="ce8">
            <text:p>1.08150</text:p>
          </table:table-cell>
          <table:table-cell office:value-type="float" office:value="1.0823926754545454" table:style-name="ce8">
            <text:p>1.08239</text:p>
          </table:table-cell>
          <table:table-cell office:value-type="float" office:value="1.0817294727272726" table:style-name="ce8">
            <text:p>1.08173</text:p>
          </table:table-cell>
          <table:table-cell office:value-type="float" office:value="1.0806346545454546" table:style-name="ce8">
            <text:p>1.08063</text:p>
          </table:table-cell>
          <table:table-cell office:value-type="float" office:value="1.0784905172727273" table:style-name="ce8">
            <text:p>1.07849</text:p>
          </table:table-cell>
          <table:table-cell office:value-type="float" office:value="1.0786746636363636" table:style-name="ce8">
            <text:p>1.07867</text:p>
          </table:table-cell>
          <table:table-cell office:value-type="float" office:value="1.0799053536363636" table:style-name="ce8">
            <text:p>1.07991</text:p>
          </table:table-cell>
          <table:table-cell office:value-type="float" office:value="1.0802081718181817" table:style-name="ce8">
            <text:p>1.08021</text:p>
          </table:table-cell>
          <table:table-cell office:value-type="float" office:value="1.079735980909091" table:style-name="ce8">
            <text:p>1.07974</text:p>
          </table:table-cell>
          <table:table-cell office:value-type="float" office:value="1.0774592309090909" table:style-name="ce8">
            <text:p>1.07746</text:p>
          </table:table-cell>
          <table:table-cell office:value-type="float" office:value="1.0745182381818181" table:style-name="ce8">
            <text:p>1.07452</text:p>
          </table:table-cell>
          <table:table-cell office:value-type="float" office:value="1.0717606981818182" table:style-name="ce8">
            <text:p>1.07176</text:p>
          </table:table-cell>
          <table:table-cell office:value-type="float" office:value="1.0680187572727271" table:style-name="ce8">
            <text:p>1.06802</text:p>
          </table:table-cell>
          <table:table-cell office:value-type="float" office:value="1.0685865918181818" table:style-name="ce8">
            <text:p>1.06859</text:p>
          </table:table-cell>
          <table:table-cell office:value-type="float" office:value="1.0672351490909091" table:style-name="ce8">
            <text:p>1.06724</text:p>
          </table:table-cell>
          <table:table-cell office:value-type="float" office:value="1.0665749981818182" table:style-name="ce8">
            <text:p>1.06657</text:p>
          </table:table-cell>
          <table:table-cell office:value-type="float" office:value="1.0573507136363636" table:style-name="ce8">
            <text:p>1.05735</text:p>
          </table:table-cell>
          <table:table-cell office:value-type="float" office:value="1.0484660754545454" table:style-name="ce8">
            <text:p>1.04847</text:p>
          </table:table-cell>
          <table:table-cell office:value-type="float" office:value="1.0404717881818182" table:style-name="ce8">
            <text:p>1.04047</text:p>
          </table:table-cell>
          <table:table-cell office:value-type="float" office:value="1.0381658381818182" table:style-name="ce8">
            <text:p>1.03817</text:p>
          </table:table-cell>
          <table:table-cell office:value-type="float" office:value="1.0356477909090909" table:style-name="ce8">
            <text:p>1.03565</text:p>
          </table:table-cell>
          <table:table-cell office:value-type="float" office:value="1.0298818418181817" table:style-name="ce8">
            <text:p>1.02988</text:p>
          </table:table-cell>
          <table:table-cell office:value-type="float" office:value="1.02769172" table:style-name="ce8">
            <text:p>1.02769</text:p>
          </table:table-cell>
          <table:table-cell office:value-type="float" office:value="1.0256773518181819" table:style-name="ce8">
            <text:p>1.02568</text:p>
          </table:table-cell>
          <table:table-cell office:value-type="float" office:value="1.0171493527272728" table:style-name="ce8">
            <text:p>1.01715</text:p>
          </table:table-cell>
          <table:table-cell office:value-type="float" office:value="1.0201022063636365" table:style-name="ce8">
            <text:p>1.02010</text:p>
          </table:table-cell>
          <table:table-cell office:value-type="float" office:value="1.0208192999999999" table:style-name="ce8">
            <text:p>1.02082</text:p>
          </table:table-cell>
          <table:table-cell office:value-type="float" office:value="1.020246679090909" table:style-name="ce8">
            <text:p>1.02025</text:p>
          </table:table-cell>
          <table:table-cell office:value-type="float" office:value="1.0192444545454544" table:style-name="ce8">
            <text:p>1.01924</text:p>
          </table:table-cell>
          <table:table-cell office:value-type="float" office:value="1.02114237" table:style-name="ce8">
            <text:p>1.02114</text:p>
          </table:table-cell>
          <table:table-cell office:value-type="float" office:value="1.0206425063636364" table:style-name="ce8">
            <text:p>1.02064</text:p>
          </table:table-cell>
          <table:table-cell office:value-type="float" office:value="1.0229996418181817" table:style-name="ce8">
            <text:p>1.02300</text:p>
          </table:table-cell>
          <table:table-cell office:value-type="float" office:value="1.025040089090909" table:style-name="ce8">
            <text:p>1.02504</text:p>
          </table:table-cell>
          <table:table-cell office:value-type="float" office:value="1.0357221427272727" table:style-name="ce8">
            <text:p>1.03572</text:p>
          </table:table-cell>
          <table:table-cell office:value-type="float" office:value="1.0360273190909091" table:style-name="ce8">
            <text:p>1.03603</text:p>
          </table:table-cell>
          <table:table-cell office:value-type="float" office:value="1.0313915600000001" table:style-name="ce8">
            <text:p>1.03139</text:p>
          </table:table-cell>
          <table:table-cell office:value-type="float" office:value="1.0260045836363636" table:style-name="ce8">
            <text:p>1.02600</text:p>
          </table:table-cell>
          <table:table-cell office:value-type="float" office:value="1.0253700945454545" table:style-name="ce8">
            <text:p>1.02537</text:p>
          </table:table-cell>
          <table:table-cell office:value-type="float" office:value="1.0233448372727272" table:style-name="ce8">
            <text:p>1.02334</text:p>
          </table:table-cell>
          <table:table-cell office:value-type="float" office:value="1.01971817" table:style-name="ce8">
            <text:p>1.01972</text:p>
          </table:table-cell>
          <table:table-cell office:value-type="float" office:value="1.0213646627272728" table:style-name="ce8">
            <text:p>1.02136</text:p>
          </table:table-cell>
          <table:table-cell office:value-type="float" office:value="1.02420037" table:style-name="ce8">
            <text:p>1.02420</text:p>
          </table:table-cell>
          <table:table-cell office:value-type="float" office:value="1.0260145709090909" table:style-name="ce8">
            <text:p>1.02601</text:p>
          </table:table-cell>
          <table:table-cell office:value-type="float" office:value="1.027025119090909" table:style-name="ce8">
            <text:p>1.02703</text:p>
          </table:table-cell>
          <table:table-cell office:value-type="float" office:value="1.031747921818182" table:style-name="ce8">
            <text:p>1.03175</text:p>
          </table:table-cell>
          <table:table-cell office:value-type="float" office:value="1.0326458327272727" table:style-name="ce8">
            <text:p>1.03265</text:p>
          </table:table-cell>
          <table:table-cell office:value-type="float" office:value="1.0316008136363637" table:style-name="ce8">
            <text:p>1.03160</text:p>
          </table:table-cell>
          <table:table-cell office:value-type="float" office:value="1.0323973918181819" table:style-name="ce8">
            <text:p>1.03240</text:p>
          </table:table-cell>
          <table:table-cell office:value-type="float" office:value="1.0367743054545455" table:style-name="ce8">
            <text:p>1.03677</text:p>
          </table:table-cell>
          <table:table-cell office:value-type="float" office:value="1.0419256036363636" table:style-name="ce8">
            <text:p>1.04193</text:p>
          </table:table-cell>
          <table:table-cell office:value-type="float" office:value="1.0415633463636365" table:style-name="ce8">
            <text:p>1.04156</text:p>
          </table:table-cell>
          <table:table-cell office:value-type="float" office:value="1.0422279354545454" table:style-name="ce8">
            <text:p>1.04223</text:p>
          </table:table-cell>
          <table:table-cell office:value-type="float" office:value="1.0441310536363637" table:style-name="ce8">
            <text:p>1.04413</text:p>
          </table:table-cell>
          <table:table-cell office:value-type="float" office:value="1.0461344636363636" table:style-name="ce8">
            <text:p>1.04613</text:p>
          </table:table-cell>
          <table:table-cell office:value-type="float" office:value="1.0477563336363638" table:style-name="ce8">
            <text:p>1.04776</text:p>
          </table:table-cell>
          <table:table-cell office:value-type="float" office:value="1.0495852381818183" table:style-name="ce8">
            <text:p>1.04959</text:p>
          </table:table-cell>
          <table:table-cell office:value-type="float" office:value="1.049134549090909" table:style-name="ce8">
            <text:p>1.04913</text:p>
          </table:table-cell>
          <table:table-cell office:value-type="float" office:value="1.0442047118181819" table:style-name="ce8">
            <text:p>1.04420</text:p>
          </table:table-cell>
          <table:table-cell office:value-type="float" office:value="1.0387672427272727" table:style-name="ce8">
            <text:p>1.03877</text:p>
          </table:table-cell>
          <table:table-cell office:value-type="float" office:value="1.0409808763636363" table:style-name="ce8">
            <text:p>1.04098</text:p>
          </table:table-cell>
          <table:table-cell office:value-type="float" office:value="1.0346722690909091" table:style-name="ce8">
            <text:p>1.03467</text:p>
          </table:table-cell>
          <table:table-cell office:value-type="float" office:value="1.0284258063636362" table:style-name="ce8">
            <text:p>1.02843</text:p>
          </table:table-cell>
          <table:table-cell office:value-type="float" office:value="1.0229907645454546" table:style-name="ce8">
            <text:p>1.02299</text:p>
          </table:table-cell>
          <table:table-cell office:value-type="float" office:value="1.0204326281818181" table:style-name="ce8">
            <text:p>1.02043</text:p>
          </table:table-cell>
          <table:table-cell office:value-type="float" office:value="1.0222513372727273" table:style-name="ce8">
            <text:p>1.02225</text:p>
          </table:table-cell>
          <table:table-cell office:value-type="float" office:value="1.0260319099999999" table:style-name="ce8">
            <text:p>1.02603</text:p>
          </table:table-cell>
          <table:table-cell office:value-type="float" office:value="1.0272254254545454" table:style-name="ce8">
            <text:p>1.02723</text:p>
          </table:table-cell>
          <table:table-cell office:value-type="float" office:value="1.0313867745454546" table:style-name="ce8">
            <text:p>1.03139</text:p>
          </table:table-cell>
          <table:table-cell office:value-type="float" office:value="1.033576549090909" table:style-name="ce8">
            <text:p>1.03358</text:p>
          </table:table-cell>
          <table:table-cell office:value-type="float" office:value="1.0317567309090909" table:style-name="ce8">
            <text:p>1.03176</text:p>
          </table:table-cell>
          <table:table-cell office:value-type="float" office:value="1.0367487818181818" table:style-name="ce8">
            <text:p>1.03675</text:p>
          </table:table-cell>
          <table:table-cell office:value-type="float" office:value="1.034546730909091" table:style-name="ce8">
            <text:p>1.03455</text:p>
          </table:table-cell>
          <table:table-cell office:value-type="float" office:value="1.0366958618181819" table:style-name="ce8">
            <text:p>1.03670</text:p>
          </table:table-cell>
          <table:table-cell office:value-type="float" office:value="1.0392930463636363" table:style-name="ce8">
            <text:p>1.03929</text:p>
          </table:table-cell>
          <table:table-cell office:value-type="float" office:value="1.0411594045454546" table:style-name="ce8">
            <text:p>1.04116</text:p>
          </table:table-cell>
          <table:table-cell office:value-type="float" office:value="1.0450728672727272" table:style-name="ce8">
            <text:p>1.04507</text:p>
          </table:table-cell>
          <table:table-cell office:value-type="float" office:value="1.0487412881818181" table:style-name="ce8">
            <text:p>1.04874</text:p>
          </table:table-cell>
          <table:table-cell office:value-type="float" office:value="1.0520991236363637" table:style-name="ce8">
            <text:p>1.05210</text:p>
          </table:table-cell>
          <table:table-cell office:value-type="float" office:value="1.0528380654545455" table:style-name="ce8">
            <text:p>1.05284</text:p>
          </table:table-cell>
          <table:table-cell office:value-type="float" office:value="1.0528700390909089" table:style-name="ce8">
            <text:p>1.05287</text:p>
          </table:table-cell>
          <table:table-cell office:value-type="float" office:value="1.0580863954545454" table:style-name="ce8">
            <text:p>1.05809</text:p>
          </table:table-cell>
          <table:table-cell office:value-type="float" office:value="1.0637444927272728" table:style-name="ce8">
            <text:p>1.06374</text:p>
          </table:table-cell>
          <table:table-cell office:value-type="float" office:value="1.0657750909090908" table:style-name="ce8">
            <text:p>1.06578</text:p>
          </table:table-cell>
          <table:table-cell office:value-type="float" office:value="1.0636287345454545" table:style-name="ce8">
            <text:p>1.06363</text:p>
          </table:table-cell>
          <table:table-cell office:value-type="float" office:value="1.0704890163636365" table:style-name="ce8">
            <text:p>1.07049</text:p>
          </table:table-cell>
          <table:table-cell office:value-type="float" office:value="1.0711117136363637" table:style-name="ce8">
            <text:p>1.07111</text:p>
          </table:table-cell>
          <table:table-cell office:value-type="float" office:value="1.0680066890909092" table:style-name="ce8">
            <text:p>1.06801</text:p>
          </table:table-cell>
          <table:table-cell office:value-type="float" office:value="1.0655437818181819" table:style-name="ce8">
            <text:p>1.06554</text:p>
          </table:table-cell>
          <table:table-cell office:value-type="float" office:value="1.0671926327272727" table:style-name="ce8">
            <text:p>1.06719</text:p>
          </table:table-cell>
          <table:table-cell table:number-columns-repeated="16287"/>
        </table:table-row>
        <table:table-row table:number-rows-repeated="1048574" table:style-name="ro2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0279299570908071" table:style-name="ce4">
            <text:p>1.027929957</text:p>
          </table:table-cell>
          <table:table-cell office:value-type="float" office:value="1.0288125929375838" table:style-name="ce4">
            <text:p>1.028812593</text:p>
          </table:table-cell>
          <table:table-cell office:value-type="float" office:value="1.0328591000982437" table:style-name="ce4">
            <text:p>1.0328591</text:p>
          </table:table-cell>
          <table:table-cell office:value-type="float" office:value="1.0319304891160255" table:style-name="ce4">
            <text:p>1.031930489</text:p>
          </table:table-cell>
          <table:table-cell office:value-type="float" office:value="1.0315111674131128" table:style-name="ce4">
            <text:p>1.031511167</text:p>
          </table:table-cell>
          <table:table-cell office:value-type="float" office:value="1.0301027270479854" table:style-name="ce4">
            <text:p>1.030102727</text:p>
          </table:table-cell>
          <table:table-cell office:value-type="float" office:value="1.0297415346574854" table:style-name="ce4">
            <text:p>1.029741535</text:p>
          </table:table-cell>
          <table:table-cell office:value-type="float" office:value="1.0300076070633326" table:style-name="ce4">
            <text:p>1.030007607</text:p>
          </table:table-cell>
          <table:table-cell office:value-type="float" office:value="1.0308556306054526" table:style-name="ce4">
            <text:p>1.030855631</text:p>
          </table:table-cell>
          <table:table-cell office:value-type="float" office:value="1.0302240056128362" table:style-name="ce4">
            <text:p>1.030224006</text:p>
          </table:table-cell>
          <table:table-cell office:value-type="float" office:value="1.0291813161039274" table:style-name="ce4">
            <text:p>1.029181316</text:p>
          </table:table-cell>
          <table:table-cell office:value-type="float" office:value="1.0271392697833035" table:style-name="ce4">
            <text:p>1.02713927</text:p>
          </table:table-cell>
          <table:table-cell office:value-type="float" office:value="1.0273146482019817" table:style-name="ce4">
            <text:p>1.027314648</text:p>
          </table:table-cell>
          <table:table-cell office:value-type="float" office:value="1.0284867401283218" table:style-name="ce4">
            <text:p>1.02848674</text:p>
          </table:table-cell>
          <table:table-cell office:value-type="float" office:value="1.0287751399252307" table:style-name="ce4">
            <text:p>1.02877514</text:p>
          </table:table-cell>
          <table:table-cell office:value-type="float" office:value="1.0283254319140855" table:style-name="ce4">
            <text:p>1.028325432</text:p>
          </table:table-cell>
          <table:table-cell office:value-type="float" office:value="1.0261570870885854" table:style-name="ce4">
            <text:p>1.026157087</text:p>
          </table:table-cell>
          <table:table-cell office:value-type="float" office:value="1.023356126789029" table:style-name="ce4">
            <text:p>1.023356127</text:p>
          </table:table-cell>
          <table:table-cell office:value-type="float" office:value="1.020729884298589" table:style-name="ce4">
            <text:p>1.020729884</text:p>
          </table:table-cell>
          <table:table-cell office:value-type="float" office:value="1.0171661121639435" table:style-name="ce4">
            <text:p>1.017166112</text:p>
          </table:table-cell>
          <table:table-cell office:value-type="float" office:value="1.0177069098353508" table:style-name="ce4">
            <text:p>1.01770691</text:p>
          </table:table-cell>
          <table:table-cell office:value-type="float" office:value="1.0164198147020944" table:style-name="ce4">
            <text:p>1.016419815</text:p>
          </table:table-cell>
          <table:table-cell office:value-type="float" office:value="1.0157910962183891" table:style-name="ce4">
            <text:p>1.015791096</text:p>
          </table:table-cell>
          <table:table-cell office:value-type="float" office:value="1.0070060167572816" table:style-name="ce4">
            <text:p>1.007006017</text:p>
          </table:table-cell>
          <table:table-cell office:value-type="float" office:value="0.99854441173785258" table:style-name="ce4">
            <text:p>0.998544412</text:p>
          </table:table-cell>
          <table:table-cell office:value-type="float" office:value="0.99093076445932904" table:style-name="ce4">
            <text:p>0.990930764</text:p>
          </table:table-cell>
          <table:table-cell office:value-type="float" office:value="0.98873460996262907" table:style-name="ce4">
            <text:p>0.98873461</text:p>
          </table:table-cell>
          <table:table-cell office:value-type="float" office:value="0.98633645699274541" table:style-name="ce4">
            <text:p>0.986336457</text:p>
          </table:table-cell>
          <table:table-cell office:value-type="float" office:value="0.98084504780185067" table:style-name="ce4">
            <text:p>0.980845048</text:p>
          </table:table-cell>
          <table:table-cell office:value-type="float" office:value="0.97875920644391989" table:style-name="ce4">
            <text:p>0.978759206</text:p>
          </table:table-cell>
          <table:table-cell office:value-type="float" office:value="0.97684075038871088" table:style-name="ce4">
            <text:p>0.97684075</text:p>
          </table:table-cell>
          <table:table-cell office:value-type="float" office:value="0.9687188034465164" table:style-name="ce4">
            <text:p>0.968718803</text:p>
          </table:table-cell>
          <table:table-cell office:value-type="float" office:value="0.97153105990983823" table:style-name="ce4">
            <text:p>0.97153106</text:p>
          </table:table-cell>
          <table:table-cell office:value-type="float" office:value="0.97221400984979989" table:style-name="ce4">
            <text:p>0.97221401</text:p>
          </table:table-cell>
          <table:table-cell office:value-type="float" office:value="0.97166865371267441" table:style-name="ce4">
            <text:p>0.971668654</text:p>
          </table:table-cell>
          <table:table-cell office:value-type="float" office:value="0.97071414908672715" table:style-name="ce4">
            <text:p>0.970714149</text:p>
          </table:table-cell>
          <table:table-cell office:value-type="float" office:value="0.97252169719481996" table:style-name="ce4">
            <text:p>0.972521697</text:p>
          </table:table-cell>
          <table:table-cell office:value-type="float" office:value="0.97204563406563815" table:style-name="ce4">
            <text:p>0.972045634</text:p>
          </table:table-cell>
          <table:table-cell office:value-type="float" office:value="0.97429053687265077" table:style-name="ce4">
            <text:p>0.974290537</text:p>
          </table:table-cell>
          <table:table-cell office:value-type="float" office:value="0.9762338302889344" table:style-name="ce4">
            <text:p>0.97623383</text:p>
          </table:table-cell>
          <table:table-cell office:value-type="float" office:value="0.98640726862345629" table:style-name="ce4">
            <text:p>0.986407269</text:p>
          </table:table-cell>
          <table:table-cell office:value-type="float" office:value="0.98669791431971443" table:style-name="ce4">
            <text:p>0.986697914</text:p>
          </table:table-cell>
          <table:table-cell office:value-type="float" office:value="0.9822828822621601" table:style-name="ce4">
            <text:p>0.982282882</text:p>
          </table:table-cell>
          <table:table-cell office:value-type="float" office:value="0.97715240139110171" table:style-name="ce4">
            <text:p>0.977152401</text:p>
          </table:table-cell>
          <table:table-cell office:value-type="float" office:value="0.97654812286376713" table:style-name="ce4">
            <text:p>0.976548123</text:p>
          </table:table-cell>
          <table:table-cell office:value-type="float" office:value="0.97461929619082355" table:style-name="ce4">
            <text:p>0.974619296</text:p>
          </table:table-cell>
          <table:table-cell office:value-type="float" office:value="0.97116530905361997" table:style-name="ce4">
            <text:p>0.971165309</text:p>
          </table:table-cell>
          <table:table-cell office:value-type="float" office:value="0.97273340567617639" table:style-name="ce4">
            <text:p>0.972733406</text:p>
          </table:table-cell>
          <table:table-cell office:value-type="float" office:value="0.97543409358281996" table:style-name="ce4">
            <text:p>0.975434094</text:p>
          </table:table-cell>
          <table:table-cell office:value-type="float" office:value="0.97716191312982537" table:style-name="ce4">
            <text:p>0.977161913</text:p>
          </table:table-cell>
          <table:table-cell office:value-type="float" office:value="0.97812434507051438" table:style-name="ce4">
            <text:p>0.978124345</text:p>
          </table:table-cell>
          <table:table-cell office:value-type="float" office:value="0.982622276268731" table:style-name="ce4">
            <text:p>0.982622276</text:p>
          </table:table-cell>
          <table:table-cell office:value-type="float" office:value="0.98347743404779631" table:style-name="ce4">
            <text:p>0.983477434</text:p>
          </table:table-cell>
          <table:table-cell office:value-type="float" office:value="0.98248217249588177" table:style-name="ce4">
            <text:p>0.982482172</text:p>
          </table:table-cell>
          <table:table-cell office:value-type="float" office:value="0.98324082240415089" table:style-name="ce4">
            <text:p>0.983240822</text:p>
          </table:table-cell>
          <table:table-cell office:value-type="float" office:value="0.98740933367463279" table:style-name="ce4">
            <text:p>0.987409334</text:p>
          </table:table-cell>
          <table:table-cell office:value-type="float" office:value="0.99231535794482173" table:style-name="ce4">
            <text:p>0.992315358</text:p>
          </table:table-cell>
          <table:table-cell office:value-type="float" office:value="0.99197034918987825" table:style-name="ce4">
            <text:p>0.991970349</text:p>
          </table:table-cell>
          <table:table-cell office:value-type="float" office:value="0.99260329453581264" table:style-name="ce4">
            <text:p>0.992603295</text:p>
          </table:table-cell>
          <table:table-cell office:value-type="float" office:value="0.99441579764852184" table:style-name="ce4">
            <text:p>0.994415798</text:p>
          </table:table-cell>
          <table:table-cell office:value-type="float" office:value="0.99632381728478181" table:style-name="ce4">
            <text:p>0.996323817</text:p>
          </table:table-cell>
          <table:table-cell office:value-type="float" office:value="0.99786846356660186" table:style-name="ce4">
            <text:p>0.997868464</text:p>
          </table:table-cell>
          <table:table-cell office:value-type="float" office:value="0.99961028665102913" table:style-name="ce4">
            <text:p>0.999610287</text:p>
          </table:table-cell>
          <table:table-cell office:value-type="float" office:value="0.99918105667049439" table:style-name="ce4">
            <text:p>0.999181057</text:p>
          </table:table-cell>
          <table:table-cell office:value-type="float" office:value="0.99448594866967088" table:style-name="ce4">
            <text:p>0.994485949</text:p>
          </table:table-cell>
          <table:table-cell office:value-type="float" office:value="0.98930737923205636" table:style-name="ce4">
            <text:p>0.989307379</text:p>
          </table:table-cell>
          <table:table-cell office:value-type="float" office:value="0.99141561291645808" table:style-name="ce4">
            <text:p>0.991415613</text:p>
          </table:table-cell>
          <table:table-cell office:value-type="float" office:value="0.98540738367041458" table:style-name="ce4">
            <text:p>0.985407384</text:p>
          </table:table-cell>
          <table:table-cell office:value-type="float" office:value="0.97945834001943799" table:style-name="ce4">
            <text:p>0.97945834</text:p>
          </table:table-cell>
          <table:table-cell office:value-type="float" office:value="0.97428208228238722" table:style-name="ce4">
            <text:p>0.974282082</text:p>
          </table:table-cell>
          <table:table-cell office:value-type="float" office:value="0.97184574902356902" table:style-name="ce4">
            <text:p>0.971845749</text:p>
          </table:table-cell>
          <table:table-cell office:value-type="float" office:value="0.97357786209982367" table:style-name="ce4">
            <text:p>0.973577862</text:p>
          </table:table-cell>
          <table:table-cell office:value-type="float" office:value="0.97717842663725984" table:style-name="ce4">
            <text:p>0.977178427</text:p>
          </table:table-cell>
          <table:table-cell office:value-type="float" office:value="0.97831511404695271" table:style-name="ce4">
            <text:p>0.978315114</text:p>
          </table:table-cell>
          <table:table-cell office:value-type="float" office:value="0.98227832466224729" table:style-name="ce4">
            <text:p>0.982278325</text:p>
          </table:table-cell>
          <table:table-cell office:value-type="float" office:value="0.98436383528249438" table:style-name="ce4">
            <text:p>0.984363835</text:p>
          </table:table-cell>
          <table:table-cell office:value-type="float" office:value="0.98263066592358539" table:style-name="ce4">
            <text:p>0.982630666</text:p>
          </table:table-cell>
          <table:table-cell office:value-type="float" office:value="0.98738502532069083" table:style-name="ce4">
            <text:p>0.987385025</text:p>
          </table:table-cell>
          <table:table-cell office:value-type="float" office:value="0.98528782286358552" table:style-name="ce4">
            <text:p>0.985287823</text:p>
          </table:table-cell>
          <table:table-cell office:value-type="float" office:value="0.98733462505357095" table:style-name="ce4">
            <text:p>0.987334625</text:p>
          </table:table-cell>
          <table:table-cell office:value-type="float" office:value="0.98980814725407806" table:style-name="ce4">
            <text:p>0.989808147</text:p>
          </table:table-cell>
          <table:table-cell office:value-type="float" office:value="0.99158564065742727" table:style-name="ce4">
            <text:p>0.991585641</text:p>
          </table:table-cell>
          <table:table-cell office:value-type="float" office:value="0.99531276777040356" table:style-name="ce4">
            <text:p>0.995312768</text:p>
          </table:table-cell>
          <table:table-cell office:value-type="float" office:value="0.99880652048632901" table:style-name="ce4">
            <text:p>0.99880652</text:p>
          </table:table-cell>
          <table:table-cell office:value-type="float" office:value="1.0020044759635418" table:style-name="ce4">
            <text:p>1.002004476</text:p>
          </table:table-cell>
          <table:table-cell office:value-type="float" office:value="1.0027082338059927" table:style-name="ce4">
            <text:p>1.002708234</text:p>
          </table:table-cell>
          <table:table-cell office:value-type="float" office:value="1.0027386850496343" table:style-name="ce4">
            <text:p>1.002738685</text:p>
          </table:table-cell>
          <table:table-cell office:value-type="float" office:value="1.0077066698213726" table:style-name="ce4">
            <text:p>1.00770667</text:p>
          </table:table-cell>
          <table:table-cell office:value-type="float" office:value="1.0130953624505563" table:style-name="ce4">
            <text:p>1.013095362</text:p>
          </table:table-cell>
          <table:table-cell office:value-type="float" office:value="1.0150292757305452" table:style-name="ce4">
            <text:p>1.015029276</text:p>
          </table:table-cell>
          <table:table-cell office:value-type="float" office:value="1.0129851159788072" table:style-name="ce4">
            <text:p>1.012985116</text:p>
          </table:table-cell>
          <table:table-cell office:value-type="float" office:value="1.0195187523384983" table:style-name="ce4">
            <text:p>1.019518752</text:p>
          </table:table-cell>
          <table:table-cell office:value-type="float" office:value="1.0201118005032819" table:style-name="ce4">
            <text:p>1.020111801</text:p>
          </table:table-cell>
          <table:table-cell office:value-type="float" office:value="1.0171546185965346" table:style-name="ce4">
            <text:p>1.017154619</text:p>
          </table:table-cell>
          <table:table-cell office:value-type="float" office:value="1.014808980190691" table:style-name="ce4">
            <text:p>1.01480898</text:p>
          </table:table-cell>
          <table:table-cell office:value-type="float" office:value="1.0163793227125963" table:style-name="ce4">
            <text:p>1.016379323</text:p>
          </table:table-cell>
          <table:table-cell table:number-columns-repeated="16287"/>
        </table:table-row>
        <table:table-row table:number-rows-repeated="1048574" table:style-name="ro2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3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step_size</text:p>
          </table:table-cell>
          <table:table-cell office:value-type="string" table:style-name="ce9">
            <text:p>actTap</text:p>
          </table:table-cell>
          <table:table-cell office:value-type="string" table:style-name="ce9">
            <text:p>minTap</text:p>
          </table:table-cell>
          <table:table-cell office:value-type="string" table:style-name="ce9">
            <text:p>maxTap</text:p>
          </table:table-cell>
          <table:table-cell office:value-type="string" table:style-name="ce9">
            <text:p>normalTap</text:p>
          </table:table-cell>
          <table:table-cell office:value-type="string" table:style-name="ce9">
            <text:p>nominalRatio</text:p>
          </table:table-cell>
          <table:table-cell office:value-type="string" table:style-name="ce9">
            <text:p>r_ip</text:p>
          </table:table-cell>
          <table:table-cell office:value-type="string" table:style-name="ce9">
            <text:p>r_n</text:p>
          </table:table-cell>
          <table:table-cell office:value-type="string" table:style-name="ce9">
            <text:p>r0</text:p>
          </table:table-cell>
          <table:table-cell office:value-type="string" table:style-name="ce9">
            <text:p>x0</text:p>
          </table:table-cell>
          <table:table-cell office:value-type="string" table:style-name="ce9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23" table:style-name="ce10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23" table:style-name="ce10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29" table:style-name="ce10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1" table:style-name="ce11">
            <text:p>21</text:p>
          </table:table-cell>
          <table:table-cell office:value-type="float" office:value="11" table:style-name="ce11">
            <text:p>11</text:p>
          </table:table-cell>
          <table:table-cell office:value-type="float" office:value="1.0380952379999999" table:style-name="ce12">
            <text:p>1.0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1330275238195449" table:formula="of:=[.H17]^-1-(([.G17]-[.E17])*[.C17])" table:style-name="ce13">
            <text:p>0.81</text:p>
          </table:table-cell>
          <table:table-cell office:value-type="float" office:value="1.1133027523819545" table:formula="of:=[.H17]^-1+(([.F17]-[.G17])*[.C17])" table:style-name="ce13">
            <text:p>1.11</text:p>
          </table:table-cell>
          <table:table-cell office:value-type="float" office:value="1" table:style-name="ce14">
            <text:p>1</text:p>
          </table:table-cell>
          <table:table-cell table:number-columns-repeated="16365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18]^-1-(([.G18]-[.E18])*[.C18])" table:style-name="ce13">
            <text:p>0.97</text:p>
          </table:table-cell>
          <table:table-cell office:value-type="float" office:value="1.0743902441023201" table:formula="of:=[.H18]^-1+(([.F18]-[.G18])*[.C18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19]^-1-(([.G19]-[.E19])*[.C19])" table:style-name="ce13">
            <text:p>0.97</text:p>
          </table:table-cell>
          <table:table-cell office:value-type="float" office:value="1.0743902441023201" table:formula="of:=[.H19]^-1+(([.F19]-[.G19])*[.C19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20]^-1-(([.G20]-[.E20])*[.C20])" table:style-name="ce13">
            <text:p>0.97</text:p>
          </table:table-cell>
          <table:table-cell office:value-type="float" office:value="1.0743902441023201" table:formula="of:=[.H20]^-1+(([.F20]-[.G20])*[.C20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1]^-1-(([.G21]-[.E21])*[.C21])" table:style-name="ce13">
            <text:p>1.00</text:p>
          </table:table-cell>
          <table:table-cell office:value-type="float" office:value="1.1000000004200001" table:formula="of:=[.H21]^-1+(([.F21]-[.G21])*[.C21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2]^-1-(([.G22]-[.E22])*[.C22])" table:style-name="ce13">
            <text:p>1.00</text:p>
          </table:table-cell>
          <table:table-cell office:value-type="float" office:value="1.1000000004200001" table:formula="of:=[.H22]^-1+(([.F22]-[.G22])*[.C22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3]^-1-(([.G23]-[.E23])*[.C23])" table:style-name="ce13">
            <text:p>1.00</text:p>
          </table:table-cell>
          <table:table-cell office:value-type="float" office:value="1.1000000004200001" table:formula="of:=[.H23]^-1+(([.F23]-[.G23])*[.C23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float" office:value="24" table:style-name="ce15">
            <text:p>2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4]^-1-(([.G24]-[.E24])*[.C24])" table:style-name="ce13">
            <text:p>1.00</text:p>
          </table:table-cell>
          <table:table-cell office:value-type="float" office:value="1.1000000004200001" table:formula="of:=[.H24]^-1+(([.F24]-[.G24])*[.C24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float" office:value="24" table:style-name="ce15">
            <text:p>2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5]^-1-(([.G25]-[.E25])*[.C25])" table:style-name="ce13">
            <text:p>1.00</text:p>
          </table:table-cell>
          <table:table-cell office:value-type="float" office:value="1.1000000004200001" table:formula="of:=[.H25]^-1+(([.F25]-[.G25])*[.C25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6]^-1-(([.G26]-[.E26])*[.C26])" table:style-name="ce13">
            <text:p>1.00</text:p>
          </table:table-cell>
          <table:table-cell office:value-type="float" office:value="1.1000000004200001" table:formula="of:=[.H26]^-1+(([.F26]-[.G26])*[.C26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7]^-1-(([.G27]-[.E27])*[.C27])" table:style-name="ce13">
            <text:p>1.00</text:p>
          </table:table-cell>
          <table:table-cell office:value-type="float" office:value="1.1000000004200001" table:formula="of:=[.H27]^-1+(([.F27]-[.G27])*[.C27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28]^-1-(([.G28]-[.E28])*[.C28])" table:style-name="ce13">
            <text:p>0.97</text:p>
          </table:table-cell>
          <table:table-cell office:value-type="float" office:value="1.0743902441023201" table:formula="of:=[.H28]^-1+(([.F28]-[.G28])*[.C28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9]^-1-(([.G29]-[.E29])*[.C29])" table:style-name="ce13">
            <text:p>1.00</text:p>
          </table:table-cell>
          <table:table-cell office:value-type="float" office:value="1.1000000004200001" table:formula="of:=[.H29]^-1+(([.F29]-[.G29])*[.C29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number-rows-repeated="1048547" table:style-name="ro2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office:value-type="string" table:style-name="ce16">
            <text:p>step_size</text:p>
          </table:table-cell>
          <table:table-cell office:value-type="string" table:style-name="ce16">
            <text:p>actTap</text:p>
          </table:table-cell>
          <table:table-cell office:value-type="string" table:style-name="ce16">
            <text:p>minTap</text:p>
          </table:table-cell>
          <table:table-cell office:value-type="string" table:style-name="ce16">
            <text:p>maxTap</text:p>
          </table:table-cell>
          <table:table-cell office:value-type="string" table:style-name="ce16">
            <text:p>normalTap</text:p>
          </table:table-cell>
          <table:table-cell office:value-type="string" table:style-name="ce16">
            <text:p>nominalRatio</text:p>
          </table:table-cell>
          <table:table-cell office:value-type="string" table:style-name="ce16">
            <text:p>r_ip</text:p>
          </table:table-cell>
          <table:table-cell office:value-type="string" table:style-name="ce16">
            <text:p>r_n</text:p>
          </table:table-cell>
          <table:table-cell office:value-type="string" table:style-name="ce16">
            <text:p>r0</text:p>
          </table:table-cell>
          <table:table-cell office:value-type="string" table:style-name="ce16">
            <text:p>x0</text:p>
          </table:table-cell>
          <table:table-cell office:value-type="string" table:style-name="ce16">
            <text:p>b0</text:p>
          </table:table-cell>
          <table:table-cell office:value-type="string" table:style-name="ce17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16">
            <text:p>g</text:p>
          </table:table-cell>
          <table:table-cell office:value-type="string" table:style-name="ce17">
            <text:p>minTapratio</text:p>
          </table:table-cell>
          <table:table-cell office:value-type="string" table:style-name="ce17">
            <text:p>maxTapratio</text:p>
          </table:table-cell>
          <table:table-cell table:number-columns-repeated="16355"/>
        </table:table-row>
        <table:table-row table:number-rows-repeated="1048575" table:style-name="ro2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8432210483785254" table:formula="of:=TAN(ACOS(0.9))*[.I2]" table:style-name="ce19">
            <text:p>0.4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2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9">
            <text:p>bus_i</text:p>
          </table:table-cell>
          <table:table-cell office:value-type="string" table:style-name="ce9">
            <text:p>CurtStatus</text:p>
          </table:table-cell>
          <table:table-cell office:value-type="string" table:style-name="ce9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6">
            <text:p>2.0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">
            <text:p>0.0</text:p>
          </table:table-cell>
          <table:table-cell office:value-type="float" office:value="0.79209499999999999" table:style-name="ce6">
            <text:p>0.8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number-rows-repeated="1048573" table:style-name="ro2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3">
          <table:table-cell office:value-type="string" table:style-name="ce16">
            <text:p>bus_i</text:p>
          </table:table-cell>
          <table:table-cell office:value-type="string" table:style-name="ce16">
            <text:p>Ps</text:p>
          </table:table-cell>
          <table:table-cell office:value-type="string" table:style-name="ce16">
            <text:p>Qs</text:p>
          </table:table-cell>
          <table:table-cell office:value-type="string" table:style-name="ce9">
            <text:p>energy</text:p>
          </table:table-cell>
          <table:table-cell office:value-type="string" table:style-name="ce9">
            <text:p>eRat</text:p>
          </table:table-cell>
          <table:table-cell office:value-type="string" table:style-name="ce9">
            <text:p>chRat</text:p>
          </table:table-cell>
          <table:table-cell office:value-type="string" table:style-name="ce9">
            <text:p>disRat</text:p>
          </table:table-cell>
          <table:table-cell office:value-type="string" table:style-name="ce9">
            <text:p>chEff</text:p>
          </table:table-cell>
          <table:table-cell office:value-type="string" table:style-name="ce9">
            <text:p>disEff</text:p>
          </table:table-cell>
          <table:table-cell office:value-type="string" table:style-name="ce9">
            <text:p>thermalRat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qmax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oss</text:p>
          </table:table-cell>
          <table:table-cell office:value-type="string" table:style-name="ce16">
            <text:p>qloss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soc_0</text:p>
          </table:table-cell>
          <table:table-cell office:value-type="string" table:style-name="ce16">
            <text:p>socMin</text:p>
          </table:table-cell>
          <table:table-cell office:value-type="string" table:style-name="ce16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24" table:style-name="ce20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" table:style-name="ce4">
            <text:p>0.9</text:p>
          </table:table-cell>
          <table:table-cell office:value-type="float" office:value="0.9" table:style-name="ce4">
            <text:p>0.9</text:p>
          </table:table-cell>
          <table:table-cell office:value-type="float" office:value="10" table:style-name="ce4">
            <text:p>10</text:p>
          </table:table-cell>
          <table:table-cell office:value-type="float" office:value="-0.5" table:style-name="ce4">
            <text:p>-0.5</text:p>
          </table:table-cell>
          <table:table-cell office:value-type="float" office:value="0.7" table:style-name="ce4">
            <text:p>0.7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3" table:style-name="ce12">
            <text:p>0.300</text:p>
          </table:table-cell>
          <table:table-cell office:value-type="float" office:value="0.1" table:style-name="ce4">
            <text:p>0.1</text:p>
          </table:table-cell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number-rows-repeated="1048574" table:style-name="ro2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72689939999999997" table:style-name="ce19">
            <text:p>0.73</text:p>
          </table:table-cell>
          <table:table-cell office:value-type="float" office:value="0.70209440000000001" table:style-name="ce19">
            <text:p>0.70</text:p>
          </table:table-cell>
          <table:table-cell office:value-type="float" office:value="0.68686170000000002" table:style-name="ce19">
            <text:p>0.69</text:p>
          </table:table-cell>
          <table:table-cell office:value-type="float" office:value="0.6479452" table:style-name="ce19">
            <text:p>0.65</text:p>
          </table:table-cell>
          <table:table-cell office:value-type="float" office:value="0.65827199999999997" table:style-name="ce19">
            <text:p>0.66</text:p>
          </table:table-cell>
          <table:table-cell office:value-type="float" office:value="0.63618680000000005" table:style-name="ce19">
            <text:p>0.64</text:p>
          </table:table-cell>
          <table:table-cell office:value-type="float" office:value="0.62981189999999998" table:style-name="ce19">
            <text:p>0.63</text:p>
          </table:table-cell>
          <table:table-cell office:value-type="float" office:value="0.62794570000000005" table:style-name="ce19">
            <text:p>0.63</text:p>
          </table:table-cell>
          <table:table-cell office:value-type="float" office:value="0.62124690000000005" table:style-name="ce19">
            <text:p>0.62</text:p>
          </table:table-cell>
          <table:table-cell office:value-type="float" office:value="0.61750689999999997" table:style-name="ce19">
            <text:p>0.62</text:p>
          </table:table-cell>
          <table:table-cell office:value-type="float" office:value="0.61004340000000001" table:style-name="ce19">
            <text:p>0.61</text:p>
          </table:table-cell>
          <table:table-cell office:value-type="float" office:value="0.6110662" table:style-name="ce19">
            <text:p>0.61</text:p>
          </table:table-cell>
          <table:table-cell office:value-type="float" office:value="0.61333819999999994" table:style-name="ce19">
            <text:p>0.61</text:p>
          </table:table-cell>
          <table:table-cell office:value-type="float" office:value="0.6234942" table:style-name="ce19">
            <text:p>0.62</text:p>
          </table:table-cell>
          <table:table-cell office:value-type="float" office:value="0.61925520000000001" table:style-name="ce19">
            <text:p>0.62</text:p>
          </table:table-cell>
          <table:table-cell office:value-type="float" office:value="0.6319901" table:style-name="ce19">
            <text:p>0.63</text:p>
          </table:table-cell>
          <table:table-cell office:value-type="float" office:value="0.7068411" table:style-name="ce19">
            <text:p>0.71</text:p>
          </table:table-cell>
          <table:table-cell office:value-type="float" office:value="0.71215300000000004" table:style-name="ce19">
            <text:p>0.71</text:p>
          </table:table-cell>
          <table:table-cell office:value-type="float" office:value="0.72836659999999998" table:style-name="ce19">
            <text:p>0.73</text:p>
          </table:table-cell>
          <table:table-cell office:value-type="float" office:value="0.73072999999999999" table:style-name="ce19">
            <text:p>0.73</text:p>
          </table:table-cell>
          <table:table-cell office:value-type="float" office:value="0.76525509999999997" table:style-name="ce19">
            <text:p>0.77</text:p>
          </table:table-cell>
          <table:table-cell office:value-type="float" office:value="0.81933549999999999" table:style-name="ce19">
            <text:p>0.82</text:p>
          </table:table-cell>
          <table:table-cell office:value-type="float" office:value="0.87073230000000001" table:style-name="ce19">
            <text:p>0.87</text:p>
          </table:table-cell>
          <table:table-cell office:value-type="float" office:value="0.91330500000000003" table:style-name="ce19">
            <text:p>0.91</text:p>
          </table:table-cell>
          <table:table-cell office:value-type="float" office:value="0.99274150000000005" table:style-name="ce19">
            <text:p>0.99</text:p>
          </table:table-cell>
          <table:table-cell office:value-type="float" office:value="0.96922489999999994" table:style-name="ce19">
            <text:p>0.97</text:p>
          </table:table-cell>
          <table:table-cell office:value-type="float" office:value="1.0057708000000001" table:style-name="ce19">
            <text:p>1.01</text:p>
          </table:table-cell>
          <table:table-cell office:value-type="float" office:value="1.0342368" table:style-name="ce19">
            <text:p>1.03</text:p>
          </table:table-cell>
          <table:table-cell office:value-type="float" office:value="1.0514840000000001" table:style-name="ce19">
            <text:p>1.05</text:p>
          </table:table-cell>
          <table:table-cell office:value-type="float" office:value="1.1097845" table:style-name="ce19">
            <text:p>1.11</text:p>
          </table:table-cell>
          <table:table-cell office:value-type="float" office:value="1.1605889" table:style-name="ce19">
            <text:p>1.16</text:p>
          </table:table-cell>
          <table:table-cell office:value-type="float" office:value="1.1738207000000001" table:style-name="ce19">
            <text:p>1.17</text:p>
          </table:table-cell>
          <table:table-cell office:value-type="float" office:value="1.1930517" table:style-name="ce19">
            <text:p>1.19</text:p>
          </table:table-cell>
          <table:table-cell office:value-type="float" office:value="1.1569564000000001" table:style-name="ce19">
            <text:p>1.16</text:p>
          </table:table-cell>
          <table:table-cell office:value-type="float" office:value="1.1750489" table:style-name="ce19">
            <text:p>1.18</text:p>
          </table:table-cell>
          <table:table-cell office:value-type="float" office:value="1.1455709000000001" table:style-name="ce19">
            <text:p>1.15</text:p>
          </table:table-cell>
          <table:table-cell office:value-type="float" office:value="1.1907698" table:style-name="ce19">
            <text:p>1.19</text:p>
          </table:table-cell>
          <table:table-cell office:value-type="float" office:value="1.2039858000000001" table:style-name="ce19">
            <text:p>1.20</text:p>
          </table:table-cell>
          <table:table-cell office:value-type="float" office:value="1.2586394999999999" table:style-name="ce19">
            <text:p>1.26</text:p>
          </table:table-cell>
          <table:table-cell office:value-type="float" office:value="1.2397092999999999" table:style-name="ce19">
            <text:p>1.24</text:p>
          </table:table-cell>
          <table:table-cell office:value-type="float" office:value="1.1997377" table:style-name="ce19">
            <text:p>1.20</text:p>
          </table:table-cell>
          <table:table-cell office:value-type="float" office:value="1.1502218" table:style-name="ce19">
            <text:p>1.15</text:p>
          </table:table-cell>
          <table:table-cell office:value-type="float" office:value="1.1524721" table:style-name="ce19">
            <text:p>1.15</text:p>
          </table:table-cell>
          <table:table-cell office:value-type="float" office:value="1.1499997" table:style-name="ce19">
            <text:p>1.15</text:p>
          </table:table-cell>
          <table:table-cell office:value-type="float" office:value="1.1655078999999999" table:style-name="ce19">
            <text:p>1.17</text:p>
          </table:table-cell>
          <table:table-cell office:value-type="float" office:value="1.1292586" table:style-name="ce19">
            <text:p>1.13</text:p>
          </table:table-cell>
          <table:table-cell office:value-type="float" office:value="1.1569183999999999" table:style-name="ce19">
            <text:p>1.16</text:p>
          </table:table-cell>
          <table:table-cell office:value-type="float" office:value="1.1489772" table:style-name="ce19">
            <text:p>1.15</text:p>
          </table:table-cell>
          <table:table-cell office:value-type="float" office:value="1.1079577" table:style-name="ce19">
            <text:p>1.11</text:p>
          </table:table-cell>
          <table:table-cell office:value-type="float" office:value="1.0888914000000001" table:style-name="ce19">
            <text:p>1.09</text:p>
          </table:table-cell>
          <table:table-cell office:value-type="float" office:value="1.0997771000000001" table:style-name="ce19">
            <text:p>1.10</text:p>
          </table:table-cell>
          <table:table-cell office:value-type="float" office:value="1.1222847" table:style-name="ce19">
            <text:p>1.12</text:p>
          </table:table-cell>
          <table:table-cell office:value-type="float" office:value="1.1082167999999999" table:style-name="ce19">
            <text:p>1.11</text:p>
          </table:table-cell>
          <table:table-cell office:value-type="float" office:value="1.0762737" table:style-name="ce19">
            <text:p>1.08</text:p>
          </table:table-cell>
          <table:table-cell office:value-type="float" office:value="1.0748887" table:style-name="ce19">
            <text:p>1.07</text:p>
          </table:table-cell>
          <table:table-cell office:value-type="float" office:value="1.1043750000000001" table:style-name="ce19">
            <text:p>1.10</text:p>
          </table:table-cell>
          <table:table-cell office:value-type="float" office:value="1.1256056000000001" table:style-name="ce19">
            <text:p>1.13</text:p>
          </table:table-cell>
          <table:table-cell office:value-type="float" office:value="1.1067779" table:style-name="ce19">
            <text:p>1.11</text:p>
          </table:table-cell>
          <table:table-cell office:value-type="float" office:value="1.1102135" table:style-name="ce19">
            <text:p>1.11</text:p>
          </table:table-cell>
          <table:table-cell office:value-type="float" office:value="1.0922343000000001" table:style-name="ce19">
            <text:p>1.09</text:p>
          </table:table-cell>
          <table:table-cell office:value-type="float" office:value="1.0549595" table:style-name="ce19">
            <text:p>1.05</text:p>
          </table:table-cell>
          <table:table-cell office:value-type="float" office:value="1.0738531" table:style-name="ce19">
            <text:p>1.07</text:p>
          </table:table-cell>
          <table:table-cell office:value-type="float" office:value="1.1289696" table:style-name="ce19">
            <text:p>1.13</text:p>
          </table:table-cell>
          <table:table-cell office:value-type="float" office:value="1.1498104" table:style-name="ce19">
            <text:p>1.15</text:p>
          </table:table-cell>
          <table:table-cell office:value-type="float" office:value="1.1379877" table:style-name="ce19">
            <text:p>1.14</text:p>
          </table:table-cell>
          <table:table-cell office:value-type="float" office:value="1.1699507" table:style-name="ce19">
            <text:p>1.17</text:p>
          </table:table-cell>
          <table:table-cell office:value-type="float" office:value="1.2535746999999999" table:style-name="ce19">
            <text:p>1.25</text:p>
          </table:table-cell>
          <table:table-cell office:value-type="float" office:value="1.3485919" table:style-name="ce19">
            <text:p>1.35</text:p>
          </table:table-cell>
          <table:table-cell office:value-type="float" office:value="1.5112219" table:style-name="ce19">
            <text:p>1.51</text:p>
          </table:table-cell>
          <table:table-cell office:value-type="float" office:value="1.5618974999999999" table:style-name="ce19">
            <text:p>1.56</text:p>
          </table:table-cell>
          <table:table-cell office:value-type="float" office:value="1.5872256" table:style-name="ce19">
            <text:p>1.59</text:p>
          </table:table-cell>
          <table:table-cell office:value-type="float" office:value="1.5449458" table:style-name="ce19">
            <text:p>1.54</text:p>
          </table:table-cell>
          <table:table-cell office:value-type="float" office:value="1.5173125000000001" table:style-name="ce19">
            <text:p>1.52</text:p>
          </table:table-cell>
          <table:table-cell office:value-type="float" office:value="1.4911479000000001" table:style-name="ce19">
            <text:p>1.49</text:p>
          </table:table-cell>
          <table:table-cell office:value-type="float" office:value="1.4684025999999999" table:style-name="ce19">
            <text:p>1.47</text:p>
          </table:table-cell>
          <table:table-cell office:value-type="float" office:value="1.4501363" table:style-name="ce19">
            <text:p>1.45</text:p>
          </table:table-cell>
          <table:table-cell office:value-type="float" office:value="1.4988074" table:style-name="ce19">
            <text:p>1.50</text:p>
          </table:table-cell>
          <table:table-cell office:value-type="float" office:value="1.4686258999999999" table:style-name="ce19">
            <text:p>1.47</text:p>
          </table:table-cell>
          <table:table-cell office:value-type="float" office:value="1.4298245999999999" table:style-name="ce19">
            <text:p>1.43</text:p>
          </table:table-cell>
          <table:table-cell office:value-type="float" office:value="1.4277593" table:style-name="ce19">
            <text:p>1.43</text:p>
          </table:table-cell>
          <table:table-cell office:value-type="float" office:value="1.4100405" table:style-name="ce19">
            <text:p>1.41</text:p>
          </table:table-cell>
          <table:table-cell office:value-type="float" office:value="1.4074241000000001" table:style-name="ce19">
            <text:p>1.41</text:p>
          </table:table-cell>
          <table:table-cell office:value-type="float" office:value="1.3568586" table:style-name="ce19">
            <text:p>1.36</text:p>
          </table:table-cell>
          <table:table-cell office:value-type="float" office:value="1.2850828999999999" table:style-name="ce19">
            <text:p>1.29</text:p>
          </table:table-cell>
          <table:table-cell office:value-type="float" office:value="1.2709959" table:style-name="ce19">
            <text:p>1.27</text:p>
          </table:table-cell>
          <table:table-cell office:value-type="float" office:value="1.2355193" table:style-name="ce19">
            <text:p>1.24</text:p>
          </table:table-cell>
          <table:table-cell office:value-type="float" office:value="1.2129133000000001" table:style-name="ce19">
            <text:p>1.21</text:p>
          </table:table-cell>
          <table:table-cell office:value-type="float" office:value="1.1166708000000001" table:style-name="ce19">
            <text:p>1.12</text:p>
          </table:table-cell>
          <table:table-cell office:value-type="float" office:value="1.0716192" table:style-name="ce19">
            <text:p>1.07</text:p>
          </table:table-cell>
          <table:table-cell office:value-type="float" office:value="1.0464604" table:style-name="ce19">
            <text:p>1.05</text:p>
          </table:table-cell>
          <table:table-cell office:value-type="float" office:value="1.0059209" table:style-name="ce19">
            <text:p>1.01</text:p>
          </table:table-cell>
          <table:table-cell office:value-type="float" office:value="0.94462199999999996" table:style-name="ce19">
            <text:p>0.94</text:p>
          </table:table-cell>
          <table:table-cell office:value-type="float" office:value="0.89473709999999995" table:style-name="ce19">
            <text:p>0.89</text:p>
          </table:table-cell>
          <table:table-cell office:value-type="float" office:value="0.84307120000000002" table:style-name="ce19">
            <text:p>0.84</text:p>
          </table:table-cell>
          <table:table-cell office:value-type="float" office:value="0.7871572" table:style-name="ce19">
            <text:p>0.79</text:p>
          </table:table-cell>
          <table:table-cell office:value-type="float" office:value="0.84" table:style-name="ce19">
            <text:p>0.84</text:p>
          </table:table-cell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96807549999999998" table:style-name="ce19">
            <text:p>0.97</text:p>
          </table:table-cell>
          <table:table-cell office:value-type="float" office:value="0.92497620000000003" table:style-name="ce19">
            <text:p>0.92</text:p>
          </table:table-cell>
          <table:table-cell office:value-type="float" office:value="0.90836229999999996" table:style-name="ce19">
            <text:p>0.91</text:p>
          </table:table-cell>
          <table:table-cell office:value-type="float" office:value="0.89532940000000005" table:style-name="ce19">
            <text:p>0.90</text:p>
          </table:table-cell>
          <table:table-cell office:value-type="float" office:value="0.86251699999999998" table:style-name="ce19">
            <text:p>0.86</text:p>
          </table:table-cell>
          <table:table-cell office:value-type="float" office:value="0.87364699999999995" table:style-name="ce19">
            <text:p>0.87</text:p>
          </table:table-cell>
          <table:table-cell office:value-type="float" office:value="0.86038400000000004" table:style-name="ce19">
            <text:p>0.86</text:p>
          </table:table-cell>
          <table:table-cell office:value-type="float" office:value="0.85423629999999995" table:style-name="ce19">
            <text:p>0.85</text:p>
          </table:table-cell>
          <table:table-cell office:value-type="float" office:value="0.8460318" table:style-name="ce19">
            <text:p>0.85</text:p>
          </table:table-cell>
          <table:table-cell office:value-type="float" office:value="0.81861569999999995" table:style-name="ce19">
            <text:p>0.82</text:p>
          </table:table-cell>
          <table:table-cell office:value-type="float" office:value="0.83594950000000001" table:style-name="ce19">
            <text:p>0.84</text:p>
          </table:table-cell>
          <table:table-cell office:value-type="float" office:value="0.82700910000000005" table:style-name="ce19">
            <text:p>0.83</text:p>
          </table:table-cell>
          <table:table-cell office:value-type="float" office:value="0.81317729999999999" table:style-name="ce19">
            <text:p>0.81</text:p>
          </table:table-cell>
          <table:table-cell office:value-type="float" office:value="0.82362389999999996" table:style-name="ce19">
            <text:p>0.82</text:p>
          </table:table-cell>
          <table:table-cell office:value-type="float" office:value="0.83657300000000001" table:style-name="ce19">
            <text:p>0.84</text:p>
          </table:table-cell>
          <table:table-cell office:value-type="float" office:value="0.8297445" table:style-name="ce19">
            <text:p>0.83</text:p>
          </table:table-cell>
          <table:table-cell office:value-type="float" office:value="0.87100569999999999" table:style-name="ce19">
            <text:p>0.87</text:p>
          </table:table-cell>
          <table:table-cell office:value-type="float" office:value="0.879386" table:style-name="ce19">
            <text:p>0.88</text:p>
          </table:table-cell>
          <table:table-cell office:value-type="float" office:value="0.87671699999999997" table:style-name="ce19">
            <text:p>0.88</text:p>
          </table:table-cell>
          <table:table-cell office:value-type="float" office:value="0.90325109999999997" table:style-name="ce19">
            <text:p>0.90</text:p>
          </table:table-cell>
          <table:table-cell office:value-type="float" office:value="0.9282918" table:style-name="ce19">
            <text:p>0.93</text:p>
          </table:table-cell>
          <table:table-cell office:value-type="float" office:value="0.99113359999999995" table:style-name="ce19">
            <text:p>0.99</text:p>
          </table:table-cell>
          <table:table-cell office:value-type="float" office:value="1.0668552" table:style-name="ce19">
            <text:p>1.07</text:p>
          </table:table-cell>
          <table:table-cell office:value-type="float" office:value="1.2029611" table:style-name="ce19">
            <text:p>1.20</text:p>
          </table:table-cell>
          <table:table-cell office:value-type="float" office:value="1.3656600999999999" table:style-name="ce19">
            <text:p>1.37</text:p>
          </table:table-cell>
          <table:table-cell office:value-type="float" office:value="1.3815094999999999" table:style-name="ce19">
            <text:p>1.38</text:p>
          </table:table-cell>
          <table:table-cell office:value-type="float" office:value="1.4336865999999999" table:style-name="ce19">
            <text:p>1.43</text:p>
          </table:table-cell>
          <table:table-cell office:value-type="float" office:value="1.5571522" table:style-name="ce19">
            <text:p>1.56</text:p>
          </table:table-cell>
          <table:table-cell office:value-type="float" office:value="1.7367944" table:style-name="ce19">
            <text:p>1.74</text:p>
          </table:table-cell>
          <table:table-cell office:value-type="float" office:value="1.8860489" table:style-name="ce19">
            <text:p>1.89</text:p>
          </table:table-cell>
          <table:table-cell office:value-type="float" office:value="2.0875530000000002" table:style-name="ce19">
            <text:p>2.09</text:p>
          </table:table-cell>
          <table:table-cell office:value-type="float" office:value="2.137537" table:style-name="ce19">
            <text:p>2.14</text:p>
          </table:table-cell>
          <table:table-cell office:value-type="float" office:value="2.2788141" table:style-name="ce19">
            <text:p>2.28</text:p>
          </table:table-cell>
          <table:table-cell office:value-type="float" office:value="2.2432913999999999" table:style-name="ce19">
            <text:p>2.24</text:p>
          </table:table-cell>
          <table:table-cell office:value-type="float" office:value="2.2754748" table:style-name="ce19">
            <text:p>2.28</text:p>
          </table:table-cell>
          <table:table-cell office:value-type="float" office:value="2.2357081999999999" table:style-name="ce19">
            <text:p>2.24</text:p>
          </table:table-cell>
          <table:table-cell office:value-type="float" office:value="2.2465286" table:style-name="ce19">
            <text:p>2.25</text:p>
          </table:table-cell>
          <table:table-cell office:value-type="float" office:value="2.3102204999999998" table:style-name="ce19">
            <text:p>2.31</text:p>
          </table:table-cell>
          <table:table-cell office:value-type="float" office:value="2.2293403000000001" table:style-name="ce19">
            <text:p>2.23</text:p>
          </table:table-cell>
          <table:table-cell office:value-type="float" office:value="1.8981113000000001" table:style-name="ce19">
            <text:p>1.90</text:p>
          </table:table-cell>
          <table:table-cell office:value-type="float" office:value="1.8888415999999999" table:style-name="ce19">
            <text:p>1.89</text:p>
          </table:table-cell>
          <table:table-cell office:value-type="float" office:value="1.9544566000000001" table:style-name="ce19">
            <text:p>1.95</text:p>
          </table:table-cell>
          <table:table-cell office:value-type="float" office:value="1.9649637" table:style-name="ce19">
            <text:p>1.96</text:p>
          </table:table-cell>
          <table:table-cell office:value-type="float" office:value="1.9248833999999999" table:style-name="ce19">
            <text:p>1.92</text:p>
          </table:table-cell>
          <table:table-cell office:value-type="float" office:value="2.0571909000000002" table:style-name="ce19">
            <text:p>2.06</text:p>
          </table:table-cell>
          <table:table-cell office:value-type="float" office:value="2.1163251000000001" table:style-name="ce19">
            <text:p>2.12</text:p>
          </table:table-cell>
          <table:table-cell office:value-type="float" office:value="2.0962405" table:style-name="ce19">
            <text:p>2.10</text:p>
          </table:table-cell>
          <table:table-cell office:value-type="float" office:value="2.0666951999999998" table:style-name="ce19">
            <text:p>2.07</text:p>
          </table:table-cell>
          <table:table-cell office:value-type="float" office:value="2.1015787000000001" table:style-name="ce19">
            <text:p>2.10</text:p>
          </table:table-cell>
          <table:table-cell office:value-type="float" office:value="2.1154050999999998" table:style-name="ce19">
            <text:p>2.12</text:p>
          </table:table-cell>
          <table:table-cell office:value-type="float" office:value="2.0819192000000002" table:style-name="ce19">
            <text:p>2.08</text:p>
          </table:table-cell>
          <table:table-cell office:value-type="float" office:value="2.1175282000000002" table:style-name="ce19">
            <text:p>2.12</text:p>
          </table:table-cell>
          <table:table-cell office:value-type="float" office:value="2.0702248000000001" table:style-name="ce19">
            <text:p>2.07</text:p>
          </table:table-cell>
          <table:table-cell office:value-type="float" office:value="2.0534108" table:style-name="ce19">
            <text:p>2.05</text:p>
          </table:table-cell>
          <table:table-cell office:value-type="float" office:value="1.9767349999999999" table:style-name="ce19">
            <text:p>1.98</text:p>
          </table:table-cell>
          <table:table-cell office:value-type="float" office:value="2.0205858000000001" table:style-name="ce19">
            <text:p>2.02</text:p>
          </table:table-cell>
          <table:table-cell office:value-type="float" office:value="2.0298058999999999" table:style-name="ce19">
            <text:p>2.03</text:p>
          </table:table-cell>
          <table:table-cell office:value-type="float" office:value="1.8234284999999999" table:style-name="ce19">
            <text:p>1.82</text:p>
          </table:table-cell>
          <table:table-cell office:value-type="float" office:value="1.7872235999999999" table:style-name="ce19">
            <text:p>1.79</text:p>
          </table:table-cell>
          <table:table-cell office:value-type="float" office:value="1.8214151999999999" table:style-name="ce19">
            <text:p>1.82</text:p>
          </table:table-cell>
          <table:table-cell office:value-type="float" office:value="1.7802013999999999" table:style-name="ce19">
            <text:p>1.78</text:p>
          </table:table-cell>
          <table:table-cell office:value-type="float" office:value="1.7545953000000001" table:style-name="ce19">
            <text:p>1.75</text:p>
          </table:table-cell>
          <table:table-cell office:value-type="float" office:value="1.7346980999999999" table:style-name="ce19">
            <text:p>1.73</text:p>
          </table:table-cell>
          <table:table-cell office:value-type="float" office:value="1.8285207000000001" table:style-name="ce19">
            <text:p>1.83</text:p>
          </table:table-cell>
          <table:table-cell office:value-type="float" office:value="1.9379328" table:style-name="ce19">
            <text:p>1.94</text:p>
          </table:table-cell>
          <table:table-cell office:value-type="float" office:value="2.0187561999999999" table:style-name="ce19">
            <text:p>2.02</text:p>
          </table:table-cell>
          <table:table-cell office:value-type="float" office:value="2.1305830000000001" table:style-name="ce19">
            <text:p>2.13</text:p>
          </table:table-cell>
          <table:table-cell office:value-type="float" office:value="2.2596495000000001" table:style-name="ce19">
            <text:p>2.26</text:p>
          </table:table-cell>
          <table:table-cell office:value-type="float" office:value="2.285717" table:style-name="ce19">
            <text:p>2.29</text:p>
          </table:table-cell>
          <table:table-cell office:value-type="float" office:value="2.3892736000000001" table:style-name="ce19">
            <text:p>2.39</text:p>
          </table:table-cell>
          <table:table-cell office:value-type="float" office:value="2.4405317000000002" table:style-name="ce19">
            <text:p>2.44</text:p>
          </table:table-cell>
          <table:table-cell office:value-type="float" office:value="2.5271435000000002" table:style-name="ce19">
            <text:p>2.53</text:p>
          </table:table-cell>
          <table:table-cell office:value-type="float" office:value="2.5269121999999999" table:style-name="ce19">
            <text:p>2.53</text:p>
          </table:table-cell>
          <table:table-cell office:value-type="float" office:value="2.4631991000000002" table:style-name="ce19">
            <text:p>2.46</text:p>
          </table:table-cell>
          <table:table-cell office:value-type="float" office:value="2.4311061" table:style-name="ce19">
            <text:p>2.43</text:p>
          </table:table-cell>
          <table:table-cell office:value-type="float" office:value="2.3548412000000001" table:style-name="ce19">
            <text:p>2.35</text:p>
          </table:table-cell>
          <table:table-cell office:value-type="float" office:value="2.3108708999999998" table:style-name="ce19">
            <text:p>2.31</text:p>
          </table:table-cell>
          <table:table-cell office:value-type="float" office:value="2.3013813000000001" table:style-name="ce19">
            <text:p>2.30</text:p>
          </table:table-cell>
          <table:table-cell office:value-type="float" office:value="2.2963347000000001" table:style-name="ce19">
            <text:p>2.30</text:p>
          </table:table-cell>
          <table:table-cell office:value-type="float" office:value="2.2940238000000002" table:style-name="ce19">
            <text:p>2.29</text:p>
          </table:table-cell>
          <table:table-cell office:value-type="float" office:value="2.2505115999999998" table:style-name="ce19">
            <text:p>2.25</text:p>
          </table:table-cell>
          <table:table-cell office:value-type="float" office:value="2.1793056000000002" table:style-name="ce19">
            <text:p>2.18</text:p>
          </table:table-cell>
          <table:table-cell office:value-type="float" office:value="2.1616056000000001" table:style-name="ce19">
            <text:p>2.16</text:p>
          </table:table-cell>
          <table:table-cell office:value-type="float" office:value="2.0496222999999998" table:style-name="ce19">
            <text:p>2.05</text:p>
          </table:table-cell>
          <table:table-cell office:value-type="float" office:value="1.9946066" table:style-name="ce19">
            <text:p>1.99</text:p>
          </table:table-cell>
          <table:table-cell office:value-type="float" office:value="1.9789924999999999" table:style-name="ce19">
            <text:p>1.98</text:p>
          </table:table-cell>
          <table:table-cell office:value-type="float" office:value="1.9716629999999999" table:style-name="ce19">
            <text:p>1.97</text:p>
          </table:table-cell>
          <table:table-cell office:value-type="float" office:value="1.9128852000000001" table:style-name="ce19">
            <text:p>1.91</text:p>
          </table:table-cell>
          <table:table-cell office:value-type="float" office:value="1.7661517" table:style-name="ce19">
            <text:p>1.77</text:p>
          </table:table-cell>
          <table:table-cell office:value-type="float" office:value="1.6067224" table:style-name="ce19">
            <text:p>1.61</text:p>
          </table:table-cell>
          <table:table-cell office:value-type="float" office:value="1.5098189" table:style-name="ce19">
            <text:p>1.51</text:p>
          </table:table-cell>
          <table:table-cell office:value-type="float" office:value="1.5361387" table:style-name="ce19">
            <text:p>1.54</text:p>
          </table:table-cell>
          <table:table-cell office:value-type="float" office:value="1.5489845" table:style-name="ce19">
            <text:p>1.55</text:p>
          </table:table-cell>
          <table:table-cell office:value-type="float" office:value="1.5219882" table:style-name="ce19">
            <text:p>1.52</text:p>
          </table:table-cell>
          <table:table-cell office:value-type="float" office:value="1.4534233999999999" table:style-name="ce19">
            <text:p>1.45</text:p>
          </table:table-cell>
          <table:table-cell office:value-type="float" office:value="1.52" table:style-name="ce19">
            <text:p>1.52</text:p>
          </table:table-cell>
          <table:table-cell table:number-columns-repeated="1628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0" table:style-name="ce21">
            <text:p>20</text:p>
          </table:table-cell>
          <table:table-cell office:value-type="float" office:value="-0.32169999999999999" table:style-name="ce6">
            <text:p>-0.3</text:p>
          </table:table-cell>
          <table:table-cell office:value-type="float" office:value="-0.293906" table:style-name="ce6">
            <text:p>-0.3</text:p>
          </table:table-cell>
          <table:table-cell office:value-type="float" office:value="-0.26523829999999998" table:style-name="ce6">
            <text:p>-0.3</text:p>
          </table:table-cell>
          <table:table-cell office:value-type="float" office:value="-0.25132310000000002" table:style-name="ce6">
            <text:p>-0.3</text:p>
          </table:table-cell>
          <table:table-cell office:value-type="float" office:value="-0.25598779999999999" table:style-name="ce6">
            <text:p>-0.3</text:p>
          </table:table-cell>
          <table:table-cell office:value-type="float" office:value="-0.24421760000000001" table:style-name="ce6">
            <text:p>-0.2</text:p>
          </table:table-cell>
          <table:table-cell office:value-type="float" office:value="-0.24885940000000001" table:style-name="ce6">
            <text:p>-0.2</text:p>
          </table:table-cell>
          <table:table-cell office:value-type="float" office:value="-0.25095309999999998" table:style-name="ce6">
            <text:p>-0.3</text:p>
          </table:table-cell>
          <table:table-cell office:value-type="float" office:value="-0.24721960000000001" table:style-name="ce6">
            <text:p>-0.2</text:p>
          </table:table-cell>
          <table:table-cell office:value-type="float" office:value="-0.24422089999999999" table:style-name="ce6">
            <text:p>-0.2</text:p>
          </table:table-cell>
          <table:table-cell office:value-type="float" office:value="-0.23461109999999999" table:style-name="ce6">
            <text:p>-0.2</text:p>
          </table:table-cell>
          <table:table-cell office:value-type="float" office:value="-0.25886320000000002" table:style-name="ce6">
            <text:p>-0.3</text:p>
          </table:table-cell>
          <table:table-cell office:value-type="float" office:value="-0.23622840000000001" table:style-name="ce6">
            <text:p>-0.2</text:p>
          </table:table-cell>
          <table:table-cell office:value-type="float" office:value="-0.24538489999999999" table:style-name="ce6">
            <text:p>-0.2</text:p>
          </table:table-cell>
          <table:table-cell office:value-type="float" office:value="-0.24621009999999999" table:style-name="ce6">
            <text:p>-0.2</text:p>
          </table:table-cell>
          <table:table-cell office:value-type="float" office:value="-0.24556030000000001" table:style-name="ce6">
            <text:p>-0.2</text:p>
          </table:table-cell>
          <table:table-cell office:value-type="float" office:value="-0.2474865" table:style-name="ce6">
            <text:p>-0.2</text:p>
          </table:table-cell>
          <table:table-cell office:value-type="float" office:value="-0.25882090000000002" table:style-name="ce6">
            <text:p>-0.3</text:p>
          </table:table-cell>
          <table:table-cell office:value-type="float" office:value="-0.24637690000000001" table:style-name="ce6">
            <text:p>-0.2</text:p>
          </table:table-cell>
          <table:table-cell office:value-type="float" office:value="-0.2559263" table:style-name="ce6">
            <text:p>-0.3</text:p>
          </table:table-cell>
          <table:table-cell office:value-type="float" office:value="-0.26048480000000002" table:style-name="ce6">
            <text:p>-0.3</text:p>
          </table:table-cell>
          <table:table-cell office:value-type="float" office:value="-0.2757657" table:style-name="ce6">
            <text:p>-0.3</text:p>
          </table:table-cell>
          <table:table-cell office:value-type="float" office:value="-0.29788910000000002" table:style-name="ce6">
            <text:p>-0.3</text:p>
          </table:table-cell>
          <table:table-cell office:value-type="float" office:value="-0.33258579999999999" table:style-name="ce6">
            <text:p>-0.3</text:p>
          </table:table-cell>
          <table:table-cell office:value-type="float" office:value="-0.35197869999999998" table:style-name="ce6">
            <text:p>-0.4</text:p>
          </table:table-cell>
          <table:table-cell office:value-type="float" office:value="-0.37284489999999998" table:style-name="ce6">
            <text:p>-0.4</text:p>
          </table:table-cell>
          <table:table-cell office:value-type="float" office:value="-0.38916289999999998" table:style-name="ce6">
            <text:p>-0.4</text:p>
          </table:table-cell>
          <table:table-cell office:value-type="float" office:value="-0.42239579999999999" table:style-name="ce6">
            <text:p>-0.4</text:p>
          </table:table-cell>
          <table:table-cell office:value-type="float" office:value="-0.43025639999999998" table:style-name="ce6">
            <text:p>-0.4</text:p>
          </table:table-cell>
          <table:table-cell office:value-type="float" office:value="-0.44077499999999997" table:style-name="ce6">
            <text:p>-0.4</text:p>
          </table:table-cell>
          <table:table-cell office:value-type="float" office:value="-0.49009150000000001" table:style-name="ce6">
            <text:p>-0.5</text:p>
          </table:table-cell>
          <table:table-cell office:value-type="float" office:value="-0.48291309999999998" table:style-name="ce6">
            <text:p>-0.5</text:p>
          </table:table-cell>
          <table:table-cell office:value-type="float" office:value="-0.47225089999999997" table:style-name="ce6">
            <text:p>-0.5</text:p>
          </table:table-cell>
          <table:table-cell office:value-type="float" office:value="-0.46973310000000001" table:style-name="ce6">
            <text:p>-0.5</text:p>
          </table:table-cell>
          <table:table-cell office:value-type="float" office:value="-0.46823779999999998" table:style-name="ce6">
            <text:p>-0.5</text:p>
          </table:table-cell>
          <table:table-cell office:value-type="float" office:value="-0.47138560000000002" table:style-name="ce6">
            <text:p>-0.5</text:p>
          </table:table-cell>
          <table:table-cell office:value-type="float" office:value="-0.47033609999999998" table:style-name="ce6">
            <text:p>-0.5</text:p>
          </table:table-cell>
          <table:table-cell office:value-type="float" office:value="-0.47895680000000002" table:style-name="ce6">
            <text:p>-0.5</text:p>
          </table:table-cell>
          <table:table-cell office:value-type="float" office:value="-0.49234309999999998" table:style-name="ce6">
            <text:p>-0.5</text:p>
          </table:table-cell>
          <table:table-cell office:value-type="float" office:value="-0.50008649999999999" table:style-name="ce6">
            <text:p>-0.5</text:p>
          </table:table-cell>
          <table:table-cell office:value-type="float" office:value="-0.49066870000000001" table:style-name="ce6">
            <text:p>-0.5</text:p>
          </table:table-cell>
          <table:table-cell office:value-type="float" office:value="-0.48001860000000002" table:style-name="ce6">
            <text:p>-0.5</text:p>
          </table:table-cell>
          <table:table-cell office:value-type="float" office:value="-0.47851460000000001" table:style-name="ce6">
            <text:p>-0.5</text:p>
          </table:table-cell>
          <table:table-cell office:value-type="float" office:value="-0.49409399999999998" table:style-name="ce6">
            <text:p>-0.5</text:p>
          </table:table-cell>
          <table:table-cell office:value-type="float" office:value="-0.49287819999999999" table:style-name="ce6">
            <text:p>-0.5</text:p>
          </table:table-cell>
          <table:table-cell office:value-type="float" office:value="-0.48014440000000003" table:style-name="ce6">
            <text:p>-0.5</text:p>
          </table:table-cell>
          <table:table-cell office:value-type="float" office:value="-0.4888016" table:style-name="ce6">
            <text:p>-0.5</text:p>
          </table:table-cell>
          <table:table-cell office:value-type="float" office:value="-0.49201129999999998" table:style-name="ce6">
            <text:p>-0.5</text:p>
          </table:table-cell>
          <table:table-cell office:value-type="float" office:value="-0.49389729999999998" table:style-name="ce6">
            <text:p>-0.5</text:p>
          </table:table-cell>
          <table:table-cell office:value-type="float" office:value="-0.50184070000000003" table:style-name="ce6">
            <text:p>-0.5</text:p>
          </table:table-cell>
          <table:table-cell office:value-type="float" office:value="-0.50294000000000005" table:style-name="ce6">
            <text:p>-0.5</text:p>
          </table:table-cell>
          <table:table-cell office:value-type="float" office:value="-0.51082530000000004" table:style-name="ce6">
            <text:p>-0.5</text:p>
          </table:table-cell>
          <table:table-cell office:value-type="float" office:value="-0.48906769999999999" table:style-name="ce6">
            <text:p>-0.5</text:p>
          </table:table-cell>
          <table:table-cell office:value-type="float" office:value="-0.48001670000000002" table:style-name="ce6">
            <text:p>-0.5</text:p>
          </table:table-cell>
          <table:table-cell office:value-type="float" office:value="-0.48532920000000002" table:style-name="ce6">
            <text:p>-0.5</text:p>
          </table:table-cell>
          <table:table-cell office:value-type="float" office:value="-0.4851586" table:style-name="ce6">
            <text:p>-0.5</text:p>
          </table:table-cell>
          <table:table-cell office:value-type="float" office:value="-0.46252409999999999" table:style-name="ce6">
            <text:p>-0.5</text:p>
          </table:table-cell>
          <table:table-cell office:value-type="float" office:value="-0.46317399999999997" table:style-name="ce6">
            <text:p>-0.5</text:p>
          </table:table-cell>
          <table:table-cell office:value-type="float" office:value="-0.4563429" table:style-name="ce6">
            <text:p>-0.5</text:p>
          </table:table-cell>
          <table:table-cell office:value-type="float" office:value="-0.47340349999999998" table:style-name="ce6">
            <text:p>-0.5</text:p>
          </table:table-cell>
          <table:table-cell office:value-type="float" office:value="-0.45255000000000001" table:style-name="ce6">
            <text:p>-0.5</text:p>
          </table:table-cell>
          <table:table-cell office:value-type="float" office:value="-0.46670319999999998" table:style-name="ce6">
            <text:p>-0.5</text:p>
          </table:table-cell>
          <table:table-cell office:value-type="float" office:value="-0.47790270000000001" table:style-name="ce6">
            <text:p>-0.5</text:p>
          </table:table-cell>
          <table:table-cell office:value-type="float" office:value="-0.46428849999999999" table:style-name="ce6">
            <text:p>-0.5</text:p>
          </table:table-cell>
          <table:table-cell office:value-type="float" office:value="-0.47256860000000001" table:style-name="ce6">
            <text:p>-0.5</text:p>
          </table:table-cell>
          <table:table-cell office:value-type="float" office:value="-0.48352279999999997" table:style-name="ce6">
            <text:p>-0.5</text:p>
          </table:table-cell>
          <table:table-cell office:value-type="float" office:value="-0.52375950000000004" table:style-name="ce6">
            <text:p>-0.5</text:p>
          </table:table-cell>
          <table:table-cell office:value-type="float" office:value="-0.54908800000000002" table:style-name="ce6">
            <text:p>-0.5</text:p>
          </table:table-cell>
          <table:table-cell office:value-type="float" office:value="-0.57131019999999999" table:style-name="ce6">
            <text:p>-0.6</text:p>
          </table:table-cell>
          <table:table-cell office:value-type="float" office:value="-0.5718666" table:style-name="ce6">
            <text:p>-0.6</text:p>
          </table:table-cell>
          <table:table-cell office:value-type="float" office:value="-0.58851509999999996" table:style-name="ce6">
            <text:p>-0.6</text:p>
          </table:table-cell>
          <table:table-cell office:value-type="float" office:value="-0.58423599999999998" table:style-name="ce6">
            <text:p>-0.6</text:p>
          </table:table-cell>
          <table:table-cell office:value-type="float" office:value="-0.57099339999999998" table:style-name="ce6">
            <text:p>-0.6</text:p>
          </table:table-cell>
          <table:table-cell office:value-type="float" office:value="-0.58589480000000005" table:style-name="ce6">
            <text:p>-0.6</text:p>
          </table:table-cell>
          <table:table-cell office:value-type="float" office:value="-0.59945499999999996" table:style-name="ce6">
            <text:p>-0.6</text:p>
          </table:table-cell>
          <table:table-cell office:value-type="float" office:value="-0.59956330000000002" table:style-name="ce6">
            <text:p>-0.6</text:p>
          </table:table-cell>
          <table:table-cell office:value-type="float" office:value="-0.57142300000000001" table:style-name="ce6">
            <text:p>-0.6</text:p>
          </table:table-cell>
          <table:table-cell office:value-type="float" office:value="-0.56858280000000005" table:style-name="ce6">
            <text:p>-0.6</text:p>
          </table:table-cell>
          <table:table-cell office:value-type="float" office:value="-0.55867549999999999" table:style-name="ce6">
            <text:p>-0.6</text:p>
          </table:table-cell>
          <table:table-cell office:value-type="float" office:value="-0.57771760000000005" table:style-name="ce6">
            <text:p>-0.6</text:p>
          </table:table-cell>
          <table:table-cell office:value-type="float" office:value="-0.57563299999999995" table:style-name="ce6">
            <text:p>-0.6</text:p>
          </table:table-cell>
          <table:table-cell office:value-type="float" office:value="-0.54037199999999996" table:style-name="ce6">
            <text:p>-0.5</text:p>
          </table:table-cell>
          <table:table-cell office:value-type="float" office:value="-0.50265769999999999" table:style-name="ce6">
            <text:p>-0.5</text:p>
          </table:table-cell>
          <table:table-cell office:value-type="float" office:value="-0.49397730000000001" table:style-name="ce6">
            <text:p>-0.5</text:p>
          </table:table-cell>
          <table:table-cell office:value-type="float" office:value="-0.49605050000000001" table:style-name="ce6">
            <text:p>-0.5</text:p>
          </table:table-cell>
          <table:table-cell office:value-type="float" office:value="-0.47553440000000002" table:style-name="ce6">
            <text:p>-0.5</text:p>
          </table:table-cell>
          <table:table-cell office:value-type="float" office:value="-0.43823260000000003" table:style-name="ce6">
            <text:p>-0.4</text:p>
          </table:table-cell>
          <table:table-cell office:value-type="float" office:value="-0.42526740000000002" table:style-name="ce6">
            <text:p>-0.4</text:p>
          </table:table-cell>
          <table:table-cell office:value-type="float" office:value="-0.41679680000000002" table:style-name="ce6">
            <text:p>-0.4</text:p>
          </table:table-cell>
          <table:table-cell office:value-type="float" office:value="-0.40409840000000002" table:style-name="ce6">
            <text:p>-0.4</text:p>
          </table:table-cell>
          <table:table-cell office:value-type="float" office:value="-0.3992658" table:style-name="ce6">
            <text:p>-0.4</text:p>
          </table:table-cell>
          <table:table-cell office:value-type="float" office:value="-0.38580609999999999" table:style-name="ce6">
            <text:p>-0.4</text:p>
          </table:table-cell>
          <table:table-cell office:value-type="float" office:value="-0.37402829999999998" table:style-name="ce6">
            <text:p>-0.4</text:p>
          </table:table-cell>
          <table:table-cell office:value-type="float" office:value="-0.34754350000000001" table:style-name="ce6">
            <text:p>-0.3</text:p>
          </table:table-cell>
          <table:table-cell office:value-type="float" office:value="-0.3351922" table:style-name="ce6">
            <text:p>-0.3</text:p>
          </table:table-cell>
          <table:table-cell office:value-type="float" office:value="-0.2" table:style-name="ce19">
            <text:p>-0.20</text:p>
          </table:table-cell>
          <table:table-cell table:number-columns-repeated="1628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float" office:value="3.0879951000000001" table:style-name="ce19">
            <text:p>3.09</text:p>
          </table:table-cell>
          <table:table-cell office:value-type="float" office:value="3.1630495000000001" table:style-name="ce19">
            <text:p>3.16</text:p>
          </table:table-cell>
          <table:table-cell office:value-type="float" office:value="3.0959786999999999" table:style-name="ce19">
            <text:p>3.10</text:p>
          </table:table-cell>
          <table:table-cell office:value-type="float" office:value="3.1096873" table:style-name="ce19">
            <text:p>3.11</text:p>
          </table:table-cell>
          <table:table-cell office:value-type="float" office:value="3.029582" table:style-name="ce19">
            <text:p>3.03</text:p>
          </table:table-cell>
          <table:table-cell office:value-type="float" office:value="3.1307855" table:style-name="ce19">
            <text:p>3.13</text:p>
          </table:table-cell>
          <table:table-cell office:value-type="float" office:value="3.1071026000000002" table:style-name="ce19">
            <text:p>3.11</text:p>
          </table:table-cell>
          <table:table-cell office:value-type="float" office:value="3.1655487999999998" table:style-name="ce19">
            <text:p>3.17</text:p>
          </table:table-cell>
          <table:table-cell office:value-type="float" office:value="3.1784555999999999" table:style-name="ce19">
            <text:p>3.18</text:p>
          </table:table-cell>
          <table:table-cell office:value-type="float" office:value="3.2206676000000001" table:style-name="ce19">
            <text:p>3.22</text:p>
          </table:table-cell>
          <table:table-cell office:value-type="float" office:value="3.1411129999999998" table:style-name="ce19">
            <text:p>3.14</text:p>
          </table:table-cell>
          <table:table-cell office:value-type="float" office:value="3.0823851000000002" table:style-name="ce19">
            <text:p>3.08</text:p>
          </table:table-cell>
          <table:table-cell office:value-type="float" office:value="3.2433011999999999" table:style-name="ce19">
            <text:p>3.24</text:p>
          </table:table-cell>
          <table:table-cell office:value-type="float" office:value="3.1157197999999999" table:style-name="ce19">
            <text:p>3.12</text:p>
          </table:table-cell>
          <table:table-cell office:value-type="float" office:value="3.0604969999999998" table:style-name="ce19">
            <text:p>3.06</text:p>
          </table:table-cell>
          <table:table-cell office:value-type="float" office:value="2.9856904000000002" table:style-name="ce19">
            <text:p>2.99</text:p>
          </table:table-cell>
          <table:table-cell office:value-type="float" office:value="3.0060576999999999" table:style-name="ce19">
            <text:p>3.01</text:p>
          </table:table-cell>
          <table:table-cell office:value-type="float" office:value="3.1417453000000002" table:style-name="ce19">
            <text:p>3.14</text:p>
          </table:table-cell>
          <table:table-cell office:value-type="float" office:value="3.2746550999999999" table:style-name="ce19">
            <text:p>3.27</text:p>
          </table:table-cell>
          <table:table-cell office:value-type="float" office:value="3.1172124999999999" table:style-name="ce19">
            <text:p>3.12</text:p>
          </table:table-cell>
          <table:table-cell office:value-type="float" office:value="3.1301823" table:style-name="ce19">
            <text:p>3.13</text:p>
          </table:table-cell>
          <table:table-cell office:value-type="float" office:value="3.0801835" table:style-name="ce19">
            <text:p>3.08</text:p>
          </table:table-cell>
          <table:table-cell office:value-type="float" office:value="3.1817188000000001" table:style-name="ce19">
            <text:p>3.18</text:p>
          </table:table-cell>
          <table:table-cell office:value-type="float" office:value="3.4239286999999998" table:style-name="ce19">
            <text:p>3.42</text:p>
          </table:table-cell>
          <table:table-cell office:value-type="float" office:value="3.3346323999999998" table:style-name="ce19">
            <text:p>3.33</text:p>
          </table:table-cell>
          <table:table-cell office:value-type="float" office:value="3.4452628999999999" table:style-name="ce19">
            <text:p>3.45</text:p>
          </table:table-cell>
          <table:table-cell office:value-type="float" office:value="3.4904041000000001" table:style-name="ce19">
            <text:p>3.49</text:p>
          </table:table-cell>
          <table:table-cell office:value-type="float" office:value="3.7412624000000001" table:style-name="ce19">
            <text:p>3.74</text:p>
          </table:table-cell>
          <table:table-cell office:value-type="float" office:value="4.3301616000000003" table:style-name="ce19">
            <text:p>4.33</text:p>
          </table:table-cell>
          <table:table-cell office:value-type="float" office:value="4.6456542000000001" table:style-name="ce19">
            <text:p>4.65</text:p>
          </table:table-cell>
          <table:table-cell office:value-type="float" office:value="5.1586952000000004" table:style-name="ce19">
            <text:p>5.16</text:p>
          </table:table-cell>
          <table:table-cell office:value-type="float" office:value="5.4049820999999998" table:style-name="ce19">
            <text:p>5.40</text:p>
          </table:table-cell>
          <table:table-cell office:value-type="float" office:value="5.3534274000000002" table:style-name="ce19">
            <text:p>5.35</text:p>
          </table:table-cell>
          <table:table-cell office:value-type="float" office:value="5.1277274999999998" table:style-name="ce19">
            <text:p>5.13</text:p>
          </table:table-cell>
          <table:table-cell office:value-type="float" office:value="5.1426692000000003" table:style-name="ce19">
            <text:p>5.14</text:p>
          </table:table-cell>
          <table:table-cell office:value-type="float" office:value="5.2390803999999997" table:style-name="ce19">
            <text:p>5.24</text:p>
          </table:table-cell>
          <table:table-cell office:value-type="float" office:value="5.2293310000000002" table:style-name="ce19">
            <text:p>5.23</text:p>
          </table:table-cell>
          <table:table-cell office:value-type="float" office:value="5.2603736000000003" table:style-name="ce19">
            <text:p>5.26</text:p>
          </table:table-cell>
          <table:table-cell office:value-type="float" office:value="5.2182712999999996" table:style-name="ce19">
            <text:p>5.22</text:p>
          </table:table-cell>
          <table:table-cell office:value-type="float" office:value="4.9632335000000003" table:style-name="ce19">
            <text:p>4.96</text:p>
          </table:table-cell>
          <table:table-cell office:value-type="float" office:value="5.1120862999999996" table:style-name="ce19">
            <text:p>5.11</text:p>
          </table:table-cell>
          <table:table-cell office:value-type="float" office:value="5.2491512" table:style-name="ce19">
            <text:p>5.25</text:p>
          </table:table-cell>
          <table:table-cell office:value-type="float" office:value="5.4352068999999998" table:style-name="ce19">
            <text:p>5.44</text:p>
          </table:table-cell>
          <table:table-cell office:value-type="float" office:value="5.4304519000000004" table:style-name="ce19">
            <text:p>5.43</text:p>
          </table:table-cell>
          <table:table-cell office:value-type="float" office:value="5.3950452999999996" table:style-name="ce19">
            <text:p>5.40</text:p>
          </table:table-cell>
          <table:table-cell office:value-type="float" office:value="5.7939134000000001" table:style-name="ce19">
            <text:p>5.79</text:p>
          </table:table-cell>
          <table:table-cell office:value-type="float" office:value="5.9503493000000001" table:style-name="ce19">
            <text:p>5.95</text:p>
          </table:table-cell>
          <table:table-cell office:value-type="float" office:value="5.6382178999999999" table:style-name="ce19">
            <text:p>5.64</text:p>
          </table:table-cell>
          <table:table-cell office:value-type="float" office:value="5.4649691999999996" table:style-name="ce19">
            <text:p>5.46</text:p>
          </table:table-cell>
          <table:table-cell office:value-type="float" office:value="5.4703692999999998" table:style-name="ce19">
            <text:p>5.47</text:p>
          </table:table-cell>
          <table:table-cell office:value-type="float" office:value="5.3135209000000003" table:style-name="ce19">
            <text:p>5.31</text:p>
          </table:table-cell>
          <table:table-cell office:value-type="float" office:value="5.3679132000000003" table:style-name="ce19">
            <text:p>5.37</text:p>
          </table:table-cell>
          <table:table-cell office:value-type="float" office:value="5.3302097000000002" table:style-name="ce19">
            <text:p>5.33</text:p>
          </table:table-cell>
          <table:table-cell office:value-type="float" office:value="5.2739820000000002" table:style-name="ce19">
            <text:p>5.27</text:p>
          </table:table-cell>
          <table:table-cell office:value-type="float" office:value="5.4340042999999998" table:style-name="ce19">
            <text:p>5.43</text:p>
          </table:table-cell>
          <table:table-cell office:value-type="float" office:value="5.3455892" table:style-name="ce19">
            <text:p>5.35</text:p>
          </table:table-cell>
          <table:table-cell office:value-type="float" office:value="5.0404878000000002" table:style-name="ce19">
            <text:p>5.04</text:p>
          </table:table-cell>
          <table:table-cell office:value-type="float" office:value="4.6539697999999996" table:style-name="ce19">
            <text:p>4.65</text:p>
          </table:table-cell>
          <table:table-cell office:value-type="float" office:value="4.3128605000000002" table:style-name="ce19">
            <text:p>4.31</text:p>
          </table:table-cell>
          <table:table-cell office:value-type="float" office:value="4.5576191000000001" table:style-name="ce19">
            <text:p>4.56</text:p>
          </table:table-cell>
          <table:table-cell office:value-type="float" office:value="4.8344377999999999" table:style-name="ce19">
            <text:p>4.83</text:p>
          </table:table-cell>
          <table:table-cell office:value-type="float" office:value="4.8578758000000004" table:style-name="ce19">
            <text:p>4.86</text:p>
          </table:table-cell>
          <table:table-cell office:value-type="float" office:value="4.7784319000000002" table:style-name="ce19">
            <text:p>4.78</text:p>
          </table:table-cell>
          <table:table-cell office:value-type="float" office:value="5.0008711999999997" table:style-name="ce19">
            <text:p>5.00</text:p>
          </table:table-cell>
          <table:table-cell office:value-type="float" office:value="5.0944165999999997" table:style-name="ce19">
            <text:p>5.09</text:p>
          </table:table-cell>
          <table:table-cell office:value-type="float" office:value="5.0392856999999998" table:style-name="ce19">
            <text:p>5.04</text:p>
          </table:table-cell>
          <table:table-cell office:value-type="float" office:value="4.8903146" table:style-name="ce19">
            <text:p>4.89</text:p>
          </table:table-cell>
          <table:table-cell office:value-type="float" office:value="4.9523853999999998" table:style-name="ce19">
            <text:p>4.95</text:p>
          </table:table-cell>
          <table:table-cell office:value-type="float" office:value="4.8915186000000004" table:style-name="ce19">
            <text:p>4.89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4.8148618000000001" table:style-name="ce19">
            <text:p>4.81</text:p>
          </table:table-cell>
          <table:table-cell office:value-type="float" office:value="4.7096682000000003" table:style-name="ce19">
            <text:p>4.71</text:p>
          </table:table-cell>
          <table:table-cell office:value-type="float" office:value="4.7720403999999998" table:style-name="ce19">
            <text:p>4.77</text:p>
          </table:table-cell>
          <table:table-cell office:value-type="float" office:value="4.6906885999999997" table:style-name="ce19">
            <text:p>4.69</text:p>
          </table:table-cell>
          <table:table-cell office:value-type="float" office:value="4.6318827000000002" table:style-name="ce19">
            <text:p>4.63</text:p>
          </table:table-cell>
          <table:table-cell office:value-type="float" office:value="4.5112490999999997" table:style-name="ce19">
            <text:p>4.51</text:p>
          </table:table-cell>
          <table:table-cell office:value-type="float" office:value="4.4835086000000004" table:style-name="ce19">
            <text:p>4.48</text:p>
          </table:table-cell>
          <table:table-cell office:value-type="float" office:value="4.3789123999999999" table:style-name="ce19">
            <text:p>4.38</text:p>
          </table:table-cell>
          <table:table-cell office:value-type="float" office:value="4.2946191000000002" table:style-name="ce19">
            <text:p>4.29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table:number-columns-repeated="16287" table:style-name="ce2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float" office:value="5.1089777999999999" table:style-name="ce19">
            <text:p>5.11</text:p>
          </table:table-cell>
          <table:table-cell office:value-type="float" office:value="5.1015667999999996" table:style-name="ce19">
            <text:p>5.10</text:p>
          </table:table-cell>
          <table:table-cell office:value-type="float" office:value="5.0042223999999997" table:style-name="ce19">
            <text:p>5.00</text:p>
          </table:table-cell>
          <table:table-cell office:value-type="float" office:value="5.0123443999999999" table:style-name="ce19">
            <text:p>5.01</text:p>
          </table:table-cell>
          <table:table-cell office:value-type="float" office:value="4.8387890000000002" table:style-name="ce19">
            <text:p>4.84</text:p>
          </table:table-cell>
          <table:table-cell office:value-type="float" office:value="4.9151888000000001" table:style-name="ce19">
            <text:p>4.92</text:p>
          </table:table-cell>
          <table:table-cell office:value-type="float" office:value="5.0218334000000002" table:style-name="ce19">
            <text:p>5.02</text:p>
          </table:table-cell>
          <table:table-cell office:value-type="float" office:value="4.9250331000000003" table:style-name="ce19">
            <text:p>4.93</text:p>
          </table:table-cell>
          <table:table-cell office:value-type="float" office:value="4.7710442999999998" table:style-name="ce19">
            <text:p>4.77</text:p>
          </table:table-cell>
          <table:table-cell office:value-type="float" office:value="4.8238887999999998" table:style-name="ce19">
            <text:p>4.82</text:p>
          </table:table-cell>
          <table:table-cell office:value-type="float" office:value="4.9370446000000001" table:style-name="ce19">
            <text:p>4.94</text:p>
          </table:table-cell>
          <table:table-cell office:value-type="float" office:value="4.8258891000000004" table:style-name="ce19">
            <text:p>4.83</text:p>
          </table:table-cell>
          <table:table-cell office:value-type="float" office:value="4.7813777999999996" table:style-name="ce19">
            <text:p>4.78</text:p>
          </table:table-cell>
          <table:table-cell office:value-type="float" office:value="5.0589776000000004" table:style-name="ce19">
            <text:p>5.06</text:p>
          </table:table-cell>
          <table:table-cell office:value-type="float" office:value="5.0038333000000002" table:style-name="ce19">
            <text:p>5.00</text:p>
          </table:table-cell>
          <table:table-cell office:value-type="float" office:value="4.8960113999999999" table:style-name="ce19">
            <text:p>4.90</text:p>
          </table:table-cell>
          <table:table-cell office:value-type="float" office:value="4.9428444000000002" table:style-name="ce19">
            <text:p>4.94</text:p>
          </table:table-cell>
          <table:table-cell office:value-type="float" office:value="5.0675777999999996" table:style-name="ce19">
            <text:p>5.07</text:p>
          </table:table-cell>
          <table:table-cell office:value-type="float" office:value="4.9124888999999996" table:style-name="ce19">
            <text:p>4.91</text:p>
          </table:table-cell>
          <table:table-cell office:value-type="float" office:value="4.9593109999999996" table:style-name="ce19">
            <text:p>4.96</text:p>
          </table:table-cell>
          <table:table-cell office:value-type="float" office:value="5.1400665999999999" table:style-name="ce19">
            <text:p>5.14</text:p>
          </table:table-cell>
          <table:table-cell office:value-type="float" office:value="5.2052221000000003" table:style-name="ce19">
            <text:p>5.21</text:p>
          </table:table-cell>
          <table:table-cell office:value-type="float" office:value="5.2773113" table:style-name="ce19">
            <text:p>5.28</text:p>
          </table:table-cell>
          <table:table-cell office:value-type="float" office:value="5.4320002000000001" table:style-name="ce19">
            <text:p>5.43</text:p>
          </table:table-cell>
          <table:table-cell office:value-type="float" office:value="5.8095778999999999" table:style-name="ce19">
            <text:p>5.81</text:p>
          </table:table-cell>
          <table:table-cell office:value-type="float" office:value="5.6712221999999999" table:style-name="ce19">
            <text:p>5.67</text:p>
          </table:table-cell>
          <table:table-cell office:value-type="float" office:value="5.6469445" table:style-name="ce19">
            <text:p>5.65</text:p>
          </table:table-cell>
          <table:table-cell office:value-type="float" office:value="5.9626446" table:style-name="ce19">
            <text:p>5.96</text:p>
          </table:table-cell>
          <table:table-cell office:value-type="float" office:value="6.2927666000000002" table:style-name="ce19">
            <text:p>6.29</text:p>
          </table:table-cell>
          <table:table-cell office:value-type="float" office:value="6.8599110000000003" table:style-name="ce19">
            <text:p>6.86</text:p>
          </table:table-cell>
          <table:table-cell office:value-type="float" office:value="6.9787888999999996" table:style-name="ce19">
            <text:p>6.98</text:p>
          </table:table-cell>
          <table:table-cell office:value-type="float" office:value="7.1301221999999997" table:style-name="ce19">
            <text:p>7.13</text:p>
          </table:table-cell>
          <table:table-cell office:value-type="float" office:value="7.1226000999999997" table:style-name="ce19">
            <text:p>7.12</text:p>
          </table:table-cell>
          <table:table-cell office:value-type="float" office:value="7.1819110000000004" table:style-name="ce19">
            <text:p>7.18</text:p>
          </table:table-cell>
          <table:table-cell office:value-type="float" office:value="7.1766886999999997" table:style-name="ce19">
            <text:p>7.18</text:p>
          </table:table-cell>
          <table:table-cell office:value-type="float" office:value="7.0151668000000003" table:style-name="ce19">
            <text:p>7.02</text:p>
          </table:table-cell>
          <table:table-cell office:value-type="float" office:value="7.1251997999999999" table:style-name="ce19">
            <text:p>7.13</text:p>
          </table:table-cell>
          <table:table-cell office:value-type="float" office:value="6.9549665000000003" table:style-name="ce19">
            <text:p>6.95</text:p>
          </table:table-cell>
          <table:table-cell office:value-type="float" office:value="6.9144668999999999" table:style-name="ce19">
            <text:p>6.91</text:p>
          </table:table-cell>
          <table:table-cell office:value-type="float" office:value="7.2170110000000003" table:style-name="ce19">
            <text:p>7.22</text:p>
          </table:table-cell>
          <table:table-cell office:value-type="float" office:value="7.3895111" table:style-name="ce19">
            <text:p>7.39</text:p>
          </table:table-cell>
          <table:table-cell office:value-type="float" office:value="7.0490446000000002" table:style-name="ce19">
            <text:p>7.05</text:p>
          </table:table-cell>
          <table:table-cell office:value-type="float" office:value="6.8848443000000001" table:style-name="ce19">
            <text:p>6.88</text:p>
          </table:table-cell>
          <table:table-cell office:value-type="float" office:value="6.9974666000000001" table:style-name="ce19">
            <text:p>7.00</text:p>
          </table:table-cell>
          <table:table-cell office:value-type="float" office:value="6.9848775999999999" table:style-name="ce19">
            <text:p>6.98</text:p>
          </table:table-cell>
          <table:table-cell office:value-type="float" office:value="7.0265889000000001" table:style-name="ce19">
            <text:p>7.03</text:p>
          </table:table-cell>
          <table:table-cell office:value-type="float" office:value="7.2237444000000002" table:style-name="ce19">
            <text:p>7.22</text:p>
          </table:table-cell>
          <table:table-cell office:value-type="float" office:value="7.3455110000000001" table:style-name="ce19">
            <text:p>7.35</text:p>
          </table:table-cell>
          <table:table-cell office:value-type="float" office:value="7.1503110000000003" table:style-name="ce19">
            <text:p>7.15</text:p>
          </table:table-cell>
          <table:table-cell office:value-type="float" office:value="7.0441779999999996" table:style-name="ce19">
            <text:p>7.04</text:p>
          </table:table-cell>
          <table:table-cell office:value-type="float" office:value="7.0165110000000004" table:style-name="ce19">
            <text:p>7.02</text:p>
          </table:table-cell>
          <table:table-cell office:value-type="float" office:value="7.1448112000000004" table:style-name="ce19">
            <text:p>7.14</text:p>
          </table:table-cell>
          <table:table-cell office:value-type="float" office:value="7.1602001" table:style-name="ce19">
            <text:p>7.16</text:p>
          </table:table-cell>
          <table:table-cell office:value-type="float" office:value="7.2259221" table:style-name="ce19">
            <text:p>7.23</text:p>
          </table:table-cell>
          <table:table-cell office:value-type="float" office:value="7.0897889000000003" table:style-name="ce19">
            <text:p>7.09</text:p>
          </table:table-cell>
          <table:table-cell office:value-type="float" office:value="6.8949113000000004" table:style-name="ce19">
            <text:p>6.89</text:p>
          </table:table-cell>
          <table:table-cell office:value-type="float" office:value="6.8030442999999998" table:style-name="ce19">
            <text:p>6.80</text:p>
          </table:table-cell>
          <table:table-cell office:value-type="float" office:value="6.5356997999999997" table:style-name="ce19">
            <text:p>6.54</text:p>
          </table:table-cell>
          <table:table-cell office:value-type="float" office:value="6.5444889000000002" table:style-name="ce19">
            <text:p>6.54</text:p>
          </table:table-cell>
          <table:table-cell office:value-type="float" office:value="6.5688108999999999" table:style-name="ce19">
            <text:p>6.57</text:p>
          </table:table-cell>
          <table:table-cell office:value-type="float" office:value="6.5369668000000001" table:style-name="ce19">
            <text:p>6.54</text:p>
          </table:table-cell>
          <table:table-cell office:value-type="float" office:value="6.8785892000000004" table:style-name="ce19">
            <text:p>6.88</text:p>
          </table:table-cell>
          <table:table-cell office:value-type="float" office:value="6.9075112000000001" table:style-name="ce19">
            <text:p>6.91</text:p>
          </table:table-cell>
          <table:table-cell office:value-type="float" office:value="6.9626555000000003" table:style-name="ce19">
            <text:p>6.96</text:p>
          </table:table-cell>
          <table:table-cell office:value-type="float" office:value="6.8189335" table:style-name="ce19">
            <text:p>6.82</text:p>
          </table:table-cell>
          <table:table-cell office:value-type="float" office:value="7.0114555000000003" table:style-name="ce19">
            <text:p>7.01</text:p>
          </table:table-cell>
          <table:table-cell office:value-type="float" office:value="7.1211557000000001" table:style-name="ce19">
            <text:p>7.12</text:p>
          </table:table-cell>
          <table:table-cell office:value-type="float" office:value="7.4463887" table:style-name="ce19">
            <text:p>7.45</text:p>
          </table:table-cell>
          <table:table-cell office:value-type="float" office:value="7.6504998000000004" table:style-name="ce19">
            <text:p>7.65</text:p>
          </table:table-cell>
          <table:table-cell office:value-type="float" office:value="7.5557445999999997" table:style-name="ce19">
            <text:p>7.56</text:p>
          </table:table-cell>
          <table:table-cell office:value-type="float" office:value="7.5379332999999997" table:style-name="ce19">
            <text:p>7.54</text:p>
          </table:table-cell>
          <table:table-cell office:value-type="float" office:value="7.6617331999999996" table:style-name="ce19">
            <text:p>7.66</text:p>
          </table:table-cell>
          <table:table-cell office:value-type="float" office:value="7.5155000999999997" table:style-name="ce19">
            <text:p>7.52</text:p>
          </table:table-cell>
          <table:table-cell office:value-type="float" office:value="7.3201447000000002" table:style-name="ce19">
            <text:p>7.32</text:p>
          </table:table-cell>
          <table:table-cell office:value-type="float" office:value="7.1869668999999998" table:style-name="ce19">
            <text:p>7.19</text:p>
          </table:table-cell>
          <table:table-cell office:value-type="float" office:value="6.9916223999999998" table:style-name="ce19">
            <text:p>6.99</text:p>
          </table:table-cell>
          <table:table-cell office:value-type="float" office:value="7.2131667000000004" table:style-name="ce19">
            <text:p>7.21</text:p>
          </table:table-cell>
          <table:table-cell office:value-type="float" office:value="7.4014778000000003" table:style-name="ce19">
            <text:p>7.40</text:p>
          </table:table-cell>
          <table:table-cell office:value-type="float" office:value="7.2649445999999998" table:style-name="ce19">
            <text:p>7.26</text:p>
          </table:table-cell>
          <table:table-cell office:value-type="float" office:value="7.2495111999999997" table:style-name="ce19">
            <text:p>7.25</text:p>
          </table:table-cell>
          <table:table-cell office:value-type="float" office:value="7.2128667999999996" table:style-name="ce19">
            <text:p>7.21</text:p>
          </table:table-cell>
          <table:table-cell office:value-type="float" office:value="6.8084778999999997" table:style-name="ce19">
            <text:p>6.81</text:p>
          </table:table-cell>
          <table:table-cell office:value-type="float" office:value="6.9481335" table:style-name="ce19">
            <text:p>6.95</text:p>
          </table:table-cell>
          <table:table-cell office:value-type="float" office:value="6.8858113000000003" table:style-name="ce19">
            <text:p>6.89</text:p>
          </table:table-cell>
          <table:table-cell office:value-type="float" office:value="6.6350221999999999" table:style-name="ce19">
            <text:p>6.64</text:p>
          </table:table-cell>
          <table:table-cell office:value-type="float" office:value="6.4492779000000002" table:style-name="ce19">
            <text:p>6.45</text:p>
          </table:table-cell>
          <table:table-cell office:value-type="float" office:value="6.2375664999999998" table:style-name="ce19">
            <text:p>6.24</text:p>
          </table:table-cell>
          <table:table-cell office:value-type="float" office:value="6.3498219999999996" table:style-name="ce19">
            <text:p>6.35</text:p>
          </table:table-cell>
          <table:table-cell office:value-type="float" office:value="5.9907779999999997" table:style-name="ce19">
            <text:p>5.99</text:p>
          </table:table-cell>
          <table:table-cell office:value-type="float" office:value="5.7217998999999997" table:style-name="ce19">
            <text:p>5.72</text:p>
          </table:table-cell>
          <table:table-cell office:value-type="float" office:value="5.6281775999999999" table:style-name="ce19">
            <text:p>5.63</text:p>
          </table:table-cell>
          <table:table-cell office:value-type="float" office:value="5.6386890000000003" table:style-name="ce19">
            <text:p>5.64</text:p>
          </table:table-cell>
          <table:table-cell office:value-type="float" office:value="5.4739332000000003" table:style-name="ce19">
            <text:p>5.47</text:p>
          </table:table-cell>
          <table:table-cell office:value-type="float" office:value="5.3209777000000003" table:style-name="ce19">
            <text:p>5.32</text:p>
          </table:table-cell>
          <table:table-cell office:value-type="float" office:value="5.3967776000000001" table:style-name="ce19">
            <text:p>5.40</text:p>
          </table:table-cell>
          <table:table-cell office:value-type="float" office:value="5.25" table:style-name="ce19">
            <text:p>5.25</text:p>
          </table:table-cell>
          <table:table-cell table:number-columns-repeated="16287" table:style-name="ce2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float" office:value="2.8648007" table:style-name="ce19">
            <text:p>2.86</text:p>
          </table:table-cell>
          <table:table-cell office:value-type="float" office:value="2.7456501000000002" table:style-name="ce19">
            <text:p>2.75</text:p>
          </table:table-cell>
          <table:table-cell office:value-type="float" office:value="2.7262552000000002" table:style-name="ce19">
            <text:p>2.73</text:p>
          </table:table-cell>
          <table:table-cell office:value-type="float" office:value="2.6282133999999999" table:style-name="ce19">
            <text:p>2.63</text:p>
          </table:table-cell>
          <table:table-cell office:value-type="float" office:value="2.5751140000000001" table:style-name="ce19">
            <text:p>2.58</text:p>
          </table:table-cell>
          <table:table-cell office:value-type="float" office:value="2.5335450000000002" table:style-name="ce19">
            <text:p>2.53</text:p>
          </table:table-cell>
          <table:table-cell office:value-type="float" office:value="2.5003725999999999" table:style-name="ce19">
            <text:p>2.50</text:p>
          </table:table-cell>
          <table:table-cell office:value-type="float" office:value="2.4781985" table:style-name="ce19">
            <text:p>2.48</text:p>
          </table:table-cell>
          <table:table-cell office:value-type="float" office:value="2.4697428000000001" table:style-name="ce19">
            <text:p>2.47</text:p>
          </table:table-cell>
          <table:table-cell office:value-type="float" office:value="2.4953463" table:style-name="ce19">
            <text:p>2.50</text:p>
          </table:table-cell>
          <table:table-cell office:value-type="float" office:value="2.4470353" table:style-name="ce19">
            <text:p>2.45</text:p>
          </table:table-cell>
          <table:table-cell office:value-type="float" office:value="2.4368639000000001" table:style-name="ce19">
            <text:p>2.44</text:p>
          </table:table-cell>
          <table:table-cell office:value-type="float" office:value="2.3965952000000001" table:style-name="ce19">
            <text:p>2.40</text:p>
          </table:table-cell>
          <table:table-cell office:value-type="float" office:value="2.4022131" table:style-name="ce19">
            <text:p>2.40</text:p>
          </table:table-cell>
          <table:table-cell office:value-type="float" office:value="2.4111416000000001" table:style-name="ce19">
            <text:p>2.41</text:p>
          </table:table-cell>
          <table:table-cell office:value-type="float" office:value="2.4086582999999999" table:style-name="ce19">
            <text:p>2.41</text:p>
          </table:table-cell>
          <table:table-cell office:value-type="float" office:value="2.5562510000000001" table:style-name="ce19">
            <text:p>2.56</text:p>
          </table:table-cell>
          <table:table-cell office:value-type="float" office:value="2.5620463" table:style-name="ce19">
            <text:p>2.56</text:p>
          </table:table-cell>
          <table:table-cell office:value-type="float" office:value="2.6134328999999998" table:style-name="ce19">
            <text:p>2.61</text:p>
          </table:table-cell>
          <table:table-cell office:value-type="float" office:value="2.6186945000000001" table:style-name="ce19">
            <text:p>2.62</text:p>
          </table:table-cell>
          <table:table-cell office:value-type="float" office:value="2.7105267" table:style-name="ce19">
            <text:p>2.71</text:p>
          </table:table-cell>
          <table:table-cell office:value-type="float" office:value="2.7957942" table:style-name="ce19">
            <text:p>2.80</text:p>
          </table:table-cell>
          <table:table-cell office:value-type="float" office:value="3.0109146" table:style-name="ce19">
            <text:p>3.01</text:p>
          </table:table-cell>
          <table:table-cell office:value-type="float" office:value="3.2096572000000001" table:style-name="ce19">
            <text:p>3.21</text:p>
          </table:table-cell>
          <table:table-cell office:value-type="float" office:value="3.5034831" table:style-name="ce19">
            <text:p>3.50</text:p>
          </table:table-cell>
          <table:table-cell office:value-type="float" office:value="3.4149029" table:style-name="ce19">
            <text:p>3.41</text:p>
          </table:table-cell>
          <table:table-cell office:value-type="float" office:value="3.5328715000000002" table:style-name="ce19">
            <text:p>3.53</text:p>
          </table:table-cell>
          <table:table-cell office:value-type="float" office:value="3.7525455999999999" table:style-name="ce19">
            <text:p>3.75</text:p>
          </table:table-cell>
          <table:table-cell office:value-type="float" office:value="3.8805070000000002" table:style-name="ce19">
            <text:p>3.88</text:p>
          </table:table-cell>
          <table:table-cell office:value-type="float" office:value="4.0141454000000003" table:style-name="ce19">
            <text:p>4.01</text:p>
          </table:table-cell>
          <table:table-cell office:value-type="float" office:value="4.1982217000000004" table:style-name="ce19">
            <text:p>4.20</text:p>
          </table:table-cell>
          <table:table-cell office:value-type="float" office:value="4.2881612999999996" table:style-name="ce19">
            <text:p>4.29</text:p>
          </table:table-cell>
          <table:table-cell office:value-type="float" office:value="4.3188504999999999" table:style-name="ce19">
            <text:p>4.32</text:p>
          </table:table-cell>
          <table:table-cell office:value-type="float" office:value="4.3436269999999997" table:style-name="ce19">
            <text:p>4.34</text:p>
          </table:table-cell>
          <table:table-cell office:value-type="float" office:value="4.4326195999999998" table:style-name="ce19">
            <text:p>4.43</text:p>
          </table:table-cell>
          <table:table-cell office:value-type="float" office:value="4.3686404000000003" table:style-name="ce19">
            <text:p>4.37</text:p>
          </table:table-cell>
          <table:table-cell office:value-type="float" office:value="4.3448691000000004" table:style-name="ce19">
            <text:p>4.34</text:p>
          </table:table-cell>
          <table:table-cell office:value-type="float" office:value="4.3901043" table:style-name="ce19">
            <text:p>4.39</text:p>
          </table:table-cell>
          <table:table-cell office:value-type="float" office:value="4.3692307000000001" table:style-name="ce19">
            <text:p>4.37</text:p>
          </table:table-cell>
          <table:table-cell office:value-type="float" office:value="4.3042445000000003" table:style-name="ce19">
            <text:p>4.30</text:p>
          </table:table-cell>
          <table:table-cell office:value-type="float" office:value="4.2894616000000001" table:style-name="ce19">
            <text:p>4.29</text:p>
          </table:table-cell>
          <table:table-cell office:value-type="float" office:value="4.2598963000000003" table:style-name="ce19">
            <text:p>4.26</text:p>
          </table:table-cell>
          <table:table-cell office:value-type="float" office:value="4.2653365000000001" table:style-name="ce19">
            <text:p>4.27</text:p>
          </table:table-cell>
          <table:table-cell office:value-type="float" office:value="4.3554539999999999" table:style-name="ce19">
            <text:p>4.36</text:p>
          </table:table-cell>
          <table:table-cell office:value-type="float" office:value="4.3556314" table:style-name="ce19">
            <text:p>4.36</text:p>
          </table:table-cell>
          <table:table-cell office:value-type="float" office:value="4.3569312" table:style-name="ce19">
            <text:p>4.36</text:p>
          </table:table-cell>
          <table:table-cell office:value-type="float" office:value="4.4390063" table:style-name="ce19">
            <text:p>4.44</text:p>
          </table:table-cell>
          <table:table-cell office:value-type="float" office:value="4.4467521000000003" table:style-name="ce19">
            <text:p>4.45</text:p>
          </table:table-cell>
          <table:table-cell office:value-type="float" office:value="4.4057746" table:style-name="ce19">
            <text:p>4.41</text:p>
          </table:table-cell>
          <table:table-cell office:value-type="float" office:value="4.4186063000000004" table:style-name="ce19">
            <text:p>4.42</text:p>
          </table:table-cell>
          <table:table-cell office:value-type="float" office:value="4.3580546" table:style-name="ce19">
            <text:p>4.36</text:p>
          </table:table-cell>
          <table:table-cell office:value-type="float" office:value="4.3904003999999999" table:style-name="ce19">
            <text:p>4.39</text:p>
          </table:table-cell>
          <table:table-cell office:value-type="float" office:value="4.3202701000000001" table:style-name="ce19">
            <text:p>4.32</text:p>
          </table:table-cell>
          <table:table-cell office:value-type="float" office:value="4.1702518" table:style-name="ce19">
            <text:p>4.17</text:p>
          </table:table-cell>
          <table:table-cell office:value-type="float" office:value="4.1392673999999996" table:style-name="ce19">
            <text:p>4.14</text:p>
          </table:table-cell>
          <table:table-cell office:value-type="float" office:value="4.1622696000000001" table:style-name="ce19">
            <text:p>4.16</text:p>
          </table:table-cell>
          <table:table-cell office:value-type="float" office:value="4.1962112999999999" table:style-name="ce19">
            <text:p>4.20</text:p>
          </table:table-cell>
          <table:table-cell office:value-type="float" office:value="4.1832618999999998" table:style-name="ce19">
            <text:p>4.18</text:p>
          </table:table-cell>
          <table:table-cell office:value-type="float" office:value="4.1522765000000001" table:style-name="ce19">
            <text:p>4.15</text:p>
          </table:table-cell>
          <table:table-cell office:value-type="float" office:value="4.1191626000000001" table:style-name="ce19">
            <text:p>4.12</text:p>
          </table:table-cell>
          <table:table-cell office:value-type="float" office:value="4.1853309000000003" table:style-name="ce19">
            <text:p>4.19</text:p>
          </table:table-cell>
          <table:table-cell office:value-type="float" office:value="4.2367172000000002" table:style-name="ce19">
            <text:p>4.24</text:p>
          </table:table-cell>
          <table:table-cell office:value-type="float" office:value="4.2632669999999999" table:style-name="ce19">
            <text:p>4.26</text:p>
          </table:table-cell>
          <table:table-cell office:value-type="float" office:value="4.2516183999999999" table:style-name="ce19">
            <text:p>4.25</text:p>
          </table:table-cell>
          <table:table-cell office:value-type="float" office:value="4.2825445999999996" table:style-name="ce19">
            <text:p>4.28</text:p>
          </table:table-cell>
          <table:table-cell office:value-type="float" office:value="4.4540848999999998" table:style-name="ce19">
            <text:p>4.45</text:p>
          </table:table-cell>
          <table:table-cell office:value-type="float" office:value="4.5081911000000003" table:style-name="ce19">
            <text:p>4.51</text:p>
          </table:table-cell>
          <table:table-cell office:value-type="float" office:value="4.8348941999999999" table:style-name="ce19">
            <text:p>4.83</text:p>
          </table:table-cell>
          <table:table-cell office:value-type="float" office:value="5.1720037000000003" table:style-name="ce19">
            <text:p>5.17</text:p>
          </table:table-cell>
          <table:table-cell office:value-type="float" office:value="5.3476248000000002" table:style-name="ce19">
            <text:p>5.35</text:p>
          </table:table-cell>
          <table:table-cell office:value-type="float" office:value="5.4736352000000004" table:style-name="ce19">
            <text:p>5.47</text:p>
          </table:table-cell>
          <table:table-cell office:value-type="float" office:value="5.4679584999999999" table:style-name="ce19">
            <text:p>5.47</text:p>
          </table:table-cell>
          <table:table-cell office:value-type="float" office:value="5.5492048" table:style-name="ce19">
            <text:p>5.55</text:p>
          </table:table-cell>
          <table:table-cell office:value-type="float" office:value="5.4928527000000003" table:style-name="ce19">
            <text:p>5.49</text:p>
          </table:table-cell>
          <table:table-cell office:value-type="float" office:value="5.3423042000000001" table:style-name="ce19">
            <text:p>5.34</text:p>
          </table:table-cell>
          <table:table-cell office:value-type="float" office:value="5.3285847000000004" table:style-name="ce19">
            <text:p>5.33</text:p>
          </table:table-cell>
          <table:table-cell office:value-type="float" office:value="5.4188789999999996" table:style-name="ce19">
            <text:p>5.42</text:p>
          </table:table-cell>
          <table:table-cell office:value-type="float" office:value="5.3873620000000004" table:style-name="ce19">
            <text:p>5.39</text:p>
          </table:table-cell>
          <table:table-cell office:value-type="float" office:value="5.3188272000000003" table:style-name="ce19">
            <text:p>5.32</text:p>
          </table:table-cell>
          <table:table-cell office:value-type="float" office:value="5.2944655000000003" table:style-name="ce19">
            <text:p>5.29</text:p>
          </table:table-cell>
          <table:table-cell office:value-type="float" office:value="5.1435614000000003" table:style-name="ce19">
            <text:p>5.14</text:p>
          </table:table-cell>
          <table:table-cell office:value-type="float" office:value="4.9941358999999999" table:style-name="ce19">
            <text:p>4.99</text:p>
          </table:table-cell>
          <table:table-cell office:value-type="float" office:value="4.8355446000000004" table:style-name="ce19">
            <text:p>4.84</text:p>
          </table:table-cell>
          <table:table-cell office:value-type="float" office:value="4.7586141" table:style-name="ce19">
            <text:p>4.76</text:p>
          </table:table-cell>
          <table:table-cell office:value-type="float" office:value="4.7257952999999997" table:style-name="ce19">
            <text:p>4.73</text:p>
          </table:table-cell>
          <table:table-cell office:value-type="float" office:value="4.6155733999999997" table:style-name="ce19">
            <text:p>4.62</text:p>
          </table:table-cell>
          <table:table-cell office:value-type="float" office:value="4.4441509000000003" table:style-name="ce19">
            <text:p>4.44</text:p>
          </table:table-cell>
          <table:table-cell office:value-type="float" office:value="4.2332276999999996" table:style-name="ce19">
            <text:p>4.23</text:p>
          </table:table-cell>
          <table:table-cell office:value-type="float" office:value="4.1426391999999996" table:style-name="ce19">
            <text:p>4.14</text:p>
          </table:table-cell>
          <table:table-cell office:value-type="float" office:value="4.0356097000000002" table:style-name="ce19">
            <text:p>4.04</text:p>
          </table:table-cell>
          <table:table-cell office:value-type="float" office:value="3.9446645" table:style-name="ce19">
            <text:p>3.94</text:p>
          </table:table-cell>
          <table:table-cell office:value-type="float" office:value="3.7501818999999998" table:style-name="ce19">
            <text:p>3.75</text:p>
          </table:table-cell>
          <table:table-cell office:value-type="float" office:value="3.6338092999999998" table:style-name="ce19">
            <text:p>3.63</text:p>
          </table:table-cell>
          <table:table-cell office:value-type="float" office:value="3.4849744" table:style-name="ce19">
            <text:p>3.48</text:p>
          </table:table-cell>
          <table:table-cell office:value-type="float" office:value="3.2958715000000001" table:style-name="ce19">
            <text:p>3.30</text:p>
          </table:table-cell>
          <table:table-cell office:value-type="float" office:value="3.3" table:style-name="ce19">
            <text:p>3.30</text:p>
          </table:table-cell>
          <table:table-cell table:number-columns-repeated="16287" table:style-name="ce2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8" table:style-name="ce22">
            <text:p>28</text:p>
          </table:table-cell>
          <table:table-cell office:value-type="float" office:value="2.2387507000000002" table:style-name="ce19">
            <text:p>2.24</text:p>
          </table:table-cell>
          <table:table-cell office:value-type="float" office:value="2.2679914999999999" table:style-name="ce19">
            <text:p>2.27</text:p>
          </table:table-cell>
          <table:table-cell office:value-type="float" office:value="2.1005557000000001" table:style-name="ce19">
            <text:p>2.10</text:p>
          </table:table-cell>
          <table:table-cell office:value-type="float" office:value="2.1068647" table:style-name="ce19">
            <text:p>2.11</text:p>
          </table:table-cell>
          <table:table-cell office:value-type="float" office:value="2.0879843" table:style-name="ce19">
            <text:p>2.09</text:p>
          </table:table-cell>
          <table:table-cell office:value-type="float" office:value="2.1403875000000001" table:style-name="ce19">
            <text:p>2.14</text:p>
          </table:table-cell>
          <table:table-cell office:value-type="float" office:value="2.07199" table:style-name="ce19">
            <text:p>2.07</text:p>
          </table:table-cell>
          <table:table-cell office:value-type="float" office:value="2.1001064999999999" table:style-name="ce19">
            <text:p>2.10</text:p>
          </table:table-cell>
          <table:table-cell office:value-type="float" office:value="2.1203823000000002" table:style-name="ce19">
            <text:p>2.12</text:p>
          </table:table-cell>
          <table:table-cell office:value-type="float" office:value="2.0151252999999998" table:style-name="ce19">
            <text:p>2.02</text:p>
          </table:table-cell>
          <table:table-cell office:value-type="float" office:value="1.9618675000000001" table:style-name="ce19">
            <text:p>1.96</text:p>
          </table:table-cell>
          <table:table-cell office:value-type="float" office:value="2.0080065999999999" table:style-name="ce19">
            <text:p>2.01</text:p>
          </table:table-cell>
          <table:table-cell office:value-type="float" office:value="1.9836752" table:style-name="ce19">
            <text:p>1.98</text:p>
          </table:table-cell>
          <table:table-cell office:value-type="float" office:value="2.0870842999999999" table:style-name="ce19">
            <text:p>2.09</text:p>
          </table:table-cell>
          <table:table-cell office:value-type="float" office:value="1.9763316" table:style-name="ce19">
            <text:p>1.98</text:p>
          </table:table-cell>
          <table:table-cell office:value-type="float" office:value="2.0317981000000001" table:style-name="ce19">
            <text:p>2.03</text:p>
          </table:table-cell>
          <table:table-cell office:value-type="float" office:value="2.0467129000000002" table:style-name="ce19">
            <text:p>2.05</text:p>
          </table:table-cell>
          <table:table-cell office:value-type="float" office:value="2.1418750000000002" table:style-name="ce19">
            <text:p>2.14</text:p>
          </table:table-cell>
          <table:table-cell office:value-type="float" office:value="2.1469667000000001" table:style-name="ce19">
            <text:p>2.15</text:p>
          </table:table-cell>
          <table:table-cell office:value-type="float" office:value="2.1442622999999998" table:style-name="ce19">
            <text:p>2.14</text:p>
          </table:table-cell>
          <table:table-cell office:value-type="float" office:value="2.1671526000000001" table:style-name="ce19">
            <text:p>2.17</text:p>
          </table:table-cell>
          <table:table-cell office:value-type="float" office:value="2.2141932999999998" table:style-name="ce19">
            <text:p>2.21</text:p>
          </table:table-cell>
          <table:table-cell office:value-type="float" office:value="2.2981810999999999" table:style-name="ce19">
            <text:p>2.30</text:p>
          </table:table-cell>
          <table:table-cell office:value-type="float" office:value="2.4245242999999999" table:style-name="ce19">
            <text:p>2.42</text:p>
          </table:table-cell>
          <table:table-cell office:value-type="float" office:value="2.5131998000000002" table:style-name="ce19">
            <text:p>2.51</text:p>
          </table:table-cell>
          <table:table-cell office:value-type="float" office:value="2.7210538" table:style-name="ce19">
            <text:p>2.72</text:p>
          </table:table-cell>
          <table:table-cell office:value-type="float" office:value="2.9029976999999998" table:style-name="ce19">
            <text:p>2.90</text:p>
          </table:table-cell>
          <table:table-cell office:value-type="float" office:value="3.1404098999999999" table:style-name="ce19">
            <text:p>3.14</text:p>
          </table:table-cell>
          <table:table-cell office:value-type="float" office:value="3.2508924000000001" table:style-name="ce19">
            <text:p>3.25</text:p>
          </table:table-cell>
          <table:table-cell office:value-type="float" office:value="3.5045698000000001" table:style-name="ce19">
            <text:p>3.50</text:p>
          </table:table-cell>
          <table:table-cell office:value-type="float" office:value="3.5898194000000001" table:style-name="ce19">
            <text:p>3.59</text:p>
          </table:table-cell>
          <table:table-cell office:value-type="float" office:value="3.7349087999999999" table:style-name="ce19">
            <text:p>3.73</text:p>
          </table:table-cell>
          <table:table-cell office:value-type="float" office:value="3.7507670000000002" table:style-name="ce19">
            <text:p>3.75</text:p>
          </table:table-cell>
          <table:table-cell office:value-type="float" office:value="3.7214344000000001" table:style-name="ce19">
            <text:p>3.72</text:p>
          </table:table-cell>
          <table:table-cell office:value-type="float" office:value="3.7408554999999999" table:style-name="ce19">
            <text:p>3.74</text:p>
          </table:table-cell>
          <table:table-cell office:value-type="float" office:value="3.7698716999999999" table:style-name="ce19">
            <text:p>3.77</text:p>
          </table:table-cell>
          <table:table-cell office:value-type="float" office:value="3.9120306999999999" table:style-name="ce19">
            <text:p>3.91</text:p>
          </table:table-cell>
          <table:table-cell office:value-type="float" office:value="3.8472829000000002" table:style-name="ce19">
            <text:p>3.85</text:p>
          </table:table-cell>
          <table:table-cell office:value-type="float" office:value="3.7771268" table:style-name="ce19">
            <text:p>3.78</text:p>
          </table:table-cell>
          <table:table-cell office:value-type="float" office:value="3.7647358999999998" table:style-name="ce19">
            <text:p>3.76</text:p>
          </table:table-cell>
          <table:table-cell office:value-type="float" office:value="3.9232955" table:style-name="ce19">
            <text:p>3.92</text:p>
          </table:table-cell>
          <table:table-cell office:value-type="float" office:value="3.6758362999999998" table:style-name="ce19">
            <text:p>3.68</text:p>
          </table:table-cell>
          <table:table-cell office:value-type="float" office:value="3.7098993999999998" table:style-name="ce19">
            <text:p>3.71</text:p>
          </table:table-cell>
          <table:table-cell office:value-type="float" office:value="3.6070771000000001" table:style-name="ce19">
            <text:p>3.61</text:p>
          </table:table-cell>
          <table:table-cell office:value-type="float" office:value="3.6155032999999999" table:style-name="ce19">
            <text:p>3.62</text:p>
          </table:table-cell>
          <table:table-cell office:value-type="float" office:value="3.5917119999999998" table:style-name="ce19">
            <text:p>3.59</text:p>
          </table:table-cell>
          <table:table-cell office:value-type="float" office:value="3.5569723" table:style-name="ce19">
            <text:p>3.56</text:p>
          </table:table-cell>
          <table:table-cell office:value-type="float" office:value="3.6352389000000001" table:style-name="ce19">
            <text:p>3.64</text:p>
          </table:table-cell>
          <table:table-cell office:value-type="float" office:value="3.7661774000000001" table:style-name="ce19">
            <text:p>3.77</text:p>
          </table:table-cell>
          <table:table-cell office:value-type="float" office:value="3.6582186000000001" table:style-name="ce19">
            <text:p>3.66</text:p>
          </table:table-cell>
          <table:table-cell office:value-type="float" office:value="3.7637898999999999" table:style-name="ce19">
            <text:p>3.76</text:p>
          </table:table-cell>
          <table:table-cell office:value-type="float" office:value="3.7600052000000002" table:style-name="ce19">
            <text:p>3.76</text:p>
          </table:table-cell>
          <table:table-cell office:value-type="float" office:value="3.9243323999999999" table:style-name="ce19">
            <text:p>3.92</text:p>
          </table:table-cell>
          <table:table-cell office:value-type="float" office:value="3.7993855000000001" table:style-name="ce19">
            <text:p>3.80</text:p>
          </table:table-cell>
          <table:table-cell office:value-type="float" office:value="3.8029907000000001" table:style-name="ce19">
            <text:p>3.80</text:p>
          </table:table-cell>
          <table:table-cell office:value-type="float" office:value="3.6954823000000001" table:style-name="ce19">
            <text:p>3.70</text:p>
          </table:table-cell>
          <table:table-cell office:value-type="float" office:value="3.6241547999999999" table:style-name="ce19">
            <text:p>3.62</text:p>
          </table:table-cell>
          <table:table-cell office:value-type="float" office:value="3.6527216" table:style-name="ce19">
            <text:p>3.65</text:p>
          </table:table-cell>
          <table:table-cell office:value-type="float" office:value="3.5287662000000002" table:style-name="ce19">
            <text:p>3.53</text:p>
          </table:table-cell>
          <table:table-cell office:value-type="float" office:value="3.4433807999999999" table:style-name="ce19">
            <text:p>3.44</text:p>
          </table:table-cell>
          <table:table-cell office:value-type="float" office:value="3.4938908" table:style-name="ce19">
            <text:p>3.49</text:p>
          </table:table-cell>
          <table:table-cell office:value-type="float" office:value="3.4518518" table:style-name="ce19">
            <text:p>3.45</text:p>
          </table:table-cell>
          <table:table-cell office:value-type="float" office:value="3.4723989999999998" table:style-name="ce19">
            <text:p>3.47</text:p>
          </table:table-cell>
          <table:table-cell office:value-type="float" office:value="3.4932604" table:style-name="ce19">
            <text:p>3.49</text:p>
          </table:table-cell>
          <table:table-cell office:value-type="float" office:value="3.7456315" table:style-name="ce19">
            <text:p>3.75</text:p>
          </table:table-cell>
          <table:table-cell office:value-type="float" office:value="3.9123465999999998" table:style-name="ce19">
            <text:p>3.91</text:p>
          </table:table-cell>
          <table:table-cell office:value-type="float" office:value="4.0297232000000003" table:style-name="ce19">
            <text:p>4.03</text:p>
          </table:table-cell>
          <table:table-cell office:value-type="float" office:value="4.2375774000000002" table:style-name="ce19">
            <text:p>4.24</text:p>
          </table:table-cell>
          <table:table-cell office:value-type="float" office:value="4.3652715999999998" table:style-name="ce19">
            <text:p>4.37</text:p>
          </table:table-cell>
          <table:table-cell office:value-type="float" office:value="4.3531966000000004" table:style-name="ce19">
            <text:p>4.35</text:p>
          </table:table-cell>
          <table:table-cell office:value-type="float" office:value="4.3513494000000001" table:style-name="ce19">
            <text:p>4.35</text:p>
          </table:table-cell>
          <table:table-cell office:value-type="float" office:value="4.2897543999999996" table:style-name="ce19">
            <text:p>4.29</text:p>
          </table:table-cell>
          <table:table-cell office:value-type="float" office:value="4.4791789" table:style-name="ce19">
            <text:p>4.48</text:p>
          </table:table-cell>
          <table:table-cell office:value-type="float" office:value="4.4345268999999998" table:style-name="ce19">
            <text:p>4.43</text:p>
          </table:table-cell>
          <table:table-cell office:value-type="float" office:value="4.2899351000000001" table:style-name="ce19">
            <text:p>4.29</text:p>
          </table:table-cell>
          <table:table-cell office:value-type="float" office:value="4.3317037000000003" table:style-name="ce19">
            <text:p>4.33</text:p>
          </table:table-cell>
          <table:table-cell office:value-type="float" office:value="4.4870638999999999" table:style-name="ce19">
            <text:p>4.49</text:p>
          </table:table-cell>
          <table:table-cell office:value-type="float" office:value="4.4233970999999999" table:style-name="ce19">
            <text:p>4.42</text:p>
          </table:table-cell>
          <table:table-cell office:value-type="float" office:value="4.3550428999999999" table:style-name="ce19">
            <text:p>4.36</text:p>
          </table:table-cell>
          <table:table-cell office:value-type="float" office:value="4.2020264000000003" table:style-name="ce19">
            <text:p>4.20</text:p>
          </table:table-cell>
          <table:table-cell office:value-type="float" office:value="4.0414833999999997" table:style-name="ce19">
            <text:p>4.04</text:p>
          </table:table-cell>
          <table:table-cell office:value-type="float" office:value="3.9296036000000001" table:style-name="ce19">
            <text:p>3.93</text:p>
          </table:table-cell>
          <table:table-cell office:value-type="float" office:value="3.880986" table:style-name="ce19">
            <text:p>3.88</text:p>
          </table:table-cell>
          <table:table-cell office:value-type="float" office:value="3.5978857999999998" table:style-name="ce19">
            <text:p>3.60</text:p>
          </table:table-cell>
          <table:table-cell office:value-type="float" office:value="3.5035338" table:style-name="ce19">
            <text:p>3.50</text:p>
          </table:table-cell>
          <table:table-cell office:value-type="float" office:value="3.3460095000000001" table:style-name="ce19">
            <text:p>3.35</text:p>
          </table:table-cell>
          <table:table-cell office:value-type="float" office:value="3.1895224999999998" table:style-name="ce19">
            <text:p>3.19</text:p>
          </table:table-cell>
          <table:table-cell office:value-type="float" office:value="3.0897190999999999" table:style-name="ce19">
            <text:p>3.09</text:p>
          </table:table-cell>
          <table:table-cell office:value-type="float" office:value="3.1142764000000001" table:style-name="ce19">
            <text:p>3.11</text:p>
          </table:table-cell>
          <table:table-cell office:value-type="float" office:value="3.0014056999999998" table:style-name="ce19">
            <text:p>3.00</text:p>
          </table:table-cell>
          <table:table-cell office:value-type="float" office:value="2.8423500000000002" table:style-name="ce19">
            <text:p>2.84</text:p>
          </table:table-cell>
          <table:table-cell office:value-type="float" office:value="2.8111237999999998" table:style-name="ce19">
            <text:p>2.81</text:p>
          </table:table-cell>
          <table:table-cell office:value-type="float" office:value="2.6138596999999999" table:style-name="ce19">
            <text:p>2.61</text:p>
          </table:table-cell>
          <table:table-cell office:value-type="float" office:value="2.4801269000000001" table:style-name="ce19">
            <text:p>2.48</text:p>
          </table:table-cell>
          <table:table-cell office:value-type="float" office:value="2.4288053999999999" table:style-name="ce19">
            <text:p>2.43</text:p>
          </table:table-cell>
          <table:table-cell office:value-type="float" office:value="2.4" table:style-name="ce19">
            <text:p>2.40</text:p>
          </table:table-cell>
          <table:table-cell table:number-columns-repeated="16287" table:style-name="ce2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float" office:value="1.4301881999999999" table:style-name="ce19">
            <text:p>1.43</text:p>
          </table:table-cell>
          <table:table-cell office:value-type="float" office:value="1.3988589" table:style-name="ce19">
            <text:p>1.40</text:p>
          </table:table-cell>
          <table:table-cell office:value-type="float" office:value="1.3921676999999999" table:style-name="ce19">
            <text:p>1.39</text:p>
          </table:table-cell>
          <table:table-cell office:value-type="float" office:value="1.3746655999999999" table:style-name="ce19">
            <text:p>1.37</text:p>
          </table:table-cell>
          <table:table-cell office:value-type="float" office:value="1.3653606" table:style-name="ce19">
            <text:p>1.37</text:p>
          </table:table-cell>
          <table:table-cell office:value-type="float" office:value="1.3329858000000001" table:style-name="ce19">
            <text:p>1.33</text:p>
          </table:table-cell>
          <table:table-cell office:value-type="float" office:value="1.3293250000000001" table:style-name="ce19">
            <text:p>1.33</text:p>
          </table:table-cell>
          <table:table-cell office:value-type="float" office:value="1.3166604" table:style-name="ce19">
            <text:p>1.32</text:p>
          </table:table-cell>
          <table:table-cell office:value-type="float" office:value="1.3116110999999999" table:style-name="ce19">
            <text:p>1.31</text:p>
          </table:table-cell>
          <table:table-cell office:value-type="float" office:value="1.3188316" table:style-name="ce19">
            <text:p>1.32</text:p>
          </table:table-cell>
          <table:table-cell office:value-type="float" office:value="1.3171211" table:style-name="ce19">
            <text:p>1.32</text:p>
          </table:table-cell>
          <table:table-cell office:value-type="float" office:value="1.2994152999999999" table:style-name="ce19">
            <text:p>1.30</text:p>
          </table:table-cell>
          <table:table-cell office:value-type="float" office:value="1.2932025" table:style-name="ce19">
            <text:p>1.29</text:p>
          </table:table-cell>
          <table:table-cell office:value-type="float" office:value="1.2992512000000001" table:style-name="ce19">
            <text:p>1.30</text:p>
          </table:table-cell>
          <table:table-cell office:value-type="float" office:value="1.2968284999999999" table:style-name="ce19">
            <text:p>1.30</text:p>
          </table:table-cell>
          <table:table-cell office:value-type="float" office:value="1.3075539" table:style-name="ce19">
            <text:p>1.31</text:p>
          </table:table-cell>
          <table:table-cell office:value-type="float" office:value="1.3436722000000001" table:style-name="ce19">
            <text:p>1.34</text:p>
          </table:table-cell>
          <table:table-cell office:value-type="float" office:value="1.3563799000000001" table:style-name="ce19">
            <text:p>1.36</text:p>
          </table:table-cell>
          <table:table-cell office:value-type="float" office:value="1.336821" table:style-name="ce19">
            <text:p>1.34</text:p>
          </table:table-cell>
          <table:table-cell office:value-type="float" office:value="1.2762408999999999" table:style-name="ce19">
            <text:p>1.28</text:p>
          </table:table-cell>
          <table:table-cell office:value-type="float" office:value="1.3357326" table:style-name="ce19">
            <text:p>1.34</text:p>
          </table:table-cell>
          <table:table-cell office:value-type="float" office:value="1.3709507999999999" table:style-name="ce19">
            <text:p>1.37</text:p>
          </table:table-cell>
          <table:table-cell office:value-type="float" office:value="1.3978425999999999" table:style-name="ce19">
            <text:p>1.40</text:p>
          </table:table-cell>
          <table:table-cell office:value-type="float" office:value="1.41449" table:style-name="ce19">
            <text:p>1.41</text:p>
          </table:table-cell>
          <table:table-cell office:value-type="float" office:value="1.4999256000000001" table:style-name="ce19">
            <text:p>1.50</text:p>
          </table:table-cell>
          <table:table-cell office:value-type="float" office:value="1.4995453000000001" table:style-name="ce19">
            <text:p>1.50</text:p>
          </table:table-cell>
          <table:table-cell office:value-type="float" office:value="1.4917758000000001" table:style-name="ce19">
            <text:p>1.49</text:p>
          </table:table-cell>
          <table:table-cell office:value-type="float" office:value="1.5361159" table:style-name="ce19">
            <text:p>1.54</text:p>
          </table:table-cell>
          <table:table-cell office:value-type="float" office:value="1.6999934000000001" table:style-name="ce19">
            <text:p>1.70</text:p>
          </table:table-cell>
          <table:table-cell office:value-type="float" office:value="1.8951533" table:style-name="ce19">
            <text:p>1.90</text:p>
          </table:table-cell>
          <table:table-cell office:value-type="float" office:value="1.9687572" table:style-name="ce19">
            <text:p>1.97</text:p>
          </table:table-cell>
          <table:table-cell office:value-type="float" office:value="1.9862251" table:style-name="ce19">
            <text:p>1.99</text:p>
          </table:table-cell>
          <table:table-cell office:value-type="float" office:value="1.9902264999999999" table:style-name="ce19">
            <text:p>1.99</text:p>
          </table:table-cell>
          <table:table-cell office:value-type="float" office:value="2.0250568000000002" table:style-name="ce19">
            <text:p>2.03</text:p>
          </table:table-cell>
          <table:table-cell office:value-type="float" office:value="2.0530776999999998" table:style-name="ce19">
            <text:p>2.05</text:p>
          </table:table-cell>
          <table:table-cell office:value-type="float" office:value="2.0466752000000001" table:style-name="ce19">
            <text:p>2.05</text:p>
          </table:table-cell>
          <table:table-cell office:value-type="float" office:value="2.0839748" table:style-name="ce19">
            <text:p>2.08</text:p>
          </table:table-cell>
          <table:table-cell office:value-type="float" office:value="2.1113851000000001" table:style-name="ce19">
            <text:p>2.11</text:p>
          </table:table-cell>
          <table:table-cell office:value-type="float" office:value="2.0965601999999999" table:style-name="ce19">
            <text:p>2.10</text:p>
          </table:table-cell>
          <table:table-cell office:value-type="float" office:value="2.0126235000000001" table:style-name="ce19">
            <text:p>2.01</text:p>
          </table:table-cell>
          <table:table-cell office:value-type="float" office:value="1.9862168" table:style-name="ce19">
            <text:p>1.99</text:p>
          </table:table-cell>
          <table:table-cell office:value-type="float" office:value="2.0484431000000001" table:style-name="ce19">
            <text:p>2.05</text:p>
          </table:table-cell>
          <table:table-cell office:value-type="float" office:value="2.1134365000000002" table:style-name="ce19">
            <text:p>2.11</text:p>
          </table:table-cell>
          <table:table-cell office:value-type="float" office:value="2.0725768000000002" table:style-name="ce19">
            <text:p>2.07</text:p>
          </table:table-cell>
          <table:table-cell office:value-type="float" office:value="2.1510004999999999" table:style-name="ce19">
            <text:p>2.15</text:p>
          </table:table-cell>
          <table:table-cell office:value-type="float" office:value="2.2488475000000001" table:style-name="ce19">
            <text:p>2.25</text:p>
          </table:table-cell>
          <table:table-cell office:value-type="float" office:value="2.2005105" table:style-name="ce19">
            <text:p>2.20</text:p>
          </table:table-cell>
          <table:table-cell office:value-type="float" office:value="2.2291647999999999" table:style-name="ce19">
            <text:p>2.23</text:p>
          </table:table-cell>
          <table:table-cell office:value-type="float" office:value="2.2072995" table:style-name="ce19">
            <text:p>2.21</text:p>
          </table:table-cell>
          <table:table-cell office:value-type="float" office:value="2.0643041000000002" table:style-name="ce19">
            <text:p>2.06</text:p>
          </table:table-cell>
          <table:table-cell office:value-type="float" office:value="2.0509317" table:style-name="ce19">
            <text:p>2.05</text:p>
          </table:table-cell>
          <table:table-cell office:value-type="float" office:value="2.0611100000000002" table:style-name="ce19">
            <text:p>2.06</text:p>
          </table:table-cell>
          <table:table-cell office:value-type="float" office:value="2.0362545999999999" table:style-name="ce19">
            <text:p>2.04</text:p>
          </table:table-cell>
          <table:table-cell office:value-type="float" office:value="2.0654469" table:style-name="ce19">
            <text:p>2.07</text:p>
          </table:table-cell>
          <table:table-cell office:value-type="float" office:value="2.0293057000000001" table:style-name="ce19">
            <text:p>2.03</text:p>
          </table:table-cell>
          <table:table-cell office:value-type="float" office:value="2.0084076" table:style-name="ce19">
            <text:p>2.01</text:p>
          </table:table-cell>
          <table:table-cell office:value-type="float" office:value="1.921405" table:style-name="ce19">
            <text:p>1.92</text:p>
          </table:table-cell>
          <table:table-cell office:value-type="float" office:value="1.9187708999999999" table:style-name="ce19">
            <text:p>1.92</text:p>
          </table:table-cell>
          <table:table-cell office:value-type="float" office:value="1.8498703000000001" table:style-name="ce19">
            <text:p>1.85</text:p>
          </table:table-cell>
          <table:table-cell office:value-type="float" office:value="1.7856196" table:style-name="ce19">
            <text:p>1.79</text:p>
          </table:table-cell>
          <table:table-cell office:value-type="float" office:value="1.7947119" table:style-name="ce19">
            <text:p>1.79</text:p>
          </table:table-cell>
          <table:table-cell office:value-type="float" office:value="1.8470632" table:style-name="ce19">
            <text:p>1.85</text:p>
          </table:table-cell>
          <table:table-cell office:value-type="float" office:value="1.8486449" table:style-name="ce19">
            <text:p>1.85</text:p>
          </table:table-cell>
          <table:table-cell office:value-type="float" office:value="1.8217002" table:style-name="ce19">
            <text:p>1.82</text:p>
          </table:table-cell>
          <table:table-cell office:value-type="float" office:value="1.8104537000000001" table:style-name="ce19">
            <text:p>1.81</text:p>
          </table:table-cell>
          <table:table-cell office:value-type="float" office:value="1.7235787" table:style-name="ce19">
            <text:p>1.72</text:p>
          </table:table-cell>
          <table:table-cell office:value-type="float" office:value="1.6194621" table:style-name="ce19">
            <text:p>1.62</text:p>
          </table:table-cell>
          <table:table-cell office:value-type="float" office:value="1.7692890999999999" table:style-name="ce19">
            <text:p>1.77</text:p>
          </table:table-cell>
          <table:table-cell office:value-type="float" office:value="1.8661939000000001" table:style-name="ce19">
            <text:p>1.87</text:p>
          </table:table-cell>
          <table:table-cell office:value-type="float" office:value="1.9117697" table:style-name="ce19">
            <text:p>1.91</text:p>
          </table:table-cell>
          <table:table-cell office:value-type="float" office:value="1.9595358" table:style-name="ce19">
            <text:p>1.96</text:p>
          </table:table-cell>
          <table:table-cell office:value-type="float" office:value="2.0059292000000002" table:style-name="ce19">
            <text:p>2.01</text:p>
          </table:table-cell>
          <table:table-cell office:value-type="float" office:value="2.0020973999999998" table:style-name="ce19">
            <text:p>2.00</text:p>
          </table:table-cell>
          <table:table-cell office:value-type="float" office:value="2.0021236" table:style-name="ce19">
            <text:p>2.00</text:p>
          </table:table-cell>
          <table:table-cell office:value-type="float" office:value="1.9760133" table:style-name="ce19">
            <text:p>1.98</text:p>
          </table:table-cell>
          <table:table-cell office:value-type="float" office:value="2.0594130000000002" table:style-name="ce19">
            <text:p>2.06</text:p>
          </table:table-cell>
          <table:table-cell office:value-type="float" office:value="2.3620812999999998" table:style-name="ce19">
            <text:p>2.36</text:p>
          </table:table-cell>
          <table:table-cell office:value-type="float" office:value="2.3437163999999999" table:style-name="ce19">
            <text:p>2.34</text:p>
          </table:table-cell>
          <table:table-cell office:value-type="float" office:value="2.3014252000000002" table:style-name="ce19">
            <text:p>2.30</text:p>
          </table:table-cell>
          <table:table-cell office:value-type="float" office:value="2.2725073999999998" table:style-name="ce19">
            <text:p>2.27</text:p>
          </table:table-cell>
          <table:table-cell office:value-type="float" office:value="2.2848668000000001" table:style-name="ce19">
            <text:p>2.28</text:p>
          </table:table-cell>
          <table:table-cell office:value-type="float" office:value="2.2317007000000002" table:style-name="ce19">
            <text:p>2.23</text:p>
          </table:table-cell>
          <table:table-cell office:value-type="float" office:value="2.1941158999999999" table:style-name="ce19">
            <text:p>2.19</text:p>
          </table:table-cell>
          <table:table-cell office:value-type="float" office:value="2.1741312000000002" table:style-name="ce19">
            <text:p>2.17</text:p>
          </table:table-cell>
          <table:table-cell office:value-type="float" office:value="2.1089251" table:style-name="ce19">
            <text:p>2.11</text:p>
          </table:table-cell>
          <table:table-cell office:value-type="float" office:value="2.1058652000000002" table:style-name="ce19">
            <text:p>2.11</text:p>
          </table:table-cell>
          <table:table-cell office:value-type="float" office:value="2.0309822999999998" table:style-name="ce19">
            <text:p>2.03</text:p>
          </table:table-cell>
          <table:table-cell office:value-type="float" office:value="1.8984578000000001" table:style-name="ce19">
            <text:p>1.90</text:p>
          </table:table-cell>
          <table:table-cell office:value-type="float" office:value="1.8444685999999999" table:style-name="ce19">
            <text:p>1.84</text:p>
          </table:table-cell>
          <table:table-cell office:value-type="float" office:value="1.7673268" table:style-name="ce19">
            <text:p>1.77</text:p>
          </table:table-cell>
          <table:table-cell office:value-type="float" office:value="1.7328093" table:style-name="ce19">
            <text:p>1.73</text:p>
          </table:table-cell>
          <table:table-cell office:value-type="float" office:value="1.6507578999999999" table:style-name="ce19">
            <text:p>1.65</text:p>
          </table:table-cell>
          <table:table-cell office:value-type="float" office:value="1.7241533" table:style-name="ce19">
            <text:p>1.72</text:p>
          </table:table-cell>
          <table:table-cell office:value-type="float" office:value="1.7984439999999999" table:style-name="ce19">
            <text:p>1.80</text:p>
          </table:table-cell>
          <table:table-cell office:value-type="float" office:value="1.7552295" table:style-name="ce19">
            <text:p>1.76</text:p>
          </table:table-cell>
          <table:table-cell office:value-type="float" office:value="1.76" table:style-name="ce19">
            <text:p>1.76</text:p>
          </table:table-cell>
          <table:table-cell table:number-columns-repeated="16287" table:style-name="ce23"/>
        </table:table-row>
        <table:table-row table:number-rows-repeated="1048552" table:style-name="ro2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-0.1044959" table:style-name="ce19">
            <text:p>-0.10</text:p>
          </table:table-cell>
          <table:table-cell office:value-type="float" office:value="-0.10622910000000001" table:style-name="ce19">
            <text:p>-0.11</text:p>
          </table:table-cell>
          <table:table-cell office:value-type="float" office:value="-0.1125178" table:style-name="ce19">
            <text:p>-0.11</text:p>
          </table:table-cell>
          <table:table-cell office:value-type="float" office:value="-0.1260146" table:style-name="ce19">
            <text:p>-0.13</text:p>
          </table:table-cell>
          <table:table-cell office:value-type="float" office:value="-0.1211417" table:style-name="ce19">
            <text:p>-0.12</text:p>
          </table:table-cell>
          <table:table-cell office:value-type="float" office:value="-0.1242598" table:style-name="ce19">
            <text:p>-0.12</text:p>
          </table:table-cell>
          <table:table-cell office:value-type="float" office:value="-0.11126369999999999" table:style-name="ce19">
            <text:p>-0.11</text:p>
          </table:table-cell>
          <table:table-cell office:value-type="float" office:value="-0.124795" table:style-name="ce19">
            <text:p>-0.12</text:p>
          </table:table-cell>
          <table:table-cell office:value-type="float" office:value="-0.1199934" table:style-name="ce19">
            <text:p>-0.12</text:p>
          </table:table-cell>
          <table:table-cell office:value-type="float" office:value="-0.1241511" table:style-name="ce19">
            <text:p>-0.12</text:p>
          </table:table-cell>
          <table:table-cell office:value-type="float" office:value="-0.115505" table:style-name="ce19">
            <text:p>-0.12</text:p>
          </table:table-cell>
          <table:table-cell office:value-type="float" office:value="-0.1205726" table:style-name="ce19">
            <text:p>-0.12</text:p>
          </table:table-cell>
          <table:table-cell office:value-type="float" office:value="-0.1196574" table:style-name="ce19">
            <text:p>-0.12</text:p>
          </table:table-cell>
          <table:table-cell office:value-type="float" office:value="-0.1169113" table:style-name="ce19">
            <text:p>-0.12</text:p>
          </table:table-cell>
          <table:table-cell office:value-type="float" office:value="-0.1077815" table:style-name="ce19">
            <text:p>-0.11</text:p>
          </table:table-cell>
          <table:table-cell office:value-type="float" office:value="-0.1113643" table:style-name="ce19">
            <text:p>-0.11</text:p>
          </table:table-cell>
          <table:table-cell office:value-type="float" office:value="-4.6954500000000003E-2" table:style-name="ce19">
            <text:p>-0.05</text:p>
          </table:table-cell>
          <table:table-cell office:value-type="float" office:value="-5.5787799999999999E-2" table:style-name="ce19">
            <text:p>-0.06</text:p>
          </table:table-cell>
          <table:table-cell office:value-type="float" office:value="-5.3972100000000002E-2" table:style-name="ce19">
            <text:p>-0.05</text:p>
          </table:table-cell>
          <table:table-cell office:value-type="float" office:value="-6.1700199999999997E-2" table:style-name="ce19">
            <text:p>-0.06</text:p>
          </table:table-cell>
          <table:table-cell office:value-type="float" office:value="-6.0170300000000003E-2" table:style-name="ce19">
            <text:p>-0.06</text:p>
          </table:table-cell>
          <table:table-cell office:value-type="float" office:value="-4.9655199999999997E-2" table:style-name="ce19">
            <text:p>-0.05</text:p>
          </table:table-cell>
          <table:table-cell office:value-type="float" office:value="-2.9001099999999998E-2" table:style-name="ce19">
            <text:p>-0.03</text:p>
          </table:table-cell>
          <table:table-cell office:value-type="float" office:value="-2.36549E-2" table:style-name="ce19">
            <text:p>-0.02</text:p>
          </table:table-cell>
          <table:table-cell office:value-type="float" office:value="-1.6299999999999999E-2" table:style-name="ce19">
            <text:p>-0.02</text:p>
          </table:table-cell>
          <table:table-cell office:value-type="float" office:value="-2.5568500000000001E-2" table:style-name="ce19">
            <text:p>-0.03</text:p>
          </table:table-cell>
          <table:table-cell office:value-type="float" office:value="-2.97275E-2" table:style-name="ce19">
            <text:p>-0.03</text:p>
          </table:table-cell>
          <table:table-cell office:value-type="float" office:value="-1.9895099999999999E-2" table:style-name="ce19">
            <text:p>-0.02</text:p>
          </table:table-cell>
          <table:table-cell office:value-type="float" office:value="-3.5227000000000001E-3" table:style-name="ce19">
            <text:p>0.00</text:p>
          </table:table-cell>
          <table:table-cell office:value-type="float" office:value="2.1949900000000001E-2" table:style-name="ce19">
            <text:p>0.02</text:p>
          </table:table-cell>
          <table:table-cell office:value-type="float" office:value="4.3247000000000001E-2" table:style-name="ce19">
            <text:p>0.04</text:p>
          </table:table-cell>
          <table:table-cell office:value-type="float" office:value="4.9611299999999997E-2" table:style-name="ce19">
            <text:p>0.05</text:p>
          </table:table-cell>
          <table:table-cell office:value-type="float" office:value="7.3738799999999993E-2" table:style-name="ce19">
            <text:p>0.07</text:p>
          </table:table-cell>
          <table:table-cell office:value-type="float" office:value="8.16495E-2" table:style-name="ce19">
            <text:p>0.08</text:p>
          </table:table-cell>
          <table:table-cell office:value-type="float" office:value="7.81337E-2" table:style-name="ce19">
            <text:p>0.08</text:p>
          </table:table-cell>
          <table:table-cell office:value-type="float" office:value="7.8231999999999996E-2" table:style-name="ce19">
            <text:p>0.08</text:p>
          </table:table-cell>
          <table:table-cell office:value-type="float" office:value="7.9605899999999993E-2" table:style-name="ce19">
            <text:p>0.08</text:p>
          </table:table-cell>
          <table:table-cell office:value-type="float" office:value="7.9991900000000005E-2" table:style-name="ce19">
            <text:p>0.08</text:p>
          </table:table-cell>
          <table:table-cell office:value-type="float" office:value="0.1012319" table:style-name="ce19">
            <text:p>0.10</text:p>
          </table:table-cell>
          <table:table-cell office:value-type="float" office:value="9.3618900000000005E-2" table:style-name="ce19">
            <text:p>0.09</text:p>
          </table:table-cell>
          <table:table-cell office:value-type="float" office:value="9.4589599999999996E-2" table:style-name="ce19">
            <text:p>0.09</text:p>
          </table:table-cell>
          <table:table-cell office:value-type="float" office:value="7.0493E-2" table:style-name="ce19">
            <text:p>0.07</text:p>
          </table:table-cell>
          <table:table-cell office:value-type="float" office:value="7.2224899999999995E-2" table:style-name="ce19">
            <text:p>0.07</text:p>
          </table:table-cell>
          <table:table-cell office:value-type="float" office:value="6.3276700000000005E-2" table:style-name="ce19">
            <text:p>0.06</text:p>
          </table:table-cell>
          <table:table-cell office:value-type="float" office:value="7.7591199999999999E-2" table:style-name="ce19">
            <text:p>0.08</text:p>
          </table:table-cell>
          <table:table-cell office:value-type="float" office:value="6.3341400000000006E-2" table:style-name="ce19">
            <text:p>0.06</text:p>
          </table:table-cell>
          <table:table-cell office:value-type="float" office:value="7.5165899999999994E-2" table:style-name="ce19">
            <text:p>0.08</text:p>
          </table:table-cell>
          <table:table-cell office:value-type="float" office:value="6.7658399999999994E-2" table:style-name="ce19">
            <text:p>0.07</text:p>
          </table:table-cell>
          <table:table-cell office:value-type="float" office:value="4.6664999999999998E-2" table:style-name="ce19">
            <text:p>0.05</text:p>
          </table:table-cell>
          <table:table-cell office:value-type="float" office:value="3.8406700000000002E-2" table:style-name="ce19">
            <text:p>0.04</text:p>
          </table:table-cell>
          <table:table-cell office:value-type="float" office:value="4.1820000000000003E-2" table:style-name="ce19">
            <text:p>0.04</text:p>
          </table:table-cell>
          <table:table-cell office:value-type="float" office:value="6.6861599999999993E-2" table:style-name="ce19">
            <text:p>0.07</text:p>
          </table:table-cell>
          <table:table-cell office:value-type="float" office:value="6.4634700000000003E-2" table:style-name="ce19">
            <text:p>0.06</text:p>
          </table:table-cell>
          <table:table-cell office:value-type="float" office:value="5.8334400000000002E-2" table:style-name="ce19">
            <text:p>0.06</text:p>
          </table:table-cell>
          <table:table-cell office:value-type="float" office:value="4.0761699999999998E-2" table:style-name="ce19">
            <text:p>0.04</text:p>
          </table:table-cell>
          <table:table-cell office:value-type="float" office:value="4.4709899999999997E-2" table:style-name="ce19">
            <text:p>0.04</text:p>
          </table:table-cell>
          <table:table-cell office:value-type="float" office:value="7.1599499999999996E-2" table:style-name="ce19">
            <text:p>0.07</text:p>
          </table:table-cell>
          <table:table-cell office:value-type="float" office:value="7.8978000000000007E-2" table:style-name="ce19">
            <text:p>0.08</text:p>
          </table:table-cell>
          <table:table-cell office:value-type="float" office:value="7.5894199999999995E-2" table:style-name="ce19">
            <text:p>0.08</text:p>
          </table:table-cell>
          <table:table-cell office:value-type="float" office:value="6.4363500000000004E-2" table:style-name="ce19">
            <text:p>0.06</text:p>
          </table:table-cell>
          <table:table-cell office:value-type="float" office:value="5.0443799999999997E-2" table:style-name="ce19">
            <text:p>0.05</text:p>
          </table:table-cell>
          <table:table-cell office:value-type="float" office:value="5.1137599999999998E-2" table:style-name="ce19">
            <text:p>0.05</text:p>
          </table:table-cell>
          <table:table-cell office:value-type="float" office:value="6.2772099999999997E-2" table:style-name="ce19">
            <text:p>0.06</text:p>
          </table:table-cell>
          <table:table-cell office:value-type="float" office:value="6.1450499999999998E-2" table:style-name="ce19">
            <text:p>0.06</text:p>
          </table:table-cell>
          <table:table-cell office:value-type="float" office:value="6.9827200000000006E-2" table:style-name="ce19">
            <text:p>0.07</text:p>
          </table:table-cell>
          <table:table-cell office:value-type="float" office:value="7.5384900000000005E-2" table:style-name="ce19">
            <text:p>0.08</text:p>
          </table:table-cell>
          <table:table-cell office:value-type="float" office:value="8.5478100000000001E-2" table:style-name="ce19">
            <text:p>0.09</text:p>
          </table:table-cell>
          <table:table-cell office:value-type="float" office:value="0.1253512" table:style-name="ce19">
            <text:p>0.13</text:p>
          </table:table-cell>
          <table:table-cell office:value-type="float" office:value="0.1746954" table:style-name="ce19">
            <text:p>0.17</text:p>
          </table:table-cell>
          <table:table-cell office:value-type="float" office:value="0.18650900000000001" table:style-name="ce19">
            <text:p>0.19</text:p>
          </table:table-cell>
          <table:table-cell office:value-type="float" office:value="0.1673586" table:style-name="ce19">
            <text:p>0.17</text:p>
          </table:table-cell>
          <table:table-cell office:value-type="float" office:value="0.14234649999999999" table:style-name="ce19">
            <text:p>0.14</text:p>
          </table:table-cell>
          <table:table-cell office:value-type="float" office:value="0.11805359999999999" table:style-name="ce19">
            <text:p>0.12</text:p>
          </table:table-cell>
          <table:table-cell office:value-type="float" office:value="0.10988059999999999" table:style-name="ce19">
            <text:p>0.11</text:p>
          </table:table-cell>
          <table:table-cell office:value-type="float" office:value="8.7185100000000001E-2" table:style-name="ce19">
            <text:p>0.09</text:p>
          </table:table-cell>
          <table:table-cell office:value-type="float" office:value="7.1324299999999993E-2" table:style-name="ce19">
            <text:p>0.07</text:p>
          </table:table-cell>
          <table:table-cell office:value-type="float" office:value="7.4710899999999997E-2" table:style-name="ce19">
            <text:p>0.07</text:p>
          </table:table-cell>
          <table:table-cell office:value-type="float" office:value="6.1399700000000001E-2" table:style-name="ce19">
            <text:p>0.06</text:p>
          </table:table-cell>
          <table:table-cell office:value-type="float" office:value="5.3620300000000003E-2" table:style-name="ce19">
            <text:p>0.05</text:p>
          </table:table-cell>
          <table:table-cell office:value-type="float" office:value="4.6122200000000002E-2" table:style-name="ce19">
            <text:p>0.05</text:p>
          </table:table-cell>
          <table:table-cell office:value-type="float" office:value="4.34048E-2" table:style-name="ce19">
            <text:p>0.04</text:p>
          </table:table-cell>
          <table:table-cell office:value-type="float" office:value="4.78489E-2" table:style-name="ce19">
            <text:p>0.05</text:p>
          </table:table-cell>
          <table:table-cell office:value-type="float" office:value="2.4264299999999999E-2" table:style-name="ce19">
            <text:p>0.02</text:p>
          </table:table-cell>
          <table:table-cell office:value-type="float" office:value="2.0591700000000001E-2" table:style-name="ce19">
            <text:p>0.02</text:p>
          </table:table-cell>
          <table:table-cell office:value-type="float" office:value="2.3268400000000002E-2" table:style-name="ce19">
            <text:p>0.02</text:p>
          </table:table-cell>
          <table:table-cell office:value-type="float" office:value="2.10739E-2" table:style-name="ce19">
            <text:p>0.02</text:p>
          </table:table-cell>
          <table:table-cell office:value-type="float" office:value="1.21426E-2" table:style-name="ce19">
            <text:p>0.01</text:p>
          </table:table-cell>
          <table:table-cell office:value-type="float" office:value="2.3611000000000001E-3" table:style-name="ce19">
            <text:p>0.00</text:p>
          </table:table-cell>
          <table:table-cell office:value-type="float" office:value="-2.32E-4" table:style-name="ce19">
            <text:p>0.00</text:p>
          </table:table-cell>
          <table:table-cell office:value-type="float" office:value="-9.7461000000000006E-3" table:style-name="ce19">
            <text:p>-0.01</text:p>
          </table:table-cell>
          <table:table-cell office:value-type="float" office:value="-1.1892E-2" table:style-name="ce19">
            <text:p>-0.01</text:p>
          </table:table-cell>
          <table:table-cell office:value-type="float" office:value="-5.60306E-2" table:style-name="ce19">
            <text:p>-0.06</text:p>
          </table:table-cell>
          <table:table-cell office:value-type="float" office:value="-7.07652E-2" table:style-name="ce19">
            <text:p>-0.07</text:p>
          </table:table-cell>
          <table:table-cell office:value-type="float" office:value="-7.9390199999999994E-2" table:style-name="ce19">
            <text:p>-0.08</text:p>
          </table:table-cell>
          <table:table-cell office:value-type="float" office:value="-9.0492000000000003E-2" table:style-name="ce19">
            <text:p>-0.09</text:p>
          </table:table-cell>
          <table:table-cell office:value-type="float" office:value="-0.09" table:style-name="ce19">
            <text:p>-0.09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7" table:style-name="ce22">
            <text:p>17</text:p>
          </table:table-cell>
          <table:table-cell office:value-type="float" office:value="-0.30202190000000001" table:style-name="ce19">
            <text:p>-0.30</text:p>
          </table:table-cell>
          <table:table-cell office:value-type="float" office:value="-0.3114112" table:style-name="ce19">
            <text:p>-0.31</text:p>
          </table:table-cell>
          <table:table-cell office:value-type="float" office:value="-0.3042763" table:style-name="ce19">
            <text:p>-0.30</text:p>
          </table:table-cell>
          <table:table-cell office:value-type="float" office:value="-0.31860460000000002" table:style-name="ce19">
            <text:p>-0.32</text:p>
          </table:table-cell>
          <table:table-cell office:value-type="float" office:value="-0.3189496" table:style-name="ce19">
            <text:p>-0.32</text:p>
          </table:table-cell>
          <table:table-cell office:value-type="float" office:value="-0.32496059999999999" table:style-name="ce19">
            <text:p>-0.32</text:p>
          </table:table-cell>
          <table:table-cell office:value-type="float" office:value="-0.32803789999999999" table:style-name="ce19">
            <text:p>-0.33</text:p>
          </table:table-cell>
          <table:table-cell office:value-type="float" office:value="-0.33332529999999999" table:style-name="ce19">
            <text:p>-0.33</text:p>
          </table:table-cell>
          <table:table-cell office:value-type="float" office:value="-0.31493959999999999" table:style-name="ce19">
            <text:p>-0.31</text:p>
          </table:table-cell>
          <table:table-cell office:value-type="float" office:value="-0.32550370000000001" table:style-name="ce19">
            <text:p>-0.33</text:p>
          </table:table-cell>
          <table:table-cell office:value-type="float" office:value="-0.32872980000000002" table:style-name="ce19">
            <text:p>-0.33</text:p>
          </table:table-cell>
          <table:table-cell office:value-type="float" office:value="-0.32859500000000003" table:style-name="ce19">
            <text:p>-0.33</text:p>
          </table:table-cell>
          <table:table-cell office:value-type="float" office:value="-0.33035110000000001" table:style-name="ce19">
            <text:p>-0.33</text:p>
          </table:table-cell>
          <table:table-cell office:value-type="float" office:value="-0.33848709999999999" table:style-name="ce19">
            <text:p>-0.34</text:p>
          </table:table-cell>
          <table:table-cell office:value-type="float" office:value="-0.32460519999999998" table:style-name="ce19">
            <text:p>-0.32</text:p>
          </table:table-cell>
          <table:table-cell office:value-type="float" office:value="-0.33678970000000003" table:style-name="ce19">
            <text:p>-0.34</text:p>
          </table:table-cell>
          <table:table-cell office:value-type="float" office:value="-0.306398" table:style-name="ce19">
            <text:p>-0.31</text:p>
          </table:table-cell>
          <table:table-cell office:value-type="float" office:value="-0.31721090000000002" table:style-name="ce19">
            <text:p>-0.32</text:p>
          </table:table-cell>
          <table:table-cell office:value-type="float" office:value="-0.31077300000000002" table:style-name="ce19">
            <text:p>-0.31</text:p>
          </table:table-cell>
          <table:table-cell office:value-type="float" office:value="-0.30671029999999999" table:style-name="ce19">
            <text:p>-0.31</text:p>
          </table:table-cell>
          <table:table-cell office:value-type="float" office:value="-0.3141467" table:style-name="ce19">
            <text:p>-0.31</text:p>
          </table:table-cell>
          <table:table-cell office:value-type="float" office:value="-0.28888540000000001" table:style-name="ce19">
            <text:p>-0.29</text:p>
          </table:table-cell>
          <table:table-cell office:value-type="float" office:value="-0.26010070000000002" table:style-name="ce19">
            <text:p>-0.26</text:p>
          </table:table-cell>
          <table:table-cell office:value-type="float" office:value="-0.23197770000000001" table:style-name="ce19">
            <text:p>-0.23</text:p>
          </table:table-cell>
          <table:table-cell office:value-type="float" office:value="-0.2048432" table:style-name="ce19">
            <text:p>-0.20</text:p>
          </table:table-cell>
          <table:table-cell office:value-type="float" office:value="-0.15799240000000001" table:style-name="ce19">
            <text:p>-0.16</text:p>
          </table:table-cell>
          <table:table-cell office:value-type="float" office:value="-0.10716589999999999" table:style-name="ce19">
            <text:p>-0.11</text:p>
          </table:table-cell>
          <table:table-cell office:value-type="float" office:value="-5.08399E-2" table:style-name="ce19">
            <text:p>-0.05</text:p>
          </table:table-cell>
          <table:table-cell office:value-type="float" office:value="-1.4433E-3" table:style-name="ce19">
            <text:p>0.00</text:p>
          </table:table-cell>
          <table:table-cell office:value-type="float" office:value="6.7901299999999998E-2" table:style-name="ce19">
            <text:p>0.07</text:p>
          </table:table-cell>
          <table:table-cell office:value-type="float" office:value="0.1211045" table:style-name="ce19">
            <text:p>0.12</text:p>
          </table:table-cell>
          <table:table-cell office:value-type="float" office:value="0.14333460000000001" table:style-name="ce19">
            <text:p>0.14</text:p>
          </table:table-cell>
          <table:table-cell office:value-type="float" office:value="0.14731730000000001" table:style-name="ce19">
            <text:p>0.15</text:p>
          </table:table-cell>
          <table:table-cell office:value-type="float" office:value="0.14137739999999999" table:style-name="ce19">
            <text:p>0.14</text:p>
          </table:table-cell>
          <table:table-cell office:value-type="float" office:value="0.14246010000000001" table:style-name="ce19">
            <text:p>0.14</text:p>
          </table:table-cell>
          <table:table-cell office:value-type="float" office:value="0.14078199999999999" table:style-name="ce19">
            <text:p>0.14</text:p>
          </table:table-cell>
          <table:table-cell office:value-type="float" office:value="0.1372921" table:style-name="ce19">
            <text:p>0.14</text:p>
          </table:table-cell>
          <table:table-cell office:value-type="float" office:value="0.20063529999999999" table:style-name="ce19">
            <text:p>0.20</text:p>
          </table:table-cell>
          <table:table-cell office:value-type="float" office:value="0.1964687" table:style-name="ce19">
            <text:p>0.20</text:p>
          </table:table-cell>
          <table:table-cell office:value-type="float" office:value="0.1073373" table:style-name="ce19">
            <text:p>0.11</text:p>
          </table:table-cell>
          <table:table-cell office:value-type="float" office:value="7.8075199999999997E-2" table:style-name="ce19">
            <text:p>0.08</text:p>
          </table:table-cell>
          <table:table-cell office:value-type="float" office:value="7.4313100000000007E-2" table:style-name="ce19">
            <text:p>0.07</text:p>
          </table:table-cell>
          <table:table-cell office:value-type="float" office:value="4.2709499999999997E-2" table:style-name="ce19">
            <text:p>0.04</text:p>
          </table:table-cell>
          <table:table-cell office:value-type="float" office:value="1.28731E-2" table:style-name="ce19">
            <text:p>0.01</text:p>
          </table:table-cell>
          <table:table-cell office:value-type="float" office:value="9.6481999999999998E-2" table:style-name="ce19">
            <text:p>0.10</text:p>
          </table:table-cell>
          <table:table-cell office:value-type="float" office:value="0.14010890000000001" table:style-name="ce19">
            <text:p>0.14</text:p>
          </table:table-cell>
          <table:table-cell office:value-type="float" office:value="0.12956119999999999" table:style-name="ce19">
            <text:p>0.13</text:p>
          </table:table-cell>
          <table:table-cell office:value-type="float" office:value="0.1120705" table:style-name="ce19">
            <text:p>0.11</text:p>
          </table:table-cell>
          <table:table-cell office:value-type="float" office:value="0.1018918" table:style-name="ce19">
            <text:p>0.10</text:p>
          </table:table-cell>
          <table:table-cell office:value-type="float" office:value="0.1255396" table:style-name="ce19">
            <text:p>0.13</text:p>
          </table:table-cell>
          <table:table-cell office:value-type="float" office:value="9.2571500000000001E-2" table:style-name="ce19">
            <text:p>0.09</text:p>
          </table:table-cell>
          <table:table-cell office:value-type="float" office:value="0.1170692" table:style-name="ce19">
            <text:p>0.12</text:p>
          </table:table-cell>
          <table:table-cell office:value-type="float" office:value="7.4291999999999997E-2" table:style-name="ce19">
            <text:p>0.07</text:p>
          </table:table-cell>
          <table:table-cell office:value-type="float" office:value="0.1065" table:style-name="ce19">
            <text:p>0.11</text:p>
          </table:table-cell>
          <table:table-cell office:value-type="float" office:value="4.8980599999999999E-2" table:style-name="ce19">
            <text:p>0.05</text:p>
          </table:table-cell>
          <table:table-cell office:value-type="float" office:value="0.1038554" table:style-name="ce19">
            <text:p>0.10</text:p>
          </table:table-cell>
          <table:table-cell office:value-type="float" office:value="7.35045E-2" table:style-name="ce19">
            <text:p>0.07</text:p>
          </table:table-cell>
          <table:table-cell office:value-type="float" office:value="4.8736300000000003E-2" table:style-name="ce19">
            <text:p>0.05</text:p>
          </table:table-cell>
          <table:table-cell office:value-type="float" office:value="6.0106199999999999E-2" table:style-name="ce19">
            <text:p>0.06</text:p>
          </table:table-cell>
          <table:table-cell office:value-type="float" office:value="4.4480499999999999E-2" table:style-name="ce19">
            <text:p>0.04</text:p>
          </table:table-cell>
          <table:table-cell office:value-type="float" office:value="5.2465100000000001E-2" table:style-name="ce19">
            <text:p>0.05</text:p>
          </table:table-cell>
          <table:table-cell office:value-type="float" office:value="2.1391000000000001E-3" table:style-name="ce19">
            <text:p>0.00</text:p>
          </table:table-cell>
          <table:table-cell office:value-type="float" office:value="4.3661999999999998E-3" table:style-name="ce19">
            <text:p>0.00</text:p>
          </table:table-cell>
          <table:table-cell office:value-type="float" office:value="-3.0898999999999999E-2" table:style-name="ce19">
            <text:p>-0.03</text:p>
          </table:table-cell>
          <table:table-cell office:value-type="float" office:value="9.8642000000000001E-3" table:style-name="ce19">
            <text:p>0.01</text:p>
          </table:table-cell>
          <table:table-cell office:value-type="float" office:value="3.9835500000000003E-2" table:style-name="ce19">
            <text:p>0.04</text:p>
          </table:table-cell>
          <table:table-cell office:value-type="float" office:value="7.8712799999999999E-2" table:style-name="ce19">
            <text:p>0.08</text:p>
          </table:table-cell>
          <table:table-cell office:value-type="float" office:value="0.1141915" table:style-name="ce19">
            <text:p>0.11</text:p>
          </table:table-cell>
          <table:table-cell office:value-type="float" office:value="0.10762960000000001" table:style-name="ce19">
            <text:p>0.11</text:p>
          </table:table-cell>
          <table:table-cell office:value-type="float" office:value="0.17256279999999999" table:style-name="ce19">
            <text:p>0.17</text:p>
          </table:table-cell>
          <table:table-cell office:value-type="float" office:value="0.1916099" table:style-name="ce19">
            <text:p>0.19</text:p>
          </table:table-cell>
          <table:table-cell office:value-type="float" office:value="0.1614477" table:style-name="ce19">
            <text:p>0.16</text:p>
          </table:table-cell>
          <table:table-cell office:value-type="float" office:value="0.13659270000000001" table:style-name="ce19">
            <text:p>0.14</text:p>
          </table:table-cell>
          <table:table-cell office:value-type="float" office:value="0.11738419999999999" table:style-name="ce19">
            <text:p>0.12</text:p>
          </table:table-cell>
          <table:table-cell office:value-type="float" office:value="8.2759600000000003E-2" table:style-name="ce19">
            <text:p>0.08</text:p>
          </table:table-cell>
          <table:table-cell office:value-type="float" office:value="4.5865599999999999E-2" table:style-name="ce19">
            <text:p>0.05</text:p>
          </table:table-cell>
          <table:table-cell office:value-type="float" office:value="-7.1516000000000001E-3" table:style-name="ce19">
            <text:p>-0.01</text:p>
          </table:table-cell>
          <table:table-cell office:value-type="float" office:value="4.8579700000000003E-2" table:style-name="ce19">
            <text:p>0.05</text:p>
          </table:table-cell>
          <table:table-cell office:value-type="float" office:value="1.07347E-2" table:style-name="ce19">
            <text:p>0.01</text:p>
          </table:table-cell>
          <table:table-cell office:value-type="float" office:value="-6.1463000000000004E-3" table:style-name="ce19">
            <text:p>-0.01</text:p>
          </table:table-cell>
          <table:table-cell office:value-type="float" office:value="-2.8913500000000002E-2" table:style-name="ce19">
            <text:p>-0.03</text:p>
          </table:table-cell>
          <table:table-cell office:value-type="float" office:value="-4.1124800000000003E-2" table:style-name="ce19">
            <text:p>-0.04</text:p>
          </table:table-cell>
          <table:table-cell office:value-type="float" office:value="-6.00698E-2" table:style-name="ce19">
            <text:p>-0.06</text:p>
          </table:table-cell>
          <table:table-cell office:value-type="float" office:value="-0.1016499" table:style-name="ce19">
            <text:p>-0.10</text:p>
          </table:table-cell>
          <table:table-cell office:value-type="float" office:value="-8.2190899999999997E-2" table:style-name="ce19">
            <text:p>-0.08</text:p>
          </table:table-cell>
          <table:table-cell office:value-type="float" office:value="-8.6232500000000004E-2" table:style-name="ce19">
            <text:p>-0.09</text:p>
          </table:table-cell>
          <table:table-cell office:value-type="float" office:value="-0.1026682" table:style-name="ce19">
            <text:p>-0.10</text:p>
          </table:table-cell>
          <table:table-cell office:value-type="float" office:value="-0.1375623" table:style-name="ce19">
            <text:p>-0.14</text:p>
          </table:table-cell>
          <table:table-cell office:value-type="float" office:value="-0.1313616" table:style-name="ce19">
            <text:p>-0.13</text:p>
          </table:table-cell>
          <table:table-cell office:value-type="float" office:value="-0.16477820000000001" table:style-name="ce19">
            <text:p>-0.16</text:p>
          </table:table-cell>
          <table:table-cell office:value-type="float" office:value="-0.18856800000000001" table:style-name="ce19">
            <text:p>-0.19</text:p>
          </table:table-cell>
          <table:table-cell office:value-type="float" office:value="-0.1449821" table:style-name="ce19">
            <text:p>-0.14</text:p>
          </table:table-cell>
          <table:table-cell office:value-type="float" office:value="-0.17597309999999999" table:style-name="ce19">
            <text:p>-0.18</text:p>
          </table:table-cell>
          <table:table-cell office:value-type="float" office:value="-0.1831111" table:style-name="ce19">
            <text:p>-0.18</text:p>
          </table:table-cell>
          <table:table-cell office:value-type="float" office:value="-0.1999735" table:style-name="ce19">
            <text:p>-0.20</text:p>
          </table:table-cell>
          <table:table-cell office:value-type="float" office:value="-0.2" table:style-name="ce19">
            <text:p>-0.20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float" office:value="1.93095E-2" table:style-name="ce19">
            <text:p>0.02</text:p>
          </table:table-cell>
          <table:table-cell office:value-type="float" office:value="2.88011E-2" table:style-name="ce19">
            <text:p>0.03</text:p>
          </table:table-cell>
          <table:table-cell office:value-type="float" office:value="2.58251E-2" table:style-name="ce19">
            <text:p>0.03</text:p>
          </table:table-cell>
          <table:table-cell office:value-type="float" office:value="2.3743799999999999E-2" table:style-name="ce19">
            <text:p>0.02</text:p>
          </table:table-cell>
          <table:table-cell office:value-type="float" office:value="2.2202599999999999E-2" table:style-name="ce19">
            <text:p>0.02</text:p>
          </table:table-cell>
          <table:table-cell office:value-type="float" office:value="2.4962600000000001E-2" table:style-name="ce19">
            <text:p>0.02</text:p>
          </table:table-cell>
          <table:table-cell office:value-type="float" office:value="2.4473700000000001E-2" table:style-name="ce19">
            <text:p>0.02</text:p>
          </table:table-cell>
          <table:table-cell office:value-type="float" office:value="2.53332E-2" table:style-name="ce19">
            <text:p>0.03</text:p>
          </table:table-cell>
          <table:table-cell office:value-type="float" office:value="2.2231799999999999E-2" table:style-name="ce19">
            <text:p>0.02</text:p>
          </table:table-cell>
          <table:table-cell office:value-type="float" office:value="2.6045100000000002E-2" table:style-name="ce19">
            <text:p>0.03</text:p>
          </table:table-cell>
          <table:table-cell office:value-type="float" office:value="3.0812599999999999E-2" table:style-name="ce19">
            <text:p>0.03</text:p>
          </table:table-cell>
          <table:table-cell office:value-type="float" office:value="1.5721499999999999E-2" table:style-name="ce19">
            <text:p>0.02</text:p>
          </table:table-cell>
          <table:table-cell office:value-type="float" office:value="2.8847399999999999E-2" table:style-name="ce19">
            <text:p>0.03</text:p>
          </table:table-cell>
          <table:table-cell office:value-type="float" office:value="3.16479E-2" table:style-name="ce19">
            <text:p>0.03</text:p>
          </table:table-cell>
          <table:table-cell office:value-type="float" office:value="2.5833100000000001E-2" table:style-name="ce19">
            <text:p>0.03</text:p>
          </table:table-cell>
          <table:table-cell office:value-type="float" office:value="2.7981900000000001E-2" table:style-name="ce19">
            <text:p>0.03</text:p>
          </table:table-cell>
          <table:table-cell office:value-type="float" office:value="2.3457800000000001E-2" table:style-name="ce19">
            <text:p>0.02</text:p>
          </table:table-cell>
          <table:table-cell office:value-type="float" office:value="2.6273299999999999E-2" table:style-name="ce19">
            <text:p>0.03</text:p>
          </table:table-cell>
          <table:table-cell office:value-type="float" office:value="2.84879E-2" table:style-name="ce19">
            <text:p>0.03</text:p>
          </table:table-cell>
          <table:table-cell office:value-type="float" office:value="3.2458899999999999E-2" table:style-name="ce19">
            <text:p>0.03</text:p>
          </table:table-cell>
          <table:table-cell office:value-type="float" office:value="2.8027300000000002E-2" table:style-name="ce19">
            <text:p>0.03</text:p>
          </table:table-cell>
          <table:table-cell office:value-type="float" office:value="2.4966100000000001E-2" table:style-name="ce19">
            <text:p>0.02</text:p>
          </table:table-cell>
          <table:table-cell office:value-type="float" office:value="2.0985500000000001E-2" table:style-name="ce19">
            <text:p>0.02</text:p>
          </table:table-cell>
          <table:table-cell office:value-type="float" office:value="1.8382599999999999E-2" table:style-name="ce19">
            <text:p>0.02</text:p>
          </table:table-cell>
          <table:table-cell office:value-type="float" office:value="2.2833200000000001E-2" table:style-name="ce19">
            <text:p>0.02</text:p>
          </table:table-cell>
          <table:table-cell office:value-type="float" office:value="1.15788E-2" table:style-name="ce19">
            <text:p>0.01</text:p>
          </table:table-cell>
          <table:table-cell office:value-type="float" office:value="3.2691E-3" table:style-name="ce19">
            <text:p>0.00</text:p>
          </table:table-cell>
          <table:table-cell office:value-type="float" office:value="-9.9927000000000002E-3" table:style-name="ce19">
            <text:p>-0.01</text:p>
          </table:table-cell>
          <table:table-cell office:value-type="float" office:value="-1.2449099999999999E-2" table:style-name="ce19">
            <text:p>-0.01</text:p>
          </table:table-cell>
          <table:table-cell office:value-type="float" office:value="-1.48678E-2" table:style-name="ce19">
            <text:p>-0.01</text:p>
          </table:table-cell>
          <table:table-cell office:value-type="float" office:value="-4.7783800000000001E-2" table:style-name="ce19">
            <text:p>-0.05</text:p>
          </table:table-cell>
          <table:table-cell office:value-type="float" office:value="-4.94391E-2" table:style-name="ce19">
            <text:p>-0.05</text:p>
          </table:table-cell>
          <table:table-cell office:value-type="float" office:value="-4.7139500000000001E-2" table:style-name="ce19">
            <text:p>-0.05</text:p>
          </table:table-cell>
          <table:table-cell office:value-type="float" office:value="-4.7938399999999999E-2" table:style-name="ce19">
            <text:p>-0.05</text:p>
          </table:table-cell>
          <table:table-cell office:value-type="float" office:value="-4.5728100000000001E-2" table:style-name="ce19">
            <text:p>-0.05</text:p>
          </table:table-cell>
          <table:table-cell office:value-type="float" office:value="-4.8764000000000002E-2" table:style-name="ce19">
            <text:p>-0.05</text:p>
          </table:table-cell>
          <table:table-cell office:value-type="float" office:value="-5.1024E-2" table:style-name="ce19">
            <text:p>-0.05</text:p>
          </table:table-cell>
          <table:table-cell office:value-type="float" office:value="-6.2815899999999994E-2" table:style-name="ce19">
            <text:p>-0.06</text:p>
          </table:table-cell>
          <table:table-cell office:value-type="float" office:value="-9.0468900000000005E-2" table:style-name="ce19">
            <text:p>-0.09</text:p>
          </table:table-cell>
          <table:table-cell office:value-type="float" office:value="-8.13358E-2" table:style-name="ce19">
            <text:p>-0.08</text:p>
          </table:table-cell>
          <table:table-cell office:value-type="float" office:value="-7.5484599999999999E-2" table:style-name="ce19">
            <text:p>-0.08</text:p>
          </table:table-cell>
          <table:table-cell office:value-type="float" office:value="-6.9575100000000001E-2" table:style-name="ce19">
            <text:p>-0.07</text:p>
          </table:table-cell>
          <table:table-cell office:value-type="float" office:value="-6.6574999999999995E-2" table:style-name="ce19">
            <text:p>-0.07</text:p>
          </table:table-cell>
          <table:table-cell office:value-type="float" office:value="-6.9643800000000006E-2" table:style-name="ce19">
            <text:p>-0.07</text:p>
          </table:table-cell>
          <table:table-cell office:value-type="float" office:value="-7.7371200000000001E-2" table:style-name="ce19">
            <text:p>-0.08</text:p>
          </table:table-cell>
          <table:table-cell office:value-type="float" office:value="-8.1601699999999999E-2" table:style-name="ce19">
            <text:p>-0.08</text:p>
          </table:table-cell>
          <table:table-cell office:value-type="float" office:value="-8.4987199999999999E-2" table:style-name="ce19">
            <text:p>-0.08</text:p>
          </table:table-cell>
          <table:table-cell office:value-type="float" office:value="-8.1511700000000006E-2" table:style-name="ce19">
            <text:p>-0.08</text:p>
          </table:table-cell>
          <table:table-cell office:value-type="float" office:value="-7.6126799999999994E-2" table:style-name="ce19">
            <text:p>-0.08</text:p>
          </table:table-cell>
          <table:table-cell office:value-type="float" office:value="-7.89604E-2" table:style-name="ce19">
            <text:p>-0.08</text:p>
          </table:table-cell>
          <table:table-cell office:value-type="float" office:value="-7.6603699999999997E-2" table:style-name="ce19">
            <text:p>-0.08</text:p>
          </table:table-cell>
          <table:table-cell office:value-type="float" office:value="-7.8531000000000004E-2" table:style-name="ce19">
            <text:p>-0.08</text:p>
          </table:table-cell>
          <table:table-cell office:value-type="float" office:value="-7.8337699999999996E-2" table:style-name="ce19">
            <text:p>-0.08</text:p>
          </table:table-cell>
          <table:table-cell office:value-type="float" office:value="-7.4929599999999999E-2" table:style-name="ce19">
            <text:p>-0.07</text:p>
          </table:table-cell>
          <table:table-cell office:value-type="float" office:value="-7.2319400000000006E-2" table:style-name="ce19">
            <text:p>-0.07</text:p>
          </table:table-cell>
          <table:table-cell office:value-type="float" office:value="-6.7375199999999996E-2" table:style-name="ce19">
            <text:p>-0.07</text:p>
          </table:table-cell>
          <table:table-cell office:value-type="float" office:value="-4.6888800000000001E-2" table:style-name="ce19">
            <text:p>-0.05</text:p>
          </table:table-cell>
          <table:table-cell office:value-type="float" office:value="-4.3325299999999997E-2" table:style-name="ce19">
            <text:p>-0.04</text:p>
          </table:table-cell>
          <table:table-cell office:value-type="float" office:value="-5.3883500000000001E-2" table:style-name="ce19">
            <text:p>-0.05</text:p>
          </table:table-cell>
          <table:table-cell office:value-type="float" office:value="-4.9246199999999997E-2" table:style-name="ce19">
            <text:p>-0.05</text:p>
          </table:table-cell>
          <table:table-cell office:value-type="float" office:value="-5.27327E-2" table:style-name="ce19">
            <text:p>-0.05</text:p>
          </table:table-cell>
          <table:table-cell office:value-type="float" office:value="-4.2786299999999999E-2" table:style-name="ce19">
            <text:p>-0.04</text:p>
          </table:table-cell>
          <table:table-cell office:value-type="float" office:value="-4.0621299999999999E-2" table:style-name="ce19">
            <text:p>-0.04</text:p>
          </table:table-cell>
          <table:table-cell office:value-type="float" office:value="-3.9521199999999999E-2" table:style-name="ce19">
            <text:p>-0.04</text:p>
          </table:table-cell>
          <table:table-cell office:value-type="float" office:value="-3.7296500000000003E-2" table:style-name="ce19">
            <text:p>-0.04</text:p>
          </table:table-cell>
          <table:table-cell office:value-type="float" office:value="-4.8450100000000003E-2" table:style-name="ce19">
            <text:p>-0.05</text:p>
          </table:table-cell>
          <table:table-cell office:value-type="float" office:value="-4.5643499999999997E-2" table:style-name="ce19">
            <text:p>-0.05</text:p>
          </table:table-cell>
          <table:table-cell office:value-type="float" office:value="-4.6062100000000002E-2" table:style-name="ce19">
            <text:p>-0.05</text:p>
          </table:table-cell>
          <table:table-cell office:value-type="float" office:value="-3.7948200000000001E-2" table:style-name="ce19">
            <text:p>-0.04</text:p>
          </table:table-cell>
          <table:table-cell office:value-type="float" office:value="-4.4527299999999999E-2" table:style-name="ce19">
            <text:p>-0.04</text:p>
          </table:table-cell>
          <table:table-cell office:value-type="float" office:value="-4.8825399999999998E-2" table:style-name="ce19">
            <text:p>-0.05</text:p>
          </table:table-cell>
          <table:table-cell office:value-type="float" office:value="-3.8045700000000002E-2" table:style-name="ce19">
            <text:p>-0.04</text:p>
          </table:table-cell>
          <table:table-cell office:value-type="float" office:value="-3.5333900000000001E-2" table:style-name="ce19">
            <text:p>-0.04</text:p>
          </table:table-cell>
          <table:table-cell office:value-type="float" office:value="-3.4336899999999997E-2" table:style-name="ce19">
            <text:p>-0.03</text:p>
          </table:table-cell>
          <table:table-cell office:value-type="float" office:value="-4.0598700000000001E-2" table:style-name="ce19">
            <text:p>-0.04</text:p>
          </table:table-cell>
          <table:table-cell office:value-type="float" office:value="-4.2332000000000002E-2" table:style-name="ce19">
            <text:p>-0.04</text:p>
          </table:table-cell>
          <table:table-cell office:value-type="float" office:value="-4.4286399999999997E-2" table:style-name="ce19">
            <text:p>-0.04</text:p>
          </table:table-cell>
          <table:table-cell office:value-type="float" office:value="-3.3558999999999999E-2" table:style-name="ce19">
            <text:p>-0.03</text:p>
          </table:table-cell>
          <table:table-cell office:value-type="float" office:value="-3.5195900000000002E-2" table:style-name="ce19">
            <text:p>-0.04</text:p>
          </table:table-cell>
          <table:table-cell office:value-type="float" office:value="-4.7810199999999997E-2" table:style-name="ce19">
            <text:p>-0.05</text:p>
          </table:table-cell>
          <table:table-cell office:value-type="float" office:value="-3.89066E-2" table:style-name="ce19">
            <text:p>-0.04</text:p>
          </table:table-cell>
          <table:table-cell office:value-type="float" office:value="-3.6692799999999998E-2" table:style-name="ce19">
            <text:p>-0.04</text:p>
          </table:table-cell>
          <table:table-cell office:value-type="float" office:value="-2.0512300000000001E-2" table:style-name="ce19">
            <text:p>-0.02</text:p>
          </table:table-cell>
          <table:table-cell office:value-type="float" office:value="-2.17269E-2" table:style-name="ce19">
            <text:p>-0.02</text:p>
          </table:table-cell>
          <table:table-cell office:value-type="float" office:value="-2.10172E-2" table:style-name="ce19">
            <text:p>-0.02</text:p>
          </table:table-cell>
          <table:table-cell office:value-type="float" office:value="-1.6383600000000002E-2" table:style-name="ce19">
            <text:p>-0.02</text:p>
          </table:table-cell>
          <table:table-cell office:value-type="float" office:value="-5.9192000000000003E-3" table:style-name="ce19">
            <text:p>-0.01</text:p>
          </table:table-cell>
          <table:table-cell office:value-type="float" office:value="-2.9829000000000001E-3" table:style-name="ce19">
            <text:p>0.00</text:p>
          </table:table-cell>
          <table:table-cell office:value-type="float" office:value="3.1350000000000002E-3" table:style-name="ce19">
            <text:p>0.00</text:p>
          </table:table-cell>
          <table:table-cell office:value-type="float" office:value="9.2360000000000001E-4" table:style-name="ce19">
            <text:p>0.00</text:p>
          </table:table-cell>
          <table:table-cell office:value-type="float" office:value="8.5530000000000003E-4" table:style-name="ce19">
            <text:p>0.00</text:p>
          </table:table-cell>
          <table:table-cell office:value-type="float" office:value="1.50835E-2" table:style-name="ce19">
            <text:p>0.02</text:p>
          </table:table-cell>
          <table:table-cell office:value-type="float" office:value="8.4294999999999995E-3" table:style-name="ce19">
            <text:p>0.01</text:p>
          </table:table-cell>
          <table:table-cell office:value-type="float" office:value="1.13209E-2" table:style-name="ce19">
            <text:p>0.01</text:p>
          </table:table-cell>
          <table:table-cell office:value-type="float" office:value="1.0985699999999999E-2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float" office:value="3.0879951000000001" table:style-name="ce19">
            <text:p>3.09</text:p>
          </table:table-cell>
          <table:table-cell office:value-type="float" office:value="3.1630495000000001" table:style-name="ce19">
            <text:p>3.16</text:p>
          </table:table-cell>
          <table:table-cell office:value-type="float" office:value="3.0959786999999999" table:style-name="ce19">
            <text:p>3.10</text:p>
          </table:table-cell>
          <table:table-cell office:value-type="float" office:value="3.1096873" table:style-name="ce19">
            <text:p>3.11</text:p>
          </table:table-cell>
          <table:table-cell office:value-type="float" office:value="3.029582" table:style-name="ce19">
            <text:p>3.03</text:p>
          </table:table-cell>
          <table:table-cell office:value-type="float" office:value="3.1307855" table:style-name="ce19">
            <text:p>3.13</text:p>
          </table:table-cell>
          <table:table-cell office:value-type="float" office:value="3.1071026000000002" table:style-name="ce19">
            <text:p>3.11</text:p>
          </table:table-cell>
          <table:table-cell office:value-type="float" office:value="3.1655487999999998" table:style-name="ce19">
            <text:p>3.17</text:p>
          </table:table-cell>
          <table:table-cell office:value-type="float" office:value="3.1784555999999999" table:style-name="ce19">
            <text:p>3.18</text:p>
          </table:table-cell>
          <table:table-cell office:value-type="float" office:value="3.2206676000000001" table:style-name="ce19">
            <text:p>3.22</text:p>
          </table:table-cell>
          <table:table-cell office:value-type="float" office:value="3.1411129999999998" table:style-name="ce19">
            <text:p>3.14</text:p>
          </table:table-cell>
          <table:table-cell office:value-type="float" office:value="3.0823851000000002" table:style-name="ce19">
            <text:p>3.08</text:p>
          </table:table-cell>
          <table:table-cell office:value-type="float" office:value="3.2433011999999999" table:style-name="ce19">
            <text:p>3.24</text:p>
          </table:table-cell>
          <table:table-cell office:value-type="float" office:value="3.1157197999999999" table:style-name="ce19">
            <text:p>3.12</text:p>
          </table:table-cell>
          <table:table-cell office:value-type="float" office:value="3.0604969999999998" table:style-name="ce19">
            <text:p>3.06</text:p>
          </table:table-cell>
          <table:table-cell office:value-type="float" office:value="2.9856904000000002" table:style-name="ce19">
            <text:p>2.99</text:p>
          </table:table-cell>
          <table:table-cell office:value-type="float" office:value="3.0060576999999999" table:style-name="ce19">
            <text:p>3.01</text:p>
          </table:table-cell>
          <table:table-cell office:value-type="float" office:value="3.1417453000000002" table:style-name="ce19">
            <text:p>3.14</text:p>
          </table:table-cell>
          <table:table-cell office:value-type="float" office:value="3.2746550999999999" table:style-name="ce19">
            <text:p>3.27</text:p>
          </table:table-cell>
          <table:table-cell office:value-type="float" office:value="3.1172124999999999" table:style-name="ce19">
            <text:p>3.12</text:p>
          </table:table-cell>
          <table:table-cell office:value-type="float" office:value="3.1301823" table:style-name="ce19">
            <text:p>3.13</text:p>
          </table:table-cell>
          <table:table-cell office:value-type="float" office:value="3.0801835" table:style-name="ce19">
            <text:p>3.08</text:p>
          </table:table-cell>
          <table:table-cell office:value-type="float" office:value="3.1817188000000001" table:style-name="ce19">
            <text:p>3.18</text:p>
          </table:table-cell>
          <table:table-cell office:value-type="float" office:value="3.4239286999999998" table:style-name="ce19">
            <text:p>3.42</text:p>
          </table:table-cell>
          <table:table-cell office:value-type="float" office:value="3.3346323999999998" table:style-name="ce19">
            <text:p>3.33</text:p>
          </table:table-cell>
          <table:table-cell office:value-type="float" office:value="3.4452628999999999" table:style-name="ce19">
            <text:p>3.45</text:p>
          </table:table-cell>
          <table:table-cell office:value-type="float" office:value="3.4904041000000001" table:style-name="ce19">
            <text:p>3.49</text:p>
          </table:table-cell>
          <table:table-cell office:value-type="float" office:value="3.7412624000000001" table:style-name="ce19">
            <text:p>3.74</text:p>
          </table:table-cell>
          <table:table-cell office:value-type="float" office:value="4.3301616000000003" table:style-name="ce19">
            <text:p>4.33</text:p>
          </table:table-cell>
          <table:table-cell office:value-type="float" office:value="4.6456542000000001" table:style-name="ce19">
            <text:p>4.65</text:p>
          </table:table-cell>
          <table:table-cell office:value-type="float" office:value="5.1586952000000004" table:style-name="ce19">
            <text:p>5.16</text:p>
          </table:table-cell>
          <table:table-cell office:value-type="float" office:value="5.4049820999999998" table:style-name="ce19">
            <text:p>5.40</text:p>
          </table:table-cell>
          <table:table-cell office:value-type="float" office:value="5.3534274000000002" table:style-name="ce19">
            <text:p>5.35</text:p>
          </table:table-cell>
          <table:table-cell office:value-type="float" office:value="5.1277274999999998" table:style-name="ce19">
            <text:p>5.13</text:p>
          </table:table-cell>
          <table:table-cell office:value-type="float" office:value="5.1426692000000003" table:style-name="ce19">
            <text:p>5.14</text:p>
          </table:table-cell>
          <table:table-cell office:value-type="float" office:value="5.2390803999999997" table:style-name="ce19">
            <text:p>5.24</text:p>
          </table:table-cell>
          <table:table-cell office:value-type="float" office:value="5.2293310000000002" table:style-name="ce19">
            <text:p>5.23</text:p>
          </table:table-cell>
          <table:table-cell office:value-type="float" office:value="5.2603736000000003" table:style-name="ce19">
            <text:p>5.26</text:p>
          </table:table-cell>
          <table:table-cell office:value-type="float" office:value="5.2182712999999996" table:style-name="ce19">
            <text:p>5.22</text:p>
          </table:table-cell>
          <table:table-cell office:value-type="float" office:value="4.9632335000000003" table:style-name="ce19">
            <text:p>4.96</text:p>
          </table:table-cell>
          <table:table-cell office:value-type="float" office:value="5.1120862999999996" table:style-name="ce19">
            <text:p>5.11</text:p>
          </table:table-cell>
          <table:table-cell office:value-type="float" office:value="5.2491512" table:style-name="ce19">
            <text:p>5.25</text:p>
          </table:table-cell>
          <table:table-cell office:value-type="float" office:value="5.4352068999999998" table:style-name="ce19">
            <text:p>5.44</text:p>
          </table:table-cell>
          <table:table-cell office:value-type="float" office:value="5.4304519000000004" table:style-name="ce19">
            <text:p>5.43</text:p>
          </table:table-cell>
          <table:table-cell office:value-type="float" office:value="5.3950452999999996" table:style-name="ce19">
            <text:p>5.40</text:p>
          </table:table-cell>
          <table:table-cell office:value-type="float" office:value="5.7939134000000001" table:style-name="ce19">
            <text:p>5.79</text:p>
          </table:table-cell>
          <table:table-cell office:value-type="float" office:value="5.9503493000000001" table:style-name="ce19">
            <text:p>5.95</text:p>
          </table:table-cell>
          <table:table-cell office:value-type="float" office:value="5.6382178999999999" table:style-name="ce19">
            <text:p>5.64</text:p>
          </table:table-cell>
          <table:table-cell office:value-type="float" office:value="5.4649691999999996" table:style-name="ce19">
            <text:p>5.46</text:p>
          </table:table-cell>
          <table:table-cell office:value-type="float" office:value="5.4703692999999998" table:style-name="ce19">
            <text:p>5.47</text:p>
          </table:table-cell>
          <table:table-cell office:value-type="float" office:value="5.3135209000000003" table:style-name="ce19">
            <text:p>5.31</text:p>
          </table:table-cell>
          <table:table-cell office:value-type="float" office:value="5.3679132000000003" table:style-name="ce19">
            <text:p>5.37</text:p>
          </table:table-cell>
          <table:table-cell office:value-type="float" office:value="5.3302097000000002" table:style-name="ce19">
            <text:p>5.33</text:p>
          </table:table-cell>
          <table:table-cell office:value-type="float" office:value="5.2739820000000002" table:style-name="ce19">
            <text:p>5.27</text:p>
          </table:table-cell>
          <table:table-cell office:value-type="float" office:value="5.4340042999999998" table:style-name="ce19">
            <text:p>5.43</text:p>
          </table:table-cell>
          <table:table-cell office:value-type="float" office:value="5.3455892" table:style-name="ce19">
            <text:p>5.35</text:p>
          </table:table-cell>
          <table:table-cell office:value-type="float" office:value="5.0404878000000002" table:style-name="ce19">
            <text:p>5.04</text:p>
          </table:table-cell>
          <table:table-cell office:value-type="float" office:value="4.6539697999999996" table:style-name="ce19">
            <text:p>4.65</text:p>
          </table:table-cell>
          <table:table-cell office:value-type="float" office:value="4.3128605000000002" table:style-name="ce19">
            <text:p>4.31</text:p>
          </table:table-cell>
          <table:table-cell office:value-type="float" office:value="4.5576191000000001" table:style-name="ce19">
            <text:p>4.56</text:p>
          </table:table-cell>
          <table:table-cell office:value-type="float" office:value="4.8344377999999999" table:style-name="ce19">
            <text:p>4.83</text:p>
          </table:table-cell>
          <table:table-cell office:value-type="float" office:value="4.8578758000000004" table:style-name="ce19">
            <text:p>4.86</text:p>
          </table:table-cell>
          <table:table-cell office:value-type="float" office:value="4.7784319000000002" table:style-name="ce19">
            <text:p>4.78</text:p>
          </table:table-cell>
          <table:table-cell office:value-type="float" office:value="5.0008711999999997" table:style-name="ce19">
            <text:p>5.00</text:p>
          </table:table-cell>
          <table:table-cell office:value-type="float" office:value="5.0944165999999997" table:style-name="ce19">
            <text:p>5.09</text:p>
          </table:table-cell>
          <table:table-cell office:value-type="float" office:value="5.0392856999999998" table:style-name="ce19">
            <text:p>5.04</text:p>
          </table:table-cell>
          <table:table-cell office:value-type="float" office:value="4.8903146" table:style-name="ce19">
            <text:p>4.89</text:p>
          </table:table-cell>
          <table:table-cell office:value-type="float" office:value="4.9523853999999998" table:style-name="ce19">
            <text:p>4.95</text:p>
          </table:table-cell>
          <table:table-cell office:value-type="float" office:value="4.8915186000000004" table:style-name="ce19">
            <text:p>4.89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4.8148618000000001" table:style-name="ce19">
            <text:p>4.81</text:p>
          </table:table-cell>
          <table:table-cell office:value-type="float" office:value="4.7096682000000003" table:style-name="ce19">
            <text:p>4.71</text:p>
          </table:table-cell>
          <table:table-cell office:value-type="float" office:value="4.7720403999999998" table:style-name="ce19">
            <text:p>4.77</text:p>
          </table:table-cell>
          <table:table-cell office:value-type="float" office:value="4.6906885999999997" table:style-name="ce19">
            <text:p>4.69</text:p>
          </table:table-cell>
          <table:table-cell office:value-type="float" office:value="4.6318827000000002" table:style-name="ce19">
            <text:p>4.63</text:p>
          </table:table-cell>
          <table:table-cell office:value-type="float" office:value="4.5112490999999997" table:style-name="ce19">
            <text:p>4.51</text:p>
          </table:table-cell>
          <table:table-cell office:value-type="float" office:value="4.4835086000000004" table:style-name="ce19">
            <text:p>4.48</text:p>
          </table:table-cell>
          <table:table-cell office:value-type="float" office:value="4.3789123999999999" table:style-name="ce19">
            <text:p>4.38</text:p>
          </table:table-cell>
          <table:table-cell office:value-type="float" office:value="4.2946191000000002" table:style-name="ce19">
            <text:p>4.29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float" office:value="0.75775110000000001" table:style-name="ce19">
            <text:p>0.76</text:p>
          </table:table-cell>
          <table:table-cell office:value-type="float" office:value="0.7452645" table:style-name="ce19">
            <text:p>0.75</text:p>
          </table:table-cell>
          <table:table-cell office:value-type="float" office:value="0.6367756" table:style-name="ce19">
            <text:p>0.64</text:p>
          </table:table-cell>
          <table:table-cell office:value-type="float" office:value="0.57131109999999996" table:style-name="ce19">
            <text:p>0.57</text:p>
          </table:table-cell>
          <table:table-cell office:value-type="float" office:value="0.57014889999999996" table:style-name="ce19">
            <text:p>0.57</text:p>
          </table:table-cell>
          <table:table-cell office:value-type="float" office:value="0.68177220000000005" table:style-name="ce19">
            <text:p>0.68</text:p>
          </table:table-cell>
          <table:table-cell office:value-type="float" office:value="0.77333110000000005" table:style-name="ce19">
            <text:p>0.77</text:p>
          </table:table-cell>
          <table:table-cell office:value-type="float" office:value="0.60616449999999999" table:style-name="ce19">
            <text:p>0.61</text:p>
          </table:table-cell>
          <table:table-cell office:value-type="float" office:value="0.5262656" table:style-name="ce19">
            <text:p>0.53</text:p>
          </table:table-cell>
          <table:table-cell office:value-type="float" office:value="0.5792178" table:style-name="ce19">
            <text:p>0.58</text:p>
          </table:table-cell>
          <table:table-cell office:value-type="float" office:value="0.70619670000000001" table:style-name="ce19">
            <text:p>0.71</text:p>
          </table:table-cell>
          <table:table-cell office:value-type="float" office:value="0.58847780000000005" table:style-name="ce19">
            <text:p>0.59</text:p>
          </table:table-cell>
          <table:table-cell office:value-type="float" office:value="0.58613780000000004" table:style-name="ce19">
            <text:p>0.59</text:p>
          </table:table-cell>
          <table:table-cell office:value-type="float" office:value="0.72509889999999999" table:style-name="ce19">
            <text:p>0.73</text:p>
          </table:table-cell>
          <table:table-cell office:value-type="float" office:value="0.74426780000000003" table:style-name="ce19">
            <text:p>0.74</text:p>
          </table:table-cell>
          <table:table-cell office:value-type="float" office:value="0.79993780000000003" table:style-name="ce19">
            <text:p>0.80</text:p>
          </table:table-cell>
          <table:table-cell office:value-type="float" office:value="0.67384670000000002" table:style-name="ce19">
            <text:p>0.67</text:p>
          </table:table-cell>
          <table:table-cell office:value-type="float" office:value="0.71768109999999996" table:style-name="ce19">
            <text:p>0.72</text:p>
          </table:table-cell>
          <table:table-cell office:value-type="float" office:value="0.65866780000000003" table:style-name="ce19">
            <text:p>0.66</text:p>
          </table:table-cell>
          <table:table-cell office:value-type="float" office:value="0.62705670000000002" table:style-name="ce19">
            <text:p>0.63</text:p>
          </table:table-cell>
          <table:table-cell office:value-type="float" office:value="0.63346449999999999" table:style-name="ce19">
            <text:p>0.63</text:p>
          </table:table-cell>
          <table:table-cell office:value-type="float" office:value="0.67984109999999998" table:style-name="ce19">
            <text:p>0.68</text:p>
          </table:table-cell>
          <table:table-cell office:value-type="float" office:value="0.73956109999999997" table:style-name="ce19">
            <text:p>0.74</text:p>
          </table:table-cell>
          <table:table-cell office:value-type="float" office:value="0.69820669999999996" table:style-name="ce19">
            <text:p>0.70</text:p>
          </table:table-cell>
          <table:table-cell office:value-type="float" office:value="0.73315779999999997" table:style-name="ce19">
            <text:p>0.73</text:p>
          </table:table-cell>
          <table:table-cell office:value-type="float" office:value="0.7090244" table:style-name="ce19">
            <text:p>0.71</text:p>
          </table:table-cell>
          <table:table-cell office:value-type="float" office:value="0.72237560000000001" table:style-name="ce19">
            <text:p>0.72</text:p>
          </table:table-cell>
          <table:table-cell office:value-type="float" office:value="0.75489220000000001" table:style-name="ce19">
            <text:p>0.75</text:p>
          </table:table-cell>
          <table:table-cell office:value-type="float" office:value="0.95275220000000005" table:style-name="ce19">
            <text:p>0.95</text:p>
          </table:table-cell>
          <table:table-cell office:value-type="float" office:value="1.1507878" table:style-name="ce19">
            <text:p>1.15</text:p>
          </table:table-cell>
          <table:table-cell office:value-type="float" office:value="1.2318711" table:style-name="ce19">
            <text:p>1.23</text:p>
          </table:table-cell>
          <table:table-cell office:value-type="float" office:value="1.3103977" table:style-name="ce19">
            <text:p>1.31</text:p>
          </table:table-cell>
          <table:table-cell office:value-type="float" office:value="1.3199478" table:style-name="ce19">
            <text:p>1.32</text:p>
          </table:table-cell>
          <table:table-cell office:value-type="float" office:value="1.3860954999999999" table:style-name="ce19">
            <text:p>1.39</text:p>
          </table:table-cell>
          <table:table-cell office:value-type="float" office:value="1.2003200000000001" table:style-name="ce19">
            <text:p>1.20</text:p>
          </table:table-cell>
          <table:table-cell office:value-type="float" office:value="1.3160489" table:style-name="ce19">
            <text:p>1.32</text:p>
          </table:table-cell>
          <table:table-cell office:value-type="float" office:value="1.3166977" table:style-name="ce19">
            <text:p>1.32</text:p>
          </table:table-cell>
          <table:table-cell office:value-type="float" office:value="1.2392844000000001" table:style-name="ce19">
            <text:p>1.24</text:p>
          </table:table-cell>
          <table:table-cell office:value-type="float" office:value="1.2071934" table:style-name="ce19">
            <text:p>1.21</text:p>
          </table:table-cell>
          <table:table-cell office:value-type="float" office:value="1.2807811" table:style-name="ce19">
            <text:p>1.28</text:p>
          </table:table-cell>
          <table:table-cell office:value-type="float" office:value="1.3569111" table:style-name="ce19">
            <text:p>1.36</text:p>
          </table:table-cell>
          <table:table-cell office:value-type="float" office:value="1.2287366" table:style-name="ce19">
            <text:p>1.23</text:p>
          </table:table-cell>
          <table:table-cell office:value-type="float" office:value="1.06376" table:style-name="ce19">
            <text:p>1.06</text:p>
          </table:table-cell>
          <table:table-cell office:value-type="float" office:value="1.1919934000000001" table:style-name="ce19">
            <text:p>1.19</text:p>
          </table:table-cell>
          <table:table-cell office:value-type="float" office:value="1.2796088000000001" table:style-name="ce19">
            <text:p>1.28</text:p>
          </table:table-cell>
          <table:table-cell office:value-type="float" office:value="1.3041844" table:style-name="ce19">
            <text:p>1.30</text:p>
          </table:table-cell>
          <table:table-cell office:value-type="float" office:value="1.4893643999999999" table:style-name="ce19">
            <text:p>1.49</text:p>
          </table:table-cell>
          <table:table-cell office:value-type="float" office:value="1.3884099999999999" table:style-name="ce19">
            <text:p>1.39</text:p>
          </table:table-cell>
          <table:table-cell office:value-type="float" office:value="1.2120211000000001" table:style-name="ce19">
            <text:p>1.21</text:p>
          </table:table-cell>
          <table:table-cell office:value-type="float" office:value="1.2644023" table:style-name="ce19">
            <text:p>1.26</text:p>
          </table:table-cell>
          <table:table-cell office:value-type="float" office:value="1.2554011" table:style-name="ce19">
            <text:p>1.26</text:p>
          </table:table-cell>
          <table:table-cell office:value-type="float" office:value="1.3243889" table:style-name="ce19">
            <text:p>1.32</text:p>
          </table:table-cell>
          <table:table-cell office:value-type="float" office:value="1.3574543999999999" table:style-name="ce19">
            <text:p>1.36</text:p>
          </table:table-cell>
          <table:table-cell office:value-type="float" office:value="1.3771023" table:style-name="ce19">
            <text:p>1.38</text:p>
          </table:table-cell>
          <table:table-cell office:value-type="float" office:value="1.2315278000000001" table:style-name="ce19">
            <text:p>1.23</text:p>
          </table:table-cell>
          <table:table-cell office:value-type="float" office:value="1.1316265999999999" table:style-name="ce19">
            <text:p>1.13</text:p>
          </table:table-cell>
          <table:table-cell office:value-type="float" office:value="1.1495689" table:style-name="ce19">
            <text:p>1.15</text:p>
          </table:table-cell>
          <table:table-cell office:value-type="float" office:value="1.0967745" table:style-name="ce19">
            <text:p>1.10</text:p>
          </table:table-cell>
          <table:table-cell office:value-type="float" office:value="1.0945066000000001" table:style-name="ce19">
            <text:p>1.09</text:p>
          </table:table-cell>
          <table:table-cell office:value-type="float" office:value="1.0704689000000001" table:style-name="ce19">
            <text:p>1.07</text:p>
          </table:table-cell>
          <table:table-cell office:value-type="float" office:value="1.0586244" table:style-name="ce19">
            <text:p>1.06</text:p>
          </table:table-cell>
          <table:table-cell office:value-type="float" office:value="1.1875366999999999" table:style-name="ce19">
            <text:p>1.19</text:p>
          </table:table-cell>
          <table:table-cell office:value-type="float" office:value="1.17909" table:style-name="ce19">
            <text:p>1.18</text:p>
          </table:table-cell>
          <table:table-cell office:value-type="float" office:value="1.2705899" table:style-name="ce19">
            <text:p>1.27</text:p>
          </table:table-cell>
          <table:table-cell office:value-type="float" office:value="1.1419489" table:style-name="ce19">
            <text:p>1.14</text:p>
          </table:table-cell>
          <table:table-cell office:value-type="float" office:value="1.1900533" table:style-name="ce19">
            <text:p>1.19</text:p>
          </table:table-cell>
          <table:table-cell office:value-type="float" office:value="1.2901566" table:style-name="ce19">
            <text:p>1.29</text:p>
          </table:table-cell>
          <table:table-cell office:value-type="float" office:value="1.3707510999999999" table:style-name="ce19">
            <text:p>1.37</text:p>
          </table:table-cell>
          <table:table-cell office:value-type="float" office:value="1.2840577" table:style-name="ce19">
            <text:p>1.28</text:p>
          </table:table-cell>
          <table:table-cell office:value-type="float" office:value="1.2567412" table:style-name="ce19">
            <text:p>1.26</text:p>
          </table:table-cell>
          <table:table-cell office:value-type="float" office:value="1.2475878" table:style-name="ce19">
            <text:p>1.25</text:p>
          </table:table-cell>
          <table:table-cell office:value-type="float" office:value="1.3509477000000001" table:style-name="ce19">
            <text:p>1.35</text:p>
          </table:table-cell>
          <table:table-cell office:value-type="float" office:value="1.2478488999999999" table:style-name="ce19">
            <text:p>1.25</text:p>
          </table:table-cell>
          <table:table-cell office:value-type="float" office:value="1.1185910999999999" table:style-name="ce19">
            <text:p>1.12</text:p>
          </table:table-cell>
          <table:table-cell office:value-type="float" office:value="1.0952845" table:style-name="ce19">
            <text:p>1.10</text:p>
          </table:table-cell>
          <table:table-cell office:value-type="float" office:value="1.0424389000000001" table:style-name="ce19">
            <text:p>1.04</text:p>
          </table:table-cell>
          <table:table-cell office:value-type="float" office:value="1.1892377999999999" table:style-name="ce19">
            <text:p>1.19</text:p>
          </table:table-cell>
          <table:table-cell office:value-type="float" office:value="1.1574711" table:style-name="ce19">
            <text:p>1.16</text:p>
          </table:table-cell>
          <table:table-cell office:value-type="float" office:value="1.1051299999999999" table:style-name="ce19">
            <text:p>1.11</text:p>
          </table:table-cell>
          <table:table-cell office:value-type="float" office:value="1.1644966999999999" table:style-name="ce19">
            <text:p>1.16</text:p>
          </table:table-cell>
          <table:table-cell office:value-type="float" office:value="1.1766599" table:style-name="ce19">
            <text:p>1.18</text:p>
          </table:table-cell>
          <table:table-cell office:value-type="float" office:value="0.94780779999999998" table:style-name="ce19">
            <text:p>0.95</text:p>
          </table:table-cell>
          <table:table-cell office:value-type="float" office:value="1.0331933" table:style-name="ce19">
            <text:p>1.03</text:p>
          </table:table-cell>
          <table:table-cell office:value-type="float" office:value="1.0712200000000001" table:style-name="ce19">
            <text:p>1.07</text:p>
          </table:table-cell>
          <table:table-cell office:value-type="float" office:value="0.9913033" table:style-name="ce19">
            <text:p>0.99</text:p>
          </table:table-cell>
          <table:table-cell office:value-type="float" office:value="0.94809339999999998" table:style-name="ce19">
            <text:p>0.95</text:p>
          </table:table-cell>
          <table:table-cell office:value-type="float" office:value="0.82091329999999996" table:style-name="ce19">
            <text:p>0.82</text:p>
          </table:table-cell>
          <table:table-cell office:value-type="float" office:value="0.94659780000000004" table:style-name="ce19">
            <text:p>0.95</text:p>
          </table:table-cell>
          <table:table-cell office:value-type="float" office:value="0.78958110000000004" table:style-name="ce19">
            <text:p>0.79</text:p>
          </table:table-cell>
          <table:table-cell office:value-type="float" office:value="0.6419878" table:style-name="ce19">
            <text:p>0.64</text:p>
          </table:table-cell>
          <table:table-cell office:value-type="float" office:value="0.60049889999999995" table:style-name="ce19">
            <text:p>0.60</text:p>
          </table:table-cell>
          <table:table-cell office:value-type="float" office:value="0.69942439999999995" table:style-name="ce19">
            <text:p>0.70</text:p>
          </table:table-cell>
          <table:table-cell office:value-type="float" office:value="0.62539219999999995" table:style-name="ce19">
            <text:p>0.63</text:p>
          </table:table-cell>
          <table:table-cell office:value-type="float" office:value="0.57346450000000004" table:style-name="ce19">
            <text:p>0.57</text:p>
          </table:table-cell>
          <table:table-cell office:value-type="float" office:value="0.64975450000000001" table:style-name="ce19">
            <text:p>0.65</text:p>
          </table:table-cell>
          <table:table-cell office:value-type="float" office:value="0.62" table:style-name="ce19">
            <text:p>0.62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float" office:value="-0.62468279999999998" table:style-name="ce19">
            <text:p>-0.62</text:p>
          </table:table-cell>
          <table:table-cell office:value-type="float" office:value="-0.66412380000000004" table:style-name="ce19">
            <text:p>-0.66</text:p>
          </table:table-cell>
          <table:table-cell office:value-type="float" office:value="-0.65690970000000004" table:style-name="ce19">
            <text:p>-0.66</text:p>
          </table:table-cell>
          <table:table-cell office:value-type="float" office:value="-0.6810349" table:style-name="ce19">
            <text:p>-0.68</text:p>
          </table:table-cell>
          <table:table-cell office:value-type="float" office:value="-0.68552880000000005" table:style-name="ce19">
            <text:p>-0.69</text:p>
          </table:table-cell>
          <table:table-cell office:value-type="float" office:value="-0.71651379999999998" table:style-name="ce19">
            <text:p>-0.72</text:p>
          </table:table-cell>
          <table:table-cell office:value-type="float" office:value="-0.71089610000000003" table:style-name="ce19">
            <text:p>-0.71</text:p>
          </table:table-cell>
          <table:table-cell office:value-type="float" office:value="-0.72153999999999996" table:style-name="ce19">
            <text:p>-0.72</text:p>
          </table:table-cell>
          <table:table-cell office:value-type="float" office:value="-0.71627750000000001" table:style-name="ce19">
            <text:p>-0.72</text:p>
          </table:table-cell>
          <table:table-cell office:value-type="float" office:value="-0.69197419999999998" table:style-name="ce19">
            <text:p>-0.69</text:p>
          </table:table-cell>
          <table:table-cell office:value-type="float" office:value="-0.68665220000000005" table:style-name="ce19">
            <text:p>-0.69</text:p>
          </table:table-cell>
          <table:table-cell office:value-type="float" office:value="-0.6980056" table:style-name="ce19">
            <text:p>-0.70</text:p>
          </table:table-cell>
          <table:table-cell office:value-type="float" office:value="-0.69853759999999998" table:style-name="ce19">
            <text:p>-0.70</text:p>
          </table:table-cell>
          <table:table-cell office:value-type="float" office:value="-0.71970730000000005" table:style-name="ce19">
            <text:p>-0.72</text:p>
          </table:table-cell>
          <table:table-cell office:value-type="float" office:value="-0.73147410000000002" table:style-name="ce19">
            <text:p>-0.73</text:p>
          </table:table-cell>
          <table:table-cell office:value-type="float" office:value="-0.72248599999999996" table:style-name="ce19">
            <text:p>-0.72</text:p>
          </table:table-cell>
          <table:table-cell office:value-type="float" office:value="-0.59322419999999998" table:style-name="ce19">
            <text:p>-0.59</text:p>
          </table:table-cell>
          <table:table-cell office:value-type="float" office:value="-0.62958990000000004" table:style-name="ce19">
            <text:p>-0.63</text:p>
          </table:table-cell>
          <table:table-cell office:value-type="float" office:value="-0.63106879999999999" table:style-name="ce19">
            <text:p>-0.63</text:p>
          </table:table-cell>
          <table:table-cell office:value-type="float" office:value="-0.62077990000000005" table:style-name="ce19">
            <text:p>-0.62</text:p>
          </table:table-cell>
          <table:table-cell office:value-type="float" office:value="-0.62261259999999996" table:style-name="ce19">
            <text:p>-0.62</text:p>
          </table:table-cell>
          <table:table-cell office:value-type="float" office:value="-0.60463679999999997" table:style-name="ce19">
            <text:p>-0.60</text:p>
          </table:table-cell>
          <table:table-cell office:value-type="float" office:value="-0.56525510000000001" table:style-name="ce19">
            <text:p>-0.57</text:p>
          </table:table-cell>
          <table:table-cell office:value-type="float" office:value="-0.54384929999999998" table:style-name="ce19">
            <text:p>-0.54</text:p>
          </table:table-cell>
          <table:table-cell office:value-type="float" office:value="-0.48211599999999999" table:style-name="ce19">
            <text:p>-0.48</text:p>
          </table:table-cell>
          <table:table-cell office:value-type="float" office:value="-0.59641770000000005" table:style-name="ce19">
            <text:p>-0.60</text:p>
          </table:table-cell>
          <table:table-cell office:value-type="float" office:value="-0.59606230000000004" table:style-name="ce19">
            <text:p>-0.60</text:p>
          </table:table-cell>
          <table:table-cell office:value-type="float" office:value="-0.53154979999999996" table:style-name="ce19">
            <text:p>-0.53</text:p>
          </table:table-cell>
          <table:table-cell office:value-type="float" office:value="-0.47685329999999998" table:style-name="ce19">
            <text:p>-0.48</text:p>
          </table:table-cell>
          <table:table-cell office:value-type="float" office:value="-0.4190816" table:style-name="ce19">
            <text:p>-0.42</text:p>
          </table:table-cell>
          <table:table-cell office:value-type="float" office:value="-0.30223680000000003" table:style-name="ce19">
            <text:p>-0.30</text:p>
          </table:table-cell>
          <table:table-cell office:value-type="float" office:value="-0.20804030000000001" table:style-name="ce19">
            <text:p>-0.21</text:p>
          </table:table-cell>
          <table:table-cell office:value-type="float" office:value="-0.13418479999999999" table:style-name="ce19">
            <text:p>-0.13</text:p>
          </table:table-cell>
          <table:table-cell office:value-type="float" office:value="-0.1204665" table:style-name="ce19">
            <text:p>-0.12</text:p>
          </table:table-cell>
          <table:table-cell office:value-type="float" office:value="-9.4329999999999997E-2" table:style-name="ce19">
            <text:p>-0.09</text:p>
          </table:table-cell>
          <table:table-cell office:value-type="float" office:value="-7.8896499999999994E-2" table:style-name="ce19">
            <text:p>-0.08</text:p>
          </table:table-cell>
          <table:table-cell office:value-type="float" office:value="-8.3272200000000005E-2" table:style-name="ce19">
            <text:p>-0.08</text:p>
          </table:table-cell>
          <table:table-cell office:value-type="float" office:value="-3.4429500000000002E-2" table:style-name="ce19">
            <text:p>-0.03</text:p>
          </table:table-cell>
          <table:table-cell office:value-type="float" office:value="-8.9303999999999994E-2" table:style-name="ce19">
            <text:p>-0.09</text:p>
          </table:table-cell>
          <table:table-cell office:value-type="float" office:value="-0.1005978" table:style-name="ce19">
            <text:p>-0.10</text:p>
          </table:table-cell>
          <table:table-cell office:value-type="float" office:value="-0.1176875" table:style-name="ce19">
            <text:p>-0.12</text:p>
          </table:table-cell>
          <table:table-cell office:value-type="float" office:value="-7.3929599999999998E-2" table:style-name="ce19">
            <text:p>-0.07</text:p>
          </table:table-cell>
          <table:table-cell office:value-type="float" office:value="-8.0375299999999997E-2" table:style-name="ce19">
            <text:p>-0.08</text:p>
          </table:table-cell>
          <table:table-cell office:value-type="float" office:value="-9.2261099999999999E-2" table:style-name="ce19">
            <text:p>-0.09</text:p>
          </table:table-cell>
          <table:table-cell office:value-type="float" office:value="-0.12915879999999999" table:style-name="ce19">
            <text:p>-0.13</text:p>
          </table:table-cell>
          <table:table-cell office:value-type="float" office:value="-0.17315259999999999" table:style-name="ce19">
            <text:p>-0.17</text:p>
          </table:table-cell>
          <table:table-cell office:value-type="float" office:value="-0.1275029" table:style-name="ce19">
            <text:p>-0.13</text:p>
          </table:table-cell>
          <table:table-cell office:value-type="float" office:value="-0.1044417" table:style-name="ce19">
            <text:p>-0.10</text:p>
          </table:table-cell>
          <table:table-cell office:value-type="float" office:value="-0.1202295" table:style-name="ce19">
            <text:p>-0.12</text:p>
          </table:table-cell>
          <table:table-cell office:value-type="float" office:value="-0.14400019999999999" table:style-name="ce19">
            <text:p>-0.14</text:p>
          </table:table-cell>
          <table:table-cell office:value-type="float" office:value="-0.1533429" table:style-name="ce19">
            <text:p>-0.15</text:p>
          </table:table-cell>
          <table:table-cell office:value-type="float" office:value="-0.1169772" table:style-name="ce19">
            <text:p>-0.12</text:p>
          </table:table-cell>
          <table:table-cell office:value-type="float" office:value="-0.1228312" table:style-name="ce19">
            <text:p>-0.12</text:p>
          </table:table-cell>
          <table:table-cell office:value-type="float" office:value="-0.15848799999999999" table:style-name="ce19">
            <text:p>-0.16</text:p>
          </table:table-cell>
          <table:table-cell office:value-type="float" office:value="-0.1597893" table:style-name="ce19">
            <text:p>-0.16</text:p>
          </table:table-cell>
          <table:table-cell office:value-type="float" office:value="-0.17581359999999999" table:style-name="ce19">
            <text:p>-0.18</text:p>
          </table:table-cell>
          <table:table-cell office:value-type="float" office:value="-0.1947361" table:style-name="ce19">
            <text:p>-0.19</text:p>
          </table:table-cell>
          <table:table-cell office:value-type="float" office:value="-0.18627959999999999" table:style-name="ce19">
            <text:p>-0.19</text:p>
          </table:table-cell>
          <table:table-cell office:value-type="float" office:value="-0.2307466" table:style-name="ce19">
            <text:p>-0.23</text:p>
          </table:table-cell>
          <table:table-cell office:value-type="float" office:value="-0.31205329999999998" table:style-name="ce19">
            <text:p>-0.31</text:p>
          </table:table-cell>
          <table:table-cell office:value-type="float" office:value="-0.29271710000000001" table:style-name="ce19">
            <text:p>-0.29</text:p>
          </table:table-cell>
          <table:table-cell office:value-type="float" office:value="-0.28160059999999998" table:style-name="ce19">
            <text:p>-0.28</text:p>
          </table:table-cell>
          <table:table-cell office:value-type="float" office:value="-0.25055569999999999" table:style-name="ce19">
            <text:p>-0.25</text:p>
          </table:table-cell>
          <table:table-cell office:value-type="float" office:value="-0.27580559999999998" table:style-name="ce19">
            <text:p>-0.28</text:p>
          </table:table-cell>
          <table:table-cell office:value-type="float" office:value="-0.29969489999999999" table:style-name="ce19">
            <text:p>-0.30</text:p>
          </table:table-cell>
          <table:table-cell office:value-type="float" office:value="-0.25836160000000002" table:style-name="ce19">
            <text:p>-0.26</text:p>
          </table:table-cell>
          <table:table-cell office:value-type="float" office:value="-0.27947169999999999" table:style-name="ce19">
            <text:p>-0.28</text:p>
          </table:table-cell>
          <table:table-cell office:value-type="float" office:value="-0.11910610000000001" table:style-name="ce19">
            <text:p>-0.12</text:p>
          </table:table-cell>
          <table:table-cell office:value-type="float" office:value="-9.41525E-2" table:style-name="ce19">
            <text:p>-0.09</text:p>
          </table:table-cell>
          <table:table-cell office:value-type="float" office:value="-7.5703900000000005E-2" table:style-name="ce19">
            <text:p>-0.08</text:p>
          </table:table-cell>
          <table:table-cell office:value-type="float" office:value="-7.6235800000000006E-2" table:style-name="ce19">
            <text:p>-0.08</text:p>
          </table:table-cell>
          <table:table-cell office:value-type="float" office:value="-7.7655000000000002E-2" table:style-name="ce19">
            <text:p>-0.08</text:p>
          </table:table-cell>
          <table:table-cell office:value-type="float" office:value="-3.9574499999999999E-2" table:style-name="ce19">
            <text:p>-0.04</text:p>
          </table:table-cell>
          <table:table-cell office:value-type="float" office:value="-5.4239099999999998E-2" table:style-name="ce19">
            <text:p>-0.05</text:p>
          </table:table-cell>
          <table:table-cell office:value-type="float" office:value="-0.1039688" table:style-name="ce19">
            <text:p>-0.10</text:p>
          </table:table-cell>
          <table:table-cell office:value-type="float" office:value="-0.1334757" table:style-name="ce19">
            <text:p>-0.13</text:p>
          </table:table-cell>
          <table:table-cell office:value-type="float" office:value="-0.13714190000000001" table:style-name="ce19">
            <text:p>-0.14</text:p>
          </table:table-cell>
          <table:table-cell office:value-type="float" office:value="-0.1619768" table:style-name="ce19">
            <text:p>-0.16</text:p>
          </table:table-cell>
          <table:table-cell office:value-type="float" office:value="-0.1909506" table:style-name="ce19">
            <text:p>-0.19</text:p>
          </table:table-cell>
          <table:table-cell office:value-type="float" office:value="-0.2141305" table:style-name="ce19">
            <text:p>-0.21</text:p>
          </table:table-cell>
          <table:table-cell office:value-type="float" office:value="-0.2499642" table:style-name="ce19">
            <text:p>-0.25</text:p>
          </table:table-cell>
          <table:table-cell office:value-type="float" office:value="-0.27503610000000001" table:style-name="ce19">
            <text:p>-0.28</text:p>
          </table:table-cell>
          <table:table-cell office:value-type="float" office:value="-0.31193510000000002" table:style-name="ce19">
            <text:p>-0.31</text:p>
          </table:table-cell>
          <table:table-cell office:value-type="float" office:value="-0.32003619999999999" table:style-name="ce19">
            <text:p>-0.32</text:p>
          </table:table-cell>
          <table:table-cell office:value-type="float" office:value="-0.33771590000000001" table:style-name="ce19">
            <text:p>-0.34</text:p>
          </table:table-cell>
          <table:table-cell office:value-type="float" office:value="-0.3478868" table:style-name="ce19">
            <text:p>-0.35</text:p>
          </table:table-cell>
          <table:table-cell office:value-type="float" office:value="-0.37792520000000002" table:style-name="ce19">
            <text:p>-0.38</text:p>
          </table:table-cell>
          <table:table-cell office:value-type="float" office:value="-0.39696579999999998" table:style-name="ce19">
            <text:p>-0.40</text:p>
          </table:table-cell>
          <table:table-cell office:value-type="float" office:value="-0.3911714" table:style-name="ce19">
            <text:p>-0.39</text:p>
          </table:table-cell>
          <table:table-cell office:value-type="float" office:value="-0.3820057" table:style-name="ce19">
            <text:p>-0.38</text:p>
          </table:table-cell>
          <table:table-cell office:value-type="float" office:value="-0.398563" table:style-name="ce19">
            <text:p>-0.40</text:p>
          </table:table-cell>
          <table:table-cell office:value-type="float" office:value="-0.41937760000000002" table:style-name="ce19">
            <text:p>-0.42</text:p>
          </table:table-cell>
          <table:table-cell office:value-type="float" office:value="-0.4226298" table:style-name="ce19">
            <text:p>-0.42</text:p>
          </table:table-cell>
          <table:table-cell office:value-type="float" office:value="-0.4591134" table:style-name="ce19">
            <text:p>-0.46</text:p>
          </table:table-cell>
          <table:table-cell office:value-type="float" office:value="-0.51085349999999996" table:style-name="ce19">
            <text:p>-0.51</text:p>
          </table:table-cell>
          <table:table-cell office:value-type="float" office:value="-0.45" table:style-name="ce19">
            <text:p>-0.45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8" table:style-name="ce22">
            <text:p>28</text:p>
          </table:table-cell>
          <table:table-cell office:value-type="float" office:value="-0.57229609999999997" table:style-name="ce19">
            <text:p>-0.57</text:p>
          </table:table-cell>
          <table:table-cell office:value-type="float" office:value="-0.55684100000000003" table:style-name="ce19">
            <text:p>-0.56</text:p>
          </table:table-cell>
          <table:table-cell office:value-type="float" office:value="-0.58117229999999998" table:style-name="ce19">
            <text:p>-0.58</text:p>
          </table:table-cell>
          <table:table-cell office:value-type="float" office:value="-0.62055360000000004" table:style-name="ce19">
            <text:p>-0.62</text:p>
          </table:table-cell>
          <table:table-cell office:value-type="float" office:value="-0.53174399999999999" table:style-name="ce19">
            <text:p>-0.53</text:p>
          </table:table-cell>
          <table:table-cell office:value-type="float" office:value="-0.57094400000000001" table:style-name="ce19">
            <text:p>-0.57</text:p>
          </table:table-cell>
          <table:table-cell office:value-type="float" office:value="-0.54976610000000004" table:style-name="ce19">
            <text:p>-0.55</text:p>
          </table:table-cell>
          <table:table-cell office:value-type="float" office:value="-0.59257249999999995" table:style-name="ce19">
            <text:p>-0.59</text:p>
          </table:table-cell>
          <table:table-cell office:value-type="float" office:value="-0.51777580000000001" table:style-name="ce19">
            <text:p>-0.52</text:p>
          </table:table-cell>
          <table:table-cell office:value-type="float" office:value="-0.59676280000000004" table:style-name="ce19">
            <text:p>-0.60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55346209999999996" table:style-name="ce19">
            <text:p>-0.55</text:p>
          </table:table-cell>
          <table:table-cell office:value-type="float" office:value="-0.6242934" table:style-name="ce19">
            <text:p>-0.62</text:p>
          </table:table-cell>
          <table:table-cell office:value-type="float" office:value="-0.65344590000000002" table:style-name="ce19">
            <text:p>-0.65</text:p>
          </table:table-cell>
          <table:table-cell office:value-type="float" office:value="-0.56418599999999997" table:style-name="ce19">
            <text:p>-0.56</text:p>
          </table:table-cell>
          <table:table-cell office:value-type="float" office:value="-0.55945429999999996" table:style-name="ce19">
            <text:p>-0.56</text:p>
          </table:table-cell>
          <table:table-cell office:value-type="float" office:value="-0.5711697" table:style-name="ce19">
            <text:p>-0.57</text:p>
          </table:table-cell>
          <table:table-cell office:value-type="float" office:value="-0.58252409999999999" table:style-name="ce19">
            <text:p>-0.58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56513250000000004" table:style-name="ce19">
            <text:p>-0.57</text:p>
          </table:table-cell>
          <table:table-cell office:value-type="float" office:value="-0.61082080000000005" table:style-name="ce19">
            <text:p>-0.61</text:p>
          </table:table-cell>
          <table:table-cell office:value-type="float" office:value="-0.54007989999999995" table:style-name="ce19">
            <text:p>-0.54</text:p>
          </table:table-cell>
          <table:table-cell office:value-type="float" office:value="-0.57229609999999997" table:style-name="ce19">
            <text:p>-0.57</text:p>
          </table:table-cell>
          <table:table-cell office:value-type="float" office:value="-0.53336550000000005" table:style-name="ce19">
            <text:p>-0.53</text:p>
          </table:table-cell>
          <table:table-cell office:value-type="float" office:value="-0.51552200000000004" table:style-name="ce19">
            <text:p>-0.52</text:p>
          </table:table-cell>
          <table:table-cell office:value-type="float" office:value="-0.46370489999999998" table:style-name="ce19">
            <text:p>-0.46</text:p>
          </table:table-cell>
          <table:table-cell office:value-type="float" office:value="-0.41414069999999997" table:style-name="ce19">
            <text:p>-0.41</text:p>
          </table:table-cell>
          <table:table-cell office:value-type="float" office:value="-0.33731680000000003" table:style-name="ce19">
            <text:p>-0.34</text:p>
          </table:table-cell>
          <table:table-cell office:value-type="float" office:value="-0.30059429999999998" table:style-name="ce19">
            <text:p>-0.30</text:p>
          </table:table-cell>
          <table:table-cell office:value-type="float" office:value="-0.27310899999999999" table:style-name="ce19">
            <text:p>-0.27</text:p>
          </table:table-cell>
          <table:table-cell office:value-type="float" office:value="-0.29383629999999999" table:style-name="ce19">
            <text:p>-0.29</text:p>
          </table:table-cell>
          <table:table-cell office:value-type="float" office:value="-0.30938100000000002" table:style-name="ce19">
            <text:p>-0.31</text:p>
          </table:table-cell>
          <table:table-cell office:value-type="float" office:value="-0.29352" table:style-name="ce19">
            <text:p>-0.29</text:p>
          </table:table-cell>
          <table:table-cell office:value-type="float" office:value="-0.2375131" table:style-name="ce19">
            <text:p>-0.24</text:p>
          </table:table-cell>
          <table:table-cell office:value-type="float" office:value="-0.20002510000000001" table:style-name="ce19">
            <text:p>-0.20</text:p>
          </table:table-cell>
          <table:table-cell office:value-type="float" office:value="-0.21304609999999999" table:style-name="ce19">
            <text:p>-0.21</text:p>
          </table:table-cell>
          <table:table-cell office:value-type="float" office:value="-0.22944909999999999" table:style-name="ce19">
            <text:p>-0.23</text:p>
          </table:table-cell>
          <table:table-cell office:value-type="float" office:value="-0.21692249999999999" table:style-name="ce19">
            <text:p>-0.22</text:p>
          </table:table-cell>
          <table:table-cell office:value-type="float" office:value="-0.19484360000000001" table:style-name="ce19">
            <text:p>-0.19</text:p>
          </table:table-cell>
          <table:table-cell office:value-type="float" office:value="-0.26950489999999999" table:style-name="ce19">
            <text:p>-0.27</text:p>
          </table:table-cell>
          <table:table-cell office:value-type="float" office:value="-0.26720680000000002" table:style-name="ce19">
            <text:p>-0.27</text:p>
          </table:table-cell>
          <table:table-cell office:value-type="float" office:value="-0.26806229999999998" table:style-name="ce19">
            <text:p>-0.27</text:p>
          </table:table-cell>
          <table:table-cell office:value-type="float" office:value="-0.27220729999999999" table:style-name="ce19">
            <text:p>-0.27</text:p>
          </table:table-cell>
          <table:table-cell office:value-type="float" office:value="-0.2790569" table:style-name="ce19">
            <text:p>-0.28</text:p>
          </table:table-cell>
          <table:table-cell office:value-type="float" office:value="-0.29951339999999999" table:style-name="ce19">
            <text:p>-0.30</text:p>
          </table:table-cell>
          <table:table-cell office:value-type="float" office:value="-0.25202160000000001" table:style-name="ce19">
            <text:p>-0.25</text:p>
          </table:table-cell>
          <table:table-cell office:value-type="float" office:value="-0.24787600000000001" table:style-name="ce19">
            <text:p>-0.25</text:p>
          </table:table-cell>
          <table:table-cell office:value-type="float" office:value="-0.27720830000000002" table:style-name="ce19">
            <text:p>-0.28</text:p>
          </table:table-cell>
          <table:table-cell office:value-type="float" office:value="-0.2653585" table:style-name="ce19">
            <text:p>-0.27</text:p>
          </table:table-cell>
          <table:table-cell office:value-type="float" office:value="-0.25098579999999998" table:style-name="ce19">
            <text:p>-0.25</text:p>
          </table:table-cell>
          <table:table-cell office:value-type="float" office:value="-0.18632750000000001" table:style-name="ce19">
            <text:p>-0.19</text:p>
          </table:table-cell>
          <table:table-cell office:value-type="float" office:value="-0.25873580000000002" table:style-name="ce19">
            <text:p>-0.26</text:p>
          </table:table-cell>
          <table:table-cell office:value-type="float" office:value="-0.27590290000000001" table:style-name="ce19">
            <text:p>-0.28</text:p>
          </table:table-cell>
          <table:table-cell office:value-type="float" office:value="-0.23408870000000001" table:style-name="ce19">
            <text:p>-0.23</text:p>
          </table:table-cell>
          <table:table-cell office:value-type="float" office:value="-0.2843736" table:style-name="ce19">
            <text:p>-0.28</text:p>
          </table:table-cell>
          <table:table-cell office:value-type="float" office:value="-0.31330069999999999" table:style-name="ce19">
            <text:p>-0.31</text:p>
          </table:table-cell>
          <table:table-cell office:value-type="float" office:value="-0.30464940000000001" table:style-name="ce19">
            <text:p>-0.30</text:p>
          </table:table-cell>
          <table:table-cell office:value-type="float" office:value="-0.37895109999999999" table:style-name="ce19">
            <text:p>-0.38</text:p>
          </table:table-cell>
          <table:table-cell office:value-type="float" office:value="-0.37656240000000002" table:style-name="ce19">
            <text:p>-0.38</text:p>
          </table:table-cell>
          <table:table-cell office:value-type="float" office:value="-0.37764360000000002" table:style-name="ce19">
            <text:p>-0.38</text:p>
          </table:table-cell>
          <table:table-cell office:value-type="float" office:value="-0.34772570000000003" table:style-name="ce19">
            <text:p>-0.35</text:p>
          </table:table-cell>
          <table:table-cell office:value-type="float" office:value="-0.37868089999999999" table:style-name="ce19">
            <text:p>-0.38</text:p>
          </table:table-cell>
          <table:table-cell office:value-type="float" office:value="-0.34299420000000003" table:style-name="ce19">
            <text:p>-0.34</text:p>
          </table:table-cell>
          <table:table-cell office:value-type="float" office:value="-0.33267580000000002" table:style-name="ce19">
            <text:p>-0.33</text:p>
          </table:table-cell>
          <table:table-cell office:value-type="float" office:value="-0.30491970000000002" table:style-name="ce19">
            <text:p>-0.30</text:p>
          </table:table-cell>
          <table:table-cell office:value-type="float" office:value="-0.21137980000000001" table:style-name="ce19">
            <text:p>-0.21</text:p>
          </table:table-cell>
          <table:table-cell office:value-type="float" office:value="-0.25197730000000002" table:style-name="ce19">
            <text:p>-0.25</text:p>
          </table:table-cell>
          <table:table-cell office:value-type="float" office:value="-0.25193209999999999" table:style-name="ce19">
            <text:p>-0.25</text:p>
          </table:table-cell>
          <table:table-cell office:value-type="float" office:value="-0.2701809" table:style-name="ce19">
            <text:p>-0.27</text:p>
          </table:table-cell>
          <table:table-cell office:value-type="float" office:value="-0.27455200000000002" table:style-name="ce19">
            <text:p>-0.27</text:p>
          </table:table-cell>
          <table:table-cell office:value-type="float" office:value="-0.27063110000000001" table:style-name="ce19">
            <text:p>-0.27</text:p>
          </table:table-cell>
          <table:table-cell office:value-type="float" office:value="-0.31861840000000002" table:style-name="ce19">
            <text:p>-0.32</text:p>
          </table:table-cell>
          <table:table-cell office:value-type="float" office:value="-0.3311443" table:style-name="ce19">
            <text:p>-0.33</text:p>
          </table:table-cell>
          <table:table-cell office:value-type="float" office:value="-0.34826629999999997" table:style-name="ce19">
            <text:p>-0.35</text:p>
          </table:table-cell>
          <table:table-cell office:value-type="float" office:value="-0.30406450000000002" table:style-name="ce19">
            <text:p>-0.30</text:p>
          </table:table-cell>
          <table:table-cell office:value-type="float" office:value="-0.3087049" table:style-name="ce19">
            <text:p>-0.31</text:p>
          </table:table-cell>
          <table:table-cell office:value-type="float" office:value="-0.31613910000000001" table:style-name="ce19">
            <text:p>-0.32</text:p>
          </table:table-cell>
          <table:table-cell office:value-type="float" office:value="-0.30532540000000002" table:style-name="ce19">
            <text:p>-0.31</text:p>
          </table:table-cell>
          <table:table-cell office:value-type="float" office:value="-0.39976739999999999" table:style-name="ce19">
            <text:p>-0.40</text:p>
          </table:table-cell>
          <table:table-cell office:value-type="float" office:value="-0.43261529999999998" table:style-name="ce19">
            <text:p>-0.43</text:p>
          </table:table-cell>
          <table:table-cell office:value-type="float" office:value="-0.41819580000000001" table:style-name="ce19">
            <text:p>-0.42</text:p>
          </table:table-cell>
          <table:table-cell office:value-type="float" office:value="-0.41819580000000001" table:style-name="ce19">
            <text:p>-0.42</text:p>
          </table:table-cell>
          <table:table-cell office:value-type="float" office:value="-0.48515239999999998" table:style-name="ce19">
            <text:p>-0.49</text:p>
          </table:table-cell>
          <table:table-cell office:value-type="float" office:value="-0.45054880000000003" table:style-name="ce19">
            <text:p>-0.45</text:p>
          </table:table-cell>
          <table:table-cell office:value-type="float" office:value="-0.4338764" table:style-name="ce19">
            <text:p>-0.43</text:p>
          </table:table-cell>
          <table:table-cell office:value-type="float" office:value="-0.44171640000000001" table:style-name="ce19">
            <text:p>-0.44</text:p>
          </table:table-cell>
          <table:table-cell office:value-type="float" office:value="-0.4545593" table:style-name="ce19">
            <text:p>-0.45</text:p>
          </table:table-cell>
          <table:table-cell office:value-type="float" office:value="-0.40522039999999998" table:style-name="ce19">
            <text:p>-0.41</text:p>
          </table:table-cell>
          <table:table-cell office:value-type="float" office:value="-0.4466734" table:style-name="ce19">
            <text:p>-0.45</text:p>
          </table:table-cell>
          <table:table-cell office:value-type="float" office:value="-0.4454572" table:style-name="ce19">
            <text:p>-0.45</text:p>
          </table:table-cell>
          <table:table-cell office:value-type="float" office:value="-0.54246689999999997" table:style-name="ce19">
            <text:p>-0.54</text:p>
          </table:table-cell>
          <table:table-cell office:value-type="float" office:value="-0.52363309999999996" table:style-name="ce19">
            <text:p>-0.52</text:p>
          </table:table-cell>
          <table:table-cell office:value-type="float" office:value="-0.52548010000000001" table:style-name="ce19">
            <text:p>-0.53</text:p>
          </table:table-cell>
          <table:table-cell office:value-type="float" office:value="-0.55000000000000004" table:style-name="ce19">
            <text:p>-0.55</text:p>
          </table:table-cell>
          <table:table-cell table:number-columns-repeated="2" table:style-name="ce19"/>
          <table:table-cell table:number-columns-repeated="16285" table:style-name="ce2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float" office:value="-0.10534010000000001" table:style-name="ce19">
            <text:p>-0.11</text:p>
          </table:table-cell>
          <table:table-cell office:value-type="float" office:value="-0.1287121" table:style-name="ce19">
            <text:p>-0.13</text:p>
          </table:table-cell>
          <table:table-cell office:value-type="float" office:value="-0.11989809999999999" table:style-name="ce19">
            <text:p>-0.12</text:p>
          </table:table-cell>
          <table:table-cell office:value-type="float" office:value="-0.1207545" table:style-name="ce19">
            <text:p>-0.12</text:p>
          </table:table-cell>
          <table:table-cell office:value-type="float" office:value="-0.1158179" table:style-name="ce19">
            <text:p>-0.12</text:p>
          </table:table-cell>
          <table:table-cell office:value-type="float" office:value="-0.13104930000000001" table:style-name="ce19">
            <text:p>-0.13</text:p>
          </table:table-cell>
          <table:table-cell office:value-type="float" office:value="-0.1376703" table:style-name="ce19">
            <text:p>-0.14</text:p>
          </table:table-cell>
          <table:table-cell office:value-type="float" office:value="-0.1409272" table:style-name="ce19">
            <text:p>-0.14</text:p>
          </table:table-cell>
          <table:table-cell office:value-type="float" office:value="-0.1292606" table:style-name="ce19">
            <text:p>-0.13</text:p>
          </table:table-cell>
          <table:table-cell office:value-type="float" office:value="-0.1286166" table:style-name="ce19">
            <text:p>-0.13</text:p>
          </table:table-cell>
          <table:table-cell office:value-type="float" office:value="-0.1321222" table:style-name="ce19">
            <text:p>-0.13</text:p>
          </table:table-cell>
          <table:table-cell office:value-type="float" office:value="-0.14604159999999999" table:style-name="ce19">
            <text:p>-0.15</text:p>
          </table:table-cell>
          <table:table-cell office:value-type="float" office:value="-0.14432639999999999" table:style-name="ce19">
            <text:p>-0.14</text:p>
          </table:table-cell>
          <table:table-cell office:value-type="float" office:value="-0.1368288" table:style-name="ce19">
            <text:p>-0.14</text:p>
          </table:table-cell>
          <table:table-cell office:value-type="float" office:value="-0.1413442" table:style-name="ce19">
            <text:p>-0.14</text:p>
          </table:table-cell>
          <table:table-cell office:value-type="float" office:value="-0.14466899999999999" table:style-name="ce19">
            <text:p>-0.14</text:p>
          </table:table-cell>
          <table:table-cell office:value-type="float" office:value="-0.1185124" table:style-name="ce19">
            <text:p>-0.12</text:p>
          </table:table-cell>
          <table:table-cell office:value-type="float" office:value="-0.1295674" table:style-name="ce19">
            <text:p>-0.13</text:p>
          </table:table-cell>
          <table:table-cell office:value-type="float" office:value="-0.1515956" table:style-name="ce19">
            <text:p>-0.15</text:p>
          </table:table-cell>
          <table:table-cell office:value-type="float" office:value="-0.17295930000000001" table:style-name="ce19">
            <text:p>-0.17</text:p>
          </table:table-cell>
          <table:table-cell office:value-type="float" office:value="-0.17190340000000001" table:style-name="ce19">
            <text:p>-0.17</text:p>
          </table:table-cell>
          <table:table-cell office:value-type="float" office:value="-0.1604853" table:style-name="ce19">
            <text:p>-0.16</text:p>
          </table:table-cell>
          <table:table-cell office:value-type="float" office:value="-0.14838380000000001" table:style-name="ce19">
            <text:p>-0.15</text:p>
          </table:table-cell>
          <table:table-cell office:value-type="float" office:value="-0.15462119999999999" table:style-name="ce19">
            <text:p>-0.15</text:p>
          </table:table-cell>
          <table:table-cell office:value-type="float" office:value="-0.146476" table:style-name="ce19">
            <text:p>-0.15</text:p>
          </table:table-cell>
          <table:table-cell office:value-type="float" office:value="-0.1632913" table:style-name="ce19">
            <text:p>-0.16</text:p>
          </table:table-cell>
          <table:table-cell office:value-type="float" office:value="-0.16362119999999999" table:style-name="ce19">
            <text:p>-0.16</text:p>
          </table:table-cell>
          <table:table-cell office:value-type="float" office:value="-0.15012049999999999" table:style-name="ce19">
            <text:p>-0.15</text:p>
          </table:table-cell>
          <table:table-cell office:value-type="float" office:value="-0.1013994" table:style-name="ce19">
            <text:p>-0.10</text:p>
          </table:table-cell>
          <table:table-cell office:value-type="float" office:value="-4.9979999999999997E-2" table:style-name="ce19">
            <text:p>-0.05</text:p>
          </table:table-cell>
          <table:table-cell office:value-type="float" office:value="5.8059100000000002E-2" table:style-name="ce19">
            <text:p>0.06</text:p>
          </table:table-cell>
          <table:table-cell office:value-type="float" office:value="7.68731E-2" table:style-name="ce19">
            <text:p>0.08</text:p>
          </table:table-cell>
          <table:table-cell office:value-type="float" office:value="0.10704039999999999" table:style-name="ce19">
            <text:p>0.11</text:p>
          </table:table-cell>
          <table:table-cell office:value-type="float" office:value="0.1110916" table:style-name="ce19">
            <text:p>0.11</text:p>
          </table:table-cell>
          <table:table-cell office:value-type="float" office:value="0.13911589999999999" table:style-name="ce19">
            <text:p>0.14</text:p>
          </table:table-cell>
          <table:table-cell office:value-type="float" office:value="0.12710949999999999" table:style-name="ce19">
            <text:p>0.13</text:p>
          </table:table-cell>
          <table:table-cell office:value-type="float" office:value="0.1378992" table:style-name="ce19">
            <text:p>0.14</text:p>
          </table:table-cell>
          <table:table-cell office:value-type="float" office:value="0.1586418" table:style-name="ce19">
            <text:p>0.16</text:p>
          </table:table-cell>
          <table:table-cell office:value-type="float" office:value="0.16317599999999999" table:style-name="ce19">
            <text:p>0.16</text:p>
          </table:table-cell>
          <table:table-cell office:value-type="float" office:value="0.17606369999999999" table:style-name="ce19">
            <text:p>0.18</text:p>
          </table:table-cell>
          <table:table-cell office:value-type="float" office:value="0.15311" table:style-name="ce19">
            <text:p>0.15</text:p>
          </table:table-cell>
          <table:table-cell office:value-type="float" office:value="0.1536594" table:style-name="ce19">
            <text:p>0.15</text:p>
          </table:table-cell>
          <table:table-cell office:value-type="float" office:value="0.1414504" table:style-name="ce19">
            <text:p>0.14</text:p>
          </table:table-cell>
          <table:table-cell office:value-type="float" office:value="0.1582414" table:style-name="ce19">
            <text:p>0.16</text:p>
          </table:table-cell>
          <table:table-cell office:value-type="float" office:value="0.19935659999999999" table:style-name="ce19">
            <text:p>0.20</text:p>
          </table:table-cell>
          <table:table-cell office:value-type="float" office:value="0.2017467" table:style-name="ce19">
            <text:p>0.20</text:p>
          </table:table-cell>
          <table:table-cell office:value-type="float" office:value="0.19578480000000001" table:style-name="ce19">
            <text:p>0.20</text:p>
          </table:table-cell>
          <table:table-cell office:value-type="float" office:value="0.2256871" table:style-name="ce19">
            <text:p>0.23</text:p>
          </table:table-cell>
          <table:table-cell office:value-type="float" office:value="0.2027284" table:style-name="ce19">
            <text:p>0.20</text:p>
          </table:table-cell>
          <table:table-cell office:value-type="float" office:value="0.16391059999999999" table:style-name="ce19">
            <text:p>0.16</text:p>
          </table:table-cell>
          <table:table-cell office:value-type="float" office:value="0.18962280000000001" table:style-name="ce19">
            <text:p>0.19</text:p>
          </table:table-cell>
          <table:table-cell office:value-type="float" office:value="0.19677649999999999" table:style-name="ce19">
            <text:p>0.20</text:p>
          </table:table-cell>
          <table:table-cell office:value-type="float" office:value="0.1834855" table:style-name="ce19">
            <text:p>0.18</text:p>
          </table:table-cell>
          <table:table-cell office:value-type="float" office:value="0.174096" table:style-name="ce19">
            <text:p>0.17</text:p>
          </table:table-cell>
          <table:table-cell office:value-type="float" office:value="0.14322190000000001" table:style-name="ce19">
            <text:p>0.14</text:p>
          </table:table-cell>
          <table:table-cell office:value-type="float" office:value="0.15096119999999999" table:style-name="ce19">
            <text:p>0.15</text:p>
          </table:table-cell>
          <table:table-cell office:value-type="float" office:value="7.1936600000000003E-2" table:style-name="ce19">
            <text:p>0.07</text:p>
          </table:table-cell>
          <table:table-cell office:value-type="float" office:value="7.9248399999999997E-2" table:style-name="ce19">
            <text:p>0.08</text:p>
          </table:table-cell>
          <table:table-cell office:value-type="float" office:value="4.0929500000000001E-2" table:style-name="ce19">
            <text:p>0.04</text:p>
          </table:table-cell>
          <table:table-cell office:value-type="float" office:value="1.18332E-2" table:style-name="ce19">
            <text:p>0.01</text:p>
          </table:table-cell>
          <table:table-cell office:value-type="float" office:value="4.0826599999999998E-2" table:style-name="ce19">
            <text:p>0.04</text:p>
          </table:table-cell>
          <table:table-cell office:value-type="float" office:value="3.7101299999999997E-2" table:style-name="ce19">
            <text:p>0.04</text:p>
          </table:table-cell>
          <table:table-cell office:value-type="float" office:value="2.5036699999999999E-2" table:style-name="ce19">
            <text:p>0.03</text:p>
          </table:table-cell>
          <table:table-cell office:value-type="float" office:value="2.46076E-2" table:style-name="ce19">
            <text:p>0.02</text:p>
          </table:table-cell>
          <table:table-cell office:value-type="float" office:value="1.30362E-2" table:style-name="ce19">
            <text:p>0.01</text:p>
          </table:table-cell>
          <table:table-cell office:value-type="float" office:value="1.3970000000000001E-4" table:style-name="ce19">
            <text:p>0.00</text:p>
          </table:table-cell>
          <table:table-cell office:value-type="float" office:value="1.6475400000000001E-2" table:style-name="ce19">
            <text:p>0.02</text:p>
          </table:table-cell>
          <table:table-cell office:value-type="float" office:value="4.4358000000000002E-2" table:style-name="ce19">
            <text:p>0.04</text:p>
          </table:table-cell>
          <table:table-cell office:value-type="float" office:value="3.8849099999999998E-2" table:style-name="ce19">
            <text:p>0.04</text:p>
          </table:table-cell>
          <table:table-cell office:value-type="float" office:value="6.0731100000000003E-2" table:style-name="ce19">
            <text:p>0.06</text:p>
          </table:table-cell>
          <table:table-cell office:value-type="float" office:value="8.2813200000000003E-2" table:style-name="ce19">
            <text:p>0.08</text:p>
          </table:table-cell>
          <table:table-cell office:value-type="float" office:value="0.1016696" table:style-name="ce19">
            <text:p>0.10</text:p>
          </table:table-cell>
          <table:table-cell office:value-type="float" office:value="9.7644900000000007E-2" table:style-name="ce19">
            <text:p>0.10</text:p>
          </table:table-cell>
          <table:table-cell office:value-type="float" office:value="8.1559000000000006E-2" table:style-name="ce19">
            <text:p>0.08</text:p>
          </table:table-cell>
          <table:table-cell office:value-type="float" office:value="6.7458299999999999E-2" table:style-name="ce19">
            <text:p>0.07</text:p>
          </table:table-cell>
          <table:table-cell office:value-type="float" office:value="9.1650700000000002E-2" table:style-name="ce19">
            <text:p>0.09</text:p>
          </table:table-cell>
          <table:table-cell office:value-type="float" office:value="0.12512100000000001" table:style-name="ce19">
            <text:p>0.13</text:p>
          </table:table-cell>
          <table:table-cell office:value-type="float" office:value="0.10904999999999999" table:style-name="ce19">
            <text:p>0.11</text:p>
          </table:table-cell>
          <table:table-cell office:value-type="float" office:value="8.7940500000000005E-2" table:style-name="ce19">
            <text:p>0.09</text:p>
          </table:table-cell>
          <table:table-cell office:value-type="float" office:value="0.1013554" table:style-name="ce19">
            <text:p>0.10</text:p>
          </table:table-cell>
          <table:table-cell office:value-type="float" office:value="0.1118628" table:style-name="ce19">
            <text:p>0.11</text:p>
          </table:table-cell>
          <table:table-cell office:value-type="float" office:value="9.4474600000000006E-2" table:style-name="ce19">
            <text:p>0.09</text:p>
          </table:table-cell>
          <table:table-cell office:value-type="float" office:value="8.8569499999999995E-2" table:style-name="ce19">
            <text:p>0.09</text:p>
          </table:table-cell>
          <table:table-cell office:value-type="float" office:value="9.8539299999999996E-2" table:style-name="ce19">
            <text:p>0.10</text:p>
          </table:table-cell>
          <table:table-cell office:value-type="float" office:value="8.9938500000000005E-2" table:style-name="ce19">
            <text:p>0.09</text:p>
          </table:table-cell>
          <table:table-cell office:value-type="float" office:value="7.5409299999999999E-2" table:style-name="ce19">
            <text:p>0.08</text:p>
          </table:table-cell>
          <table:table-cell office:value-type="float" office:value="4.22342E-2" table:style-name="ce19">
            <text:p>0.04</text:p>
          </table:table-cell>
          <table:table-cell office:value-type="float" office:value="3.4579499999999999E-2" table:style-name="ce19">
            <text:p>0.03</text:p>
          </table:table-cell>
          <table:table-cell office:value-type="float" office:value="2.6492700000000001E-2" table:style-name="ce19">
            <text:p>0.03</text:p>
          </table:table-cell>
          <table:table-cell office:value-type="float" office:value="3.3057E-3" table:style-name="ce19">
            <text:p>0.00</text:p>
          </table:table-cell>
          <table:table-cell office:value-type="float" office:value="-2.3587799999999999E-2" table:style-name="ce19">
            <text:p>-0.02</text:p>
          </table:table-cell>
          <table:table-cell office:value-type="float" office:value="-4.3220399999999999E-2" table:style-name="ce19">
            <text:p>-0.04</text:p>
          </table:table-cell>
          <table:table-cell office:value-type="float" office:value="4.0850000000000001E-4" table:style-name="ce19">
            <text:p>0.00</text:p>
          </table:table-cell>
          <table:table-cell office:value-type="float" office:value="-3.3465000000000001E-3" table:style-name="ce19">
            <text:p>0.00</text:p>
          </table:table-cell>
          <table:table-cell office:value-type="float" office:value="-3.8709999999999999E-3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number-columns-repeated="2" table:style-name="ce19"/>
          <table:table-cell table:number-columns-repeated="16285" table:style-name="ce23"/>
        </table:table-row>
        <table:table-row table:number-rows-repeated="4" table:style-name="ro1">
          <table:table-cell table:number-columns-repeated="93" table:style-name="ce1"/>
          <table:table-cell table:number-columns-repeated="6" table:style-name="ce4"/>
          <table:table-cell table:number-columns-repeated="16285"/>
        </table:table-row>
        <table:table-row table:number-rows-repeated="1048548" table:style-name="ro2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table:number-columns-repeated="16359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uhammad USMAN</meta:initial-creator>
    <dc:creator>Baraa MOHANDES</dc:creator>
    <meta:creation-date>2022-08-08T08:55:34Z</meta:creation-date>
    <dc:date>2023-01-19T12:25:19Z</dc:date>
  </office:meta>
</office:document-meta>
</file>